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31cm"/>
    </style:style>
    <style:style style:name="ro1" style:family="table-row">
      <style:table-row-properties style:row-height="1.23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emoji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EMOJI</text:p>
          </table:table-cell>
          <table:table-cell office:value-type="string" calcext:value-type="string">
            <text:p>Decimal ASCII co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🌀</text:p>
          </table:table-cell>
          <table:table-cell office:value-type="float" office:value="127744" calcext:value-type="float">
            <text:p>127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🌁</text:p>
          </table:table-cell>
          <table:table-cell office:value-type="float" office:value="127745" calcext:value-type="float">
            <text:p>1277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🌂</text:p>
          </table:table-cell>
          <table:table-cell office:value-type="float" office:value="127746" calcext:value-type="float">
            <text:p>127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🌃</text:p>
          </table:table-cell>
          <table:table-cell office:value-type="float" office:value="127747" calcext:value-type="float">
            <text:p>127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🌄</text:p>
          </table:table-cell>
          <table:table-cell office:value-type="float" office:value="127748" calcext:value-type="float">
            <text:p>1277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🌅</text:p>
          </table:table-cell>
          <table:table-cell office:value-type="float" office:value="127749" calcext:value-type="float">
            <text:p>1277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🌆</text:p>
          </table:table-cell>
          <table:table-cell office:value-type="float" office:value="127750" calcext:value-type="float">
            <text:p>1277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🌇</text:p>
          </table:table-cell>
          <table:table-cell office:value-type="float" office:value="127751" calcext:value-type="float">
            <text:p>1277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🌈</text:p>
          </table:table-cell>
          <table:table-cell office:value-type="float" office:value="127752" calcext:value-type="float">
            <text:p>127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🌉</text:p>
          </table:table-cell>
          <table:table-cell office:value-type="float" office:value="127753" calcext:value-type="float">
            <text:p>127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🌊</text:p>
          </table:table-cell>
          <table:table-cell office:value-type="float" office:value="127754" calcext:value-type="float">
            <text:p>127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🌋</text:p>
          </table:table-cell>
          <table:table-cell office:value-type="float" office:value="127755" calcext:value-type="float">
            <text:p>127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🌌</text:p>
          </table:table-cell>
          <table:table-cell office:value-type="float" office:value="127756" calcext:value-type="float">
            <text:p>1277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🌍</text:p>
          </table:table-cell>
          <table:table-cell office:value-type="float" office:value="127757" calcext:value-type="float">
            <text:p>1277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🌎</text:p>
          </table:table-cell>
          <table:table-cell office:value-type="float" office:value="127758" calcext:value-type="float">
            <text:p>127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🌏</text:p>
          </table:table-cell>
          <table:table-cell office:value-type="float" office:value="127759" calcext:value-type="float">
            <text:p>1277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🌐</text:p>
          </table:table-cell>
          <table:table-cell office:value-type="float" office:value="127760" calcext:value-type="float">
            <text:p>1277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🌑</text:p>
          </table:table-cell>
          <table:table-cell office:value-type="float" office:value="127761" calcext:value-type="float">
            <text:p>127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🌒</text:p>
          </table:table-cell>
          <table:table-cell office:value-type="float" office:value="127762" calcext:value-type="float">
            <text:p>1277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🌓</text:p>
          </table:table-cell>
          <table:table-cell office:value-type="float" office:value="127763" calcext:value-type="float">
            <text:p>1277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🌔</text:p>
          </table:table-cell>
          <table:table-cell office:value-type="float" office:value="127764" calcext:value-type="float">
            <text:p>1277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🌕</text:p>
          </table:table-cell>
          <table:table-cell office:value-type="float" office:value="127765" calcext:value-type="float">
            <text:p>1277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🌖</text:p>
          </table:table-cell>
          <table:table-cell office:value-type="float" office:value="127766" calcext:value-type="float">
            <text:p>1277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🌗</text:p>
          </table:table-cell>
          <table:table-cell office:value-type="float" office:value="127767" calcext:value-type="float">
            <text:p>1277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🌘</text:p>
          </table:table-cell>
          <table:table-cell office:value-type="float" office:value="127768" calcext:value-type="float">
            <text:p>127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🌙</text:p>
          </table:table-cell>
          <table:table-cell office:value-type="float" office:value="127769" calcext:value-type="float">
            <text:p>127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🌚</text:p>
          </table:table-cell>
          <table:table-cell office:value-type="float" office:value="127770" calcext:value-type="float">
            <text:p>127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🌛</text:p>
          </table:table-cell>
          <table:table-cell office:value-type="float" office:value="127771" calcext:value-type="float">
            <text:p>1277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🌜</text:p>
          </table:table-cell>
          <table:table-cell office:value-type="float" office:value="127772" calcext:value-type="float">
            <text:p>127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🌝</text:p>
          </table:table-cell>
          <table:table-cell office:value-type="float" office:value="127773" calcext:value-type="float">
            <text:p>127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🌞</text:p>
          </table:table-cell>
          <table:table-cell office:value-type="float" office:value="127774" calcext:value-type="float">
            <text:p>1277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🌟</text:p>
          </table:table-cell>
          <table:table-cell office:value-type="float" office:value="127775" calcext:value-type="float">
            <text:p>127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🌠</text:p>
          </table:table-cell>
          <table:table-cell office:value-type="float" office:value="127776" calcext:value-type="float">
            <text:p>1277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🌡</text:p>
          </table:table-cell>
          <table:table-cell office:value-type="float" office:value="127777" calcext:value-type="float">
            <text:p>127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🌢</text:p>
          </table:table-cell>
          <table:table-cell office:value-type="float" office:value="127778" calcext:value-type="float">
            <text:p>1277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🌣</text:p>
          </table:table-cell>
          <table:table-cell office:value-type="float" office:value="127779" calcext:value-type="float">
            <text:p>1277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🌤</text:p>
          </table:table-cell>
          <table:table-cell office:value-type="float" office:value="127780" calcext:value-type="float">
            <text:p>127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🌥</text:p>
          </table:table-cell>
          <table:table-cell office:value-type="float" office:value="127781" calcext:value-type="float">
            <text:p>127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🌦</text:p>
          </table:table-cell>
          <table:table-cell office:value-type="float" office:value="127782" calcext:value-type="float">
            <text:p>1277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🌧</text:p>
          </table:table-cell>
          <table:table-cell office:value-type="float" office:value="127783" calcext:value-type="float">
            <text:p>1277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🌨</text:p>
          </table:table-cell>
          <table:table-cell office:value-type="float" office:value="127784" calcext:value-type="float">
            <text:p>1277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🌩</text:p>
          </table:table-cell>
          <table:table-cell office:value-type="float" office:value="127785" calcext:value-type="float">
            <text:p>127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🌪</text:p>
          </table:table-cell>
          <table:table-cell office:value-type="float" office:value="127786" calcext:value-type="float">
            <text:p>1277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🌫</text:p>
          </table:table-cell>
          <table:table-cell office:value-type="float" office:value="127787" calcext:value-type="float">
            <text:p>1277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🌬</text:p>
          </table:table-cell>
          <table:table-cell office:value-type="float" office:value="127788" calcext:value-type="float">
            <text:p>1277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🌭</text:p>
          </table:table-cell>
          <table:table-cell office:value-type="float" office:value="127789" calcext:value-type="float">
            <text:p>127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🌮</text:p>
          </table:table-cell>
          <table:table-cell office:value-type="float" office:value="127790" calcext:value-type="float">
            <text:p>1277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🌯</text:p>
          </table:table-cell>
          <table:table-cell office:value-type="float" office:value="127791" calcext:value-type="float">
            <text:p>1277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🌰</text:p>
          </table:table-cell>
          <table:table-cell office:value-type="float" office:value="127792" calcext:value-type="float">
            <text:p>127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🌱</text:p>
          </table:table-cell>
          <table:table-cell office:value-type="float" office:value="127793" calcext:value-type="float">
            <text:p>1277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🌲</text:p>
          </table:table-cell>
          <table:table-cell office:value-type="float" office:value="127794" calcext:value-type="float">
            <text:p>1277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🌳</text:p>
          </table:table-cell>
          <table:table-cell office:value-type="float" office:value="127795" calcext:value-type="float">
            <text:p>1277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🌴</text:p>
          </table:table-cell>
          <table:table-cell office:value-type="float" office:value="127796" calcext:value-type="float">
            <text:p>1277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🌵</text:p>
          </table:table-cell>
          <table:table-cell office:value-type="float" office:value="127797" calcext:value-type="float">
            <text:p>127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🌶</text:p>
          </table:table-cell>
          <table:table-cell office:value-type="float" office:value="127798" calcext:value-type="float">
            <text:p>1277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🌷</text:p>
          </table:table-cell>
          <table:table-cell office:value-type="float" office:value="127799" calcext:value-type="float">
            <text:p>1277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🌸</text:p>
          </table:table-cell>
          <table:table-cell office:value-type="float" office:value="127800" calcext:value-type="float">
            <text:p>127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🌹</text:p>
          </table:table-cell>
          <table:table-cell office:value-type="float" office:value="127801" calcext:value-type="float">
            <text:p>1278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🌺</text:p>
          </table:table-cell>
          <table:table-cell office:value-type="float" office:value="127802" calcext:value-type="float">
            <text:p>1278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🌻</text:p>
          </table:table-cell>
          <table:table-cell office:value-type="float" office:value="127803" calcext:value-type="float">
            <text:p>127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🌼</text:p>
          </table:table-cell>
          <table:table-cell office:value-type="float" office:value="127804" calcext:value-type="float">
            <text:p>127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🌽</text:p>
          </table:table-cell>
          <table:table-cell office:value-type="float" office:value="127805" calcext:value-type="float">
            <text:p>1278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🌾</text:p>
          </table:table-cell>
          <table:table-cell office:value-type="float" office:value="127806" calcext:value-type="float">
            <text:p>1278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🌿</text:p>
          </table:table-cell>
          <table:table-cell office:value-type="float" office:value="127807" calcext:value-type="float">
            <text:p>1278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🍀</text:p>
          </table:table-cell>
          <table:table-cell office:value-type="float" office:value="127808" calcext:value-type="float">
            <text:p>127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🍁</text:p>
          </table:table-cell>
          <table:table-cell office:value-type="float" office:value="127809" calcext:value-type="float">
            <text:p>1278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🍂</text:p>
          </table:table-cell>
          <table:table-cell office:value-type="float" office:value="127810" calcext:value-type="float">
            <text:p>1278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🍃</text:p>
          </table:table-cell>
          <table:table-cell office:value-type="float" office:value="127811" calcext:value-type="float">
            <text:p>1278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🍄</text:p>
          </table:table-cell>
          <table:table-cell office:value-type="float" office:value="127812" calcext:value-type="float">
            <text:p>1278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🍅</text:p>
          </table:table-cell>
          <table:table-cell office:value-type="float" office:value="127813" calcext:value-type="float">
            <text:p>1278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🍆</text:p>
          </table:table-cell>
          <table:table-cell office:value-type="float" office:value="127814" calcext:value-type="float">
            <text:p>127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🍇</text:p>
          </table:table-cell>
          <table:table-cell office:value-type="float" office:value="127815" calcext:value-type="float">
            <text:p>1278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🍈</text:p>
          </table:table-cell>
          <table:table-cell office:value-type="float" office:value="127816" calcext:value-type="float">
            <text:p>1278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🍉</text:p>
          </table:table-cell>
          <table:table-cell office:value-type="float" office:value="127817" calcext:value-type="float">
            <text:p>1278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🍊</text:p>
          </table:table-cell>
          <table:table-cell office:value-type="float" office:value="127818" calcext:value-type="float">
            <text:p>127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🍋</text:p>
          </table:table-cell>
          <table:table-cell office:value-type="float" office:value="127819" calcext:value-type="float">
            <text:p>1278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🍌</text:p>
          </table:table-cell>
          <table:table-cell office:value-type="float" office:value="127820" calcext:value-type="float">
            <text:p>127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🍍</text:p>
          </table:table-cell>
          <table:table-cell office:value-type="float" office:value="127821" calcext:value-type="float">
            <text:p>1278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🍎</text:p>
          </table:table-cell>
          <table:table-cell office:value-type="float" office:value="127822" calcext:value-type="float">
            <text:p>1278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🍏</text:p>
          </table:table-cell>
          <table:table-cell office:value-type="float" office:value="127823" calcext:value-type="float">
            <text:p>127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🍐</text:p>
          </table:table-cell>
          <table:table-cell office:value-type="float" office:value="127824" calcext:value-type="float">
            <text:p>1278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🍑</text:p>
          </table:table-cell>
          <table:table-cell office:value-type="float" office:value="127825" calcext:value-type="float">
            <text:p>1278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🍒</text:p>
          </table:table-cell>
          <table:table-cell office:value-type="float" office:value="127826" calcext:value-type="float">
            <text:p>1278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🍓</text:p>
          </table:table-cell>
          <table:table-cell office:value-type="float" office:value="127827" calcext:value-type="float">
            <text:p>1278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🍔</text:p>
          </table:table-cell>
          <table:table-cell office:value-type="float" office:value="127828" calcext:value-type="float">
            <text:p>1278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🍕</text:p>
          </table:table-cell>
          <table:table-cell office:value-type="float" office:value="127829" calcext:value-type="float">
            <text:p>1278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🍖</text:p>
          </table:table-cell>
          <table:table-cell office:value-type="float" office:value="127830" calcext:value-type="float">
            <text:p>127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🍗</text:p>
          </table:table-cell>
          <table:table-cell office:value-type="float" office:value="127831" calcext:value-type="float">
            <text:p>127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🍘</text:p>
          </table:table-cell>
          <table:table-cell office:value-type="float" office:value="127832" calcext:value-type="float">
            <text:p>127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🍙</text:p>
          </table:table-cell>
          <table:table-cell office:value-type="float" office:value="127833" calcext:value-type="float">
            <text:p>127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🍚</text:p>
          </table:table-cell>
          <table:table-cell office:value-type="float" office:value="127834" calcext:value-type="float">
            <text:p>127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🍛</text:p>
          </table:table-cell>
          <table:table-cell office:value-type="float" office:value="127835" calcext:value-type="float">
            <text:p>127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🍜</text:p>
          </table:table-cell>
          <table:table-cell office:value-type="float" office:value="127836" calcext:value-type="float">
            <text:p>127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🍝</text:p>
          </table:table-cell>
          <table:table-cell office:value-type="float" office:value="127837" calcext:value-type="float">
            <text:p>1278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🍞</text:p>
          </table:table-cell>
          <table:table-cell office:value-type="float" office:value="127838" calcext:value-type="float">
            <text:p>127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🍟</text:p>
          </table:table-cell>
          <table:table-cell office:value-type="float" office:value="127839" calcext:value-type="float">
            <text:p>1278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🍠</text:p>
          </table:table-cell>
          <table:table-cell office:value-type="float" office:value="127840" calcext:value-type="float">
            <text:p>127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🍡</text:p>
          </table:table-cell>
          <table:table-cell office:value-type="float" office:value="127841" calcext:value-type="float">
            <text:p>1278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🍢</text:p>
          </table:table-cell>
          <table:table-cell office:value-type="float" office:value="127842" calcext:value-type="float">
            <text:p>1278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🍣</text:p>
          </table:table-cell>
          <table:table-cell office:value-type="float" office:value="127843" calcext:value-type="float">
            <text:p>1278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🍤</text:p>
          </table:table-cell>
          <table:table-cell office:value-type="float" office:value="127844" calcext:value-type="float">
            <text:p>1278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🍥</text:p>
          </table:table-cell>
          <table:table-cell office:value-type="float" office:value="127845" calcext:value-type="float">
            <text:p>1278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🍦</text:p>
          </table:table-cell>
          <table:table-cell office:value-type="float" office:value="127846" calcext:value-type="float">
            <text:p>1278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🍧</text:p>
          </table:table-cell>
          <table:table-cell office:value-type="float" office:value="127847" calcext:value-type="float">
            <text:p>127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🍨</text:p>
          </table:table-cell>
          <table:table-cell office:value-type="float" office:value="127848" calcext:value-type="float">
            <text:p>1278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🍩</text:p>
          </table:table-cell>
          <table:table-cell office:value-type="float" office:value="127849" calcext:value-type="float">
            <text:p>127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🍪</text:p>
          </table:table-cell>
          <table:table-cell office:value-type="float" office:value="127850" calcext:value-type="float">
            <text:p>1278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🍫</text:p>
          </table:table-cell>
          <table:table-cell office:value-type="float" office:value="127851" calcext:value-type="float">
            <text:p>1278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🍬</text:p>
          </table:table-cell>
          <table:table-cell office:value-type="float" office:value="127852" calcext:value-type="float">
            <text:p>1278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🍭</text:p>
          </table:table-cell>
          <table:table-cell office:value-type="float" office:value="127853" calcext:value-type="float">
            <text:p>1278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🍮</text:p>
          </table:table-cell>
          <table:table-cell office:value-type="float" office:value="127854" calcext:value-type="float">
            <text:p>1278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🍯</text:p>
          </table:table-cell>
          <table:table-cell office:value-type="float" office:value="127855" calcext:value-type="float">
            <text:p>127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🍰</text:p>
          </table:table-cell>
          <table:table-cell office:value-type="float" office:value="127856" calcext:value-type="float">
            <text:p>1278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🍱</text:p>
          </table:table-cell>
          <table:table-cell office:value-type="float" office:value="127857" calcext:value-type="float">
            <text:p>127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🍲</text:p>
          </table:table-cell>
          <table:table-cell office:value-type="float" office:value="127858" calcext:value-type="float">
            <text:p>1278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🍳</text:p>
          </table:table-cell>
          <table:table-cell office:value-type="float" office:value="127859" calcext:value-type="float">
            <text:p>1278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🍴</text:p>
          </table:table-cell>
          <table:table-cell office:value-type="float" office:value="127860" calcext:value-type="float">
            <text:p>1278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🍵</text:p>
          </table:table-cell>
          <table:table-cell office:value-type="float" office:value="127861" calcext:value-type="float">
            <text:p>1278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🍶</text:p>
          </table:table-cell>
          <table:table-cell office:value-type="float" office:value="127862" calcext:value-type="float">
            <text:p>1278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🍷</text:p>
          </table:table-cell>
          <table:table-cell office:value-type="float" office:value="127863" calcext:value-type="float">
            <text:p>1278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🍸</text:p>
          </table:table-cell>
          <table:table-cell office:value-type="float" office:value="127864" calcext:value-type="float">
            <text:p>1278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🍹</text:p>
          </table:table-cell>
          <table:table-cell office:value-type="float" office:value="127865" calcext:value-type="float">
            <text:p>127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🍺</text:p>
          </table:table-cell>
          <table:table-cell office:value-type="float" office:value="127866" calcext:value-type="float">
            <text:p>1278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🍻</text:p>
          </table:table-cell>
          <table:table-cell office:value-type="float" office:value="127867" calcext:value-type="float">
            <text:p>127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🍼</text:p>
          </table:table-cell>
          <table:table-cell office:value-type="float" office:value="127868" calcext:value-type="float">
            <text:p>1278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🍽</text:p>
          </table:table-cell>
          <table:table-cell office:value-type="float" office:value="127869" calcext:value-type="float">
            <text:p>1278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🍾</text:p>
          </table:table-cell>
          <table:table-cell office:value-type="float" office:value="127870" calcext:value-type="float">
            <text:p>1278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🍿</text:p>
          </table:table-cell>
          <table:table-cell office:value-type="float" office:value="127871" calcext:value-type="float">
            <text:p>1278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🎀</text:p>
          </table:table-cell>
          <table:table-cell office:value-type="float" office:value="127872" calcext:value-type="float">
            <text:p>1278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🎁</text:p>
          </table:table-cell>
          <table:table-cell office:value-type="float" office:value="127873" calcext:value-type="float">
            <text:p>127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🎂</text:p>
          </table:table-cell>
          <table:table-cell office:value-type="float" office:value="127874" calcext:value-type="float">
            <text:p>1278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🎃</text:p>
          </table:table-cell>
          <table:table-cell office:value-type="float" office:value="127875" calcext:value-type="float">
            <text:p>1278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🎄</text:p>
          </table:table-cell>
          <table:table-cell office:value-type="float" office:value="127876" calcext:value-type="float">
            <text:p>1278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🎅</text:p>
          </table:table-cell>
          <table:table-cell office:value-type="float" office:value="127877" calcext:value-type="float">
            <text:p>1278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🎆</text:p>
          </table:table-cell>
          <table:table-cell office:value-type="float" office:value="127878" calcext:value-type="float">
            <text:p>1278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🎇</text:p>
          </table:table-cell>
          <table:table-cell office:value-type="float" office:value="127879" calcext:value-type="float">
            <text:p>127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🎈</text:p>
          </table:table-cell>
          <table:table-cell office:value-type="float" office:value="127880" calcext:value-type="float">
            <text:p>1278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🎉</text:p>
          </table:table-cell>
          <table:table-cell office:value-type="float" office:value="127881" calcext:value-type="float">
            <text:p>1278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🎊</text:p>
          </table:table-cell>
          <table:table-cell office:value-type="float" office:value="127882" calcext:value-type="float">
            <text:p>1278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🎋</text:p>
          </table:table-cell>
          <table:table-cell office:value-type="float" office:value="127883" calcext:value-type="float">
            <text:p>1278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🎌</text:p>
          </table:table-cell>
          <table:table-cell office:value-type="float" office:value="127884" calcext:value-type="float">
            <text:p>1278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🎍</text:p>
          </table:table-cell>
          <table:table-cell office:value-type="float" office:value="127885" calcext:value-type="float">
            <text:p>1278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🎎</text:p>
          </table:table-cell>
          <table:table-cell office:value-type="float" office:value="127886" calcext:value-type="float">
            <text:p>1278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🎏</text:p>
          </table:table-cell>
          <table:table-cell office:value-type="float" office:value="127887" calcext:value-type="float">
            <text:p>1278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🎐</text:p>
          </table:table-cell>
          <table:table-cell office:value-type="float" office:value="127888" calcext:value-type="float">
            <text:p>1278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🎑</text:p>
          </table:table-cell>
          <table:table-cell office:value-type="float" office:value="127889" calcext:value-type="float">
            <text:p>127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🎒</text:p>
          </table:table-cell>
          <table:table-cell office:value-type="float" office:value="127890" calcext:value-type="float">
            <text:p>1278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🎓</text:p>
          </table:table-cell>
          <table:table-cell office:value-type="float" office:value="127891" calcext:value-type="float">
            <text:p>1278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🎔</text:p>
          </table:table-cell>
          <table:table-cell office:value-type="float" office:value="127892" calcext:value-type="float">
            <text:p>1278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🎕</text:p>
          </table:table-cell>
          <table:table-cell office:value-type="float" office:value="127893" calcext:value-type="float">
            <text:p>1278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🎖</text:p>
          </table:table-cell>
          <table:table-cell office:value-type="float" office:value="127894" calcext:value-type="float">
            <text:p>1278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🎗</text:p>
          </table:table-cell>
          <table:table-cell office:value-type="float" office:value="127895" calcext:value-type="float">
            <text:p>1278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🎘</text:p>
          </table:table-cell>
          <table:table-cell office:value-type="float" office:value="127896" calcext:value-type="float">
            <text:p>1278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🎙</text:p>
          </table:table-cell>
          <table:table-cell office:value-type="float" office:value="127897" calcext:value-type="float">
            <text:p>1278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🎚</text:p>
          </table:table-cell>
          <table:table-cell office:value-type="float" office:value="127898" calcext:value-type="float">
            <text:p>1278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🎛</text:p>
          </table:table-cell>
          <table:table-cell office:value-type="float" office:value="127899" calcext:value-type="float">
            <text:p>1278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🎜</text:p>
          </table:table-cell>
          <table:table-cell office:value-type="float" office:value="127900" calcext:value-type="float">
            <text:p>1279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🎝</text:p>
          </table:table-cell>
          <table:table-cell office:value-type="float" office:value="127901" calcext:value-type="float">
            <text:p>127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🎞</text:p>
          </table:table-cell>
          <table:table-cell office:value-type="float" office:value="127902" calcext:value-type="float">
            <text:p>1279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🎟</text:p>
          </table:table-cell>
          <table:table-cell office:value-type="float" office:value="127903" calcext:value-type="float">
            <text:p>127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🎠</text:p>
          </table:table-cell>
          <table:table-cell office:value-type="float" office:value="127904" calcext:value-type="float">
            <text:p>1279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🎡</text:p>
          </table:table-cell>
          <table:table-cell office:value-type="float" office:value="127905" calcext:value-type="float">
            <text:p>127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🎢</text:p>
          </table:table-cell>
          <table:table-cell office:value-type="float" office:value="127906" calcext:value-type="float">
            <text:p>1279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🎣</text:p>
          </table:table-cell>
          <table:table-cell office:value-type="float" office:value="127907" calcext:value-type="float">
            <text:p>127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🎤</text:p>
          </table:table-cell>
          <table:table-cell office:value-type="float" office:value="127908" calcext:value-type="float">
            <text:p>127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🎥</text:p>
          </table:table-cell>
          <table:table-cell office:value-type="float" office:value="127909" calcext:value-type="float">
            <text:p>1279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🎦</text:p>
          </table:table-cell>
          <table:table-cell office:value-type="float" office:value="127910" calcext:value-type="float">
            <text:p>1279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🎧</text:p>
          </table:table-cell>
          <table:table-cell office:value-type="float" office:value="127911" calcext:value-type="float">
            <text:p>127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🎨</text:p>
          </table:table-cell>
          <table:table-cell office:value-type="float" office:value="127912" calcext:value-type="float">
            <text:p>1279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🎩</text:p>
          </table:table-cell>
          <table:table-cell office:value-type="float" office:value="127913" calcext:value-type="float">
            <text:p>1279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🎪</text:p>
          </table:table-cell>
          <table:table-cell office:value-type="float" office:value="127914" calcext:value-type="float">
            <text:p>1279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🎫</text:p>
          </table:table-cell>
          <table:table-cell office:value-type="float" office:value="127915" calcext:value-type="float">
            <text:p>1279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🎬</text:p>
          </table:table-cell>
          <table:table-cell office:value-type="float" office:value="127916" calcext:value-type="float">
            <text:p>1279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🎭</text:p>
          </table:table-cell>
          <table:table-cell office:value-type="float" office:value="127917" calcext:value-type="float">
            <text:p>127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🎮</text:p>
          </table:table-cell>
          <table:table-cell office:value-type="float" office:value="127918" calcext:value-type="float">
            <text:p>127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🎯</text:p>
          </table:table-cell>
          <table:table-cell office:value-type="float" office:value="127919" calcext:value-type="float">
            <text:p>1279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🎰</text:p>
          </table:table-cell>
          <table:table-cell office:value-type="float" office:value="127920" calcext:value-type="float">
            <text:p>1279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🎱</text:p>
          </table:table-cell>
          <table:table-cell office:value-type="float" office:value="127921" calcext:value-type="float">
            <text:p>1279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🎲</text:p>
          </table:table-cell>
          <table:table-cell office:value-type="float" office:value="127922" calcext:value-type="float">
            <text:p>1279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🎳</text:p>
          </table:table-cell>
          <table:table-cell office:value-type="float" office:value="127923" calcext:value-type="float">
            <text:p>1279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🎴</text:p>
          </table:table-cell>
          <table:table-cell office:value-type="float" office:value="127924" calcext:value-type="float">
            <text:p>1279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🎵</text:p>
          </table:table-cell>
          <table:table-cell office:value-type="float" office:value="127925" calcext:value-type="float">
            <text:p>1279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🎶</text:p>
          </table:table-cell>
          <table:table-cell office:value-type="float" office:value="127926" calcext:value-type="float">
            <text:p>127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🎷</text:p>
          </table:table-cell>
          <table:table-cell office:value-type="float" office:value="127927" calcext:value-type="float">
            <text:p>1279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🎸</text:p>
          </table:table-cell>
          <table:table-cell office:value-type="float" office:value="127928" calcext:value-type="float">
            <text:p>127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🎹</text:p>
          </table:table-cell>
          <table:table-cell office:value-type="float" office:value="127929" calcext:value-type="float">
            <text:p>1279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🎺</text:p>
          </table:table-cell>
          <table:table-cell office:value-type="float" office:value="127930" calcext:value-type="float">
            <text:p>1279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🎻</text:p>
          </table:table-cell>
          <table:table-cell office:value-type="float" office:value="127931" calcext:value-type="float">
            <text:p>1279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🎼</text:p>
          </table:table-cell>
          <table:table-cell office:value-type="float" office:value="127932" calcext:value-type="float">
            <text:p>1279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🎽</text:p>
          </table:table-cell>
          <table:table-cell office:value-type="float" office:value="127933" calcext:value-type="float">
            <text:p>1279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🎾</text:p>
          </table:table-cell>
          <table:table-cell office:value-type="float" office:value="127934" calcext:value-type="float">
            <text:p>127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🎿</text:p>
          </table:table-cell>
          <table:table-cell office:value-type="float" office:value="127935" calcext:value-type="float">
            <text:p>1279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🏀</text:p>
          </table:table-cell>
          <table:table-cell office:value-type="float" office:value="127936" calcext:value-type="float">
            <text:p>1279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🏁</text:p>
          </table:table-cell>
          <table:table-cell office:value-type="float" office:value="127937" calcext:value-type="float">
            <text:p>1279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🏂</text:p>
          </table:table-cell>
          <table:table-cell office:value-type="float" office:value="127938" calcext:value-type="float">
            <text:p>1279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🏃</text:p>
          </table:table-cell>
          <table:table-cell office:value-type="float" office:value="127939" calcext:value-type="float">
            <text:p>1279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🏄</text:p>
          </table:table-cell>
          <table:table-cell office:value-type="float" office:value="127940" calcext:value-type="float">
            <text:p>127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🏅</text:p>
          </table:table-cell>
          <table:table-cell office:value-type="float" office:value="127941" calcext:value-type="float">
            <text:p>1279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🏆</text:p>
          </table:table-cell>
          <table:table-cell office:value-type="float" office:value="127942" calcext:value-type="float">
            <text:p>127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🏇</text:p>
          </table:table-cell>
          <table:table-cell office:value-type="float" office:value="127943" calcext:value-type="float">
            <text:p>1279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🏈</text:p>
          </table:table-cell>
          <table:table-cell office:value-type="float" office:value="127944" calcext:value-type="float">
            <text:p>1279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🏉</text:p>
          </table:table-cell>
          <table:table-cell office:value-type="float" office:value="127945" calcext:value-type="float">
            <text:p>1279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🏊</text:p>
          </table:table-cell>
          <table:table-cell office:value-type="float" office:value="127946" calcext:value-type="float">
            <text:p>1279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🏋</text:p>
          </table:table-cell>
          <table:table-cell office:value-type="float" office:value="127947" calcext:value-type="float">
            <text:p>1279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🏌</text:p>
          </table:table-cell>
          <table:table-cell office:value-type="float" office:value="127948" calcext:value-type="float">
            <text:p>1279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🏍</text:p>
          </table:table-cell>
          <table:table-cell office:value-type="float" office:value="127949" calcext:value-type="float">
            <text:p>1279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🏎</text:p>
          </table:table-cell>
          <table:table-cell office:value-type="float" office:value="127950" calcext:value-type="float">
            <text:p>127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🏏</text:p>
          </table:table-cell>
          <table:table-cell office:value-type="float" office:value="127951" calcext:value-type="float">
            <text:p>127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🏐</text:p>
          </table:table-cell>
          <table:table-cell office:value-type="float" office:value="127952" calcext:value-type="float">
            <text:p>127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🏑</text:p>
          </table:table-cell>
          <table:table-cell office:value-type="float" office:value="127953" calcext:value-type="float">
            <text:p>1279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🏒</text:p>
          </table:table-cell>
          <table:table-cell office:value-type="float" office:value="127954" calcext:value-type="float">
            <text:p>1279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🏓</text:p>
          </table:table-cell>
          <table:table-cell office:value-type="float" office:value="127955" calcext:value-type="float">
            <text:p>127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🏔</text:p>
          </table:table-cell>
          <table:table-cell office:value-type="float" office:value="127956" calcext:value-type="float">
            <text:p>1279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🏕</text:p>
          </table:table-cell>
          <table:table-cell office:value-type="float" office:value="127957" calcext:value-type="float">
            <text:p>1279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🏖</text:p>
          </table:table-cell>
          <table:table-cell office:value-type="float" office:value="127958" calcext:value-type="float">
            <text:p>1279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🏗</text:p>
          </table:table-cell>
          <table:table-cell office:value-type="float" office:value="127959" calcext:value-type="float">
            <text:p>1279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🏘</text:p>
          </table:table-cell>
          <table:table-cell office:value-type="float" office:value="127960" calcext:value-type="float">
            <text:p>127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🏙</text:p>
          </table:table-cell>
          <table:table-cell office:value-type="float" office:value="127961" calcext:value-type="float">
            <text:p>127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🏚</text:p>
          </table:table-cell>
          <table:table-cell office:value-type="float" office:value="127962" calcext:value-type="float">
            <text:p>127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🏛</text:p>
          </table:table-cell>
          <table:table-cell office:value-type="float" office:value="127963" calcext:value-type="float">
            <text:p>127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🏜</text:p>
          </table:table-cell>
          <table:table-cell office:value-type="float" office:value="127964" calcext:value-type="float">
            <text:p>127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🏝</text:p>
          </table:table-cell>
          <table:table-cell office:value-type="float" office:value="127965" calcext:value-type="float">
            <text:p>1279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🏞</text:p>
          </table:table-cell>
          <table:table-cell office:value-type="float" office:value="127966" calcext:value-type="float">
            <text:p>1279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🏟</text:p>
          </table:table-cell>
          <table:table-cell office:value-type="float" office:value="127967" calcext:value-type="float">
            <text:p>1279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🏠</text:p>
          </table:table-cell>
          <table:table-cell office:value-type="float" office:value="127968" calcext:value-type="float">
            <text:p>127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🏡</text:p>
          </table:table-cell>
          <table:table-cell office:value-type="float" office:value="127969" calcext:value-type="float">
            <text:p>1279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🏢</text:p>
          </table:table-cell>
          <table:table-cell office:value-type="float" office:value="127970" calcext:value-type="float">
            <text:p>127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🏣</text:p>
          </table:table-cell>
          <table:table-cell office:value-type="float" office:value="127971" calcext:value-type="float">
            <text:p>1279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🏤</text:p>
          </table:table-cell>
          <table:table-cell office:value-type="float" office:value="127972" calcext:value-type="float">
            <text:p>127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🏥</text:p>
          </table:table-cell>
          <table:table-cell office:value-type="float" office:value="127973" calcext:value-type="float">
            <text:p>1279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🏦</text:p>
          </table:table-cell>
          <table:table-cell office:value-type="float" office:value="127974" calcext:value-type="float">
            <text:p>1279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🏧</text:p>
          </table:table-cell>
          <table:table-cell office:value-type="float" office:value="127975" calcext:value-type="float">
            <text:p>127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🏨</text:p>
          </table:table-cell>
          <table:table-cell office:value-type="float" office:value="127976" calcext:value-type="float">
            <text:p>127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🏩</text:p>
          </table:table-cell>
          <table:table-cell office:value-type="float" office:value="127977" calcext:value-type="float">
            <text:p>1279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🏪</text:p>
          </table:table-cell>
          <table:table-cell office:value-type="float" office:value="127978" calcext:value-type="float">
            <text:p>1279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🏫</text:p>
          </table:table-cell>
          <table:table-cell office:value-type="float" office:value="127979" calcext:value-type="float">
            <text:p>127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🏬</text:p>
          </table:table-cell>
          <table:table-cell office:value-type="float" office:value="127980" calcext:value-type="float">
            <text:p>1279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🏭</text:p>
          </table:table-cell>
          <table:table-cell office:value-type="float" office:value="127981" calcext:value-type="float">
            <text:p>1279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🏮</text:p>
          </table:table-cell>
          <table:table-cell office:value-type="float" office:value="127982" calcext:value-type="float">
            <text:p>1279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🏯</text:p>
          </table:table-cell>
          <table:table-cell office:value-type="float" office:value="127983" calcext:value-type="float">
            <text:p>127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🏰</text:p>
          </table:table-cell>
          <table:table-cell office:value-type="float" office:value="127984" calcext:value-type="float">
            <text:p>127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🏱</text:p>
          </table:table-cell>
          <table:table-cell office:value-type="float" office:value="127985" calcext:value-type="float">
            <text:p>1279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🏲</text:p>
          </table:table-cell>
          <table:table-cell office:value-type="float" office:value="127986" calcext:value-type="float">
            <text:p>1279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🏳</text:p>
          </table:table-cell>
          <table:table-cell office:value-type="float" office:value="127987" calcext:value-type="float">
            <text:p>1279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🏴</text:p>
          </table:table-cell>
          <table:table-cell office:value-type="float" office:value="127988" calcext:value-type="float">
            <text:p>1279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🏵</text:p>
          </table:table-cell>
          <table:table-cell office:value-type="float" office:value="127989" calcext:value-type="float">
            <text:p>1279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🏶</text:p>
          </table:table-cell>
          <table:table-cell office:value-type="float" office:value="127990" calcext:value-type="float">
            <text:p>1279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🏷</text:p>
          </table:table-cell>
          <table:table-cell office:value-type="float" office:value="127991" calcext:value-type="float">
            <text:p>1279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🏸</text:p>
          </table:table-cell>
          <table:table-cell office:value-type="float" office:value="127992" calcext:value-type="float">
            <text:p>1279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🏹</text:p>
          </table:table-cell>
          <table:table-cell office:value-type="float" office:value="127993" calcext:value-type="float">
            <text:p>127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🏺</text:p>
          </table:table-cell>
          <table:table-cell office:value-type="float" office:value="127994" calcext:value-type="float">
            <text:p>127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🏻</text:p>
          </table:table-cell>
          <table:table-cell office:value-type="float" office:value="127995" calcext:value-type="float">
            <text:p>127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🏼</text:p>
          </table:table-cell>
          <table:table-cell office:value-type="float" office:value="127996" calcext:value-type="float">
            <text:p>127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🏽</text:p>
          </table:table-cell>
          <table:table-cell office:value-type="float" office:value="127997" calcext:value-type="float">
            <text:p>127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🏾</text:p>
          </table:table-cell>
          <table:table-cell office:value-type="float" office:value="127998" calcext:value-type="float">
            <text:p>127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🏿</text:p>
          </table:table-cell>
          <table:table-cell office:value-type="float" office:value="127999" calcext:value-type="float">
            <text:p>127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🐀</text:p>
          </table:table-cell>
          <table:table-cell office:value-type="float" office:value="128000" calcext:value-type="float">
            <text:p>128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🐁</text:p>
          </table:table-cell>
          <table:table-cell office:value-type="float" office:value="128001" calcext:value-type="float">
            <text:p>128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🐂</text:p>
          </table:table-cell>
          <table:table-cell office:value-type="float" office:value="128002" calcext:value-type="float">
            <text:p>128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🐃</text:p>
          </table:table-cell>
          <table:table-cell office:value-type="float" office:value="128003" calcext:value-type="float">
            <text:p>1280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🐄</text:p>
          </table:table-cell>
          <table:table-cell office:value-type="float" office:value="128004" calcext:value-type="float">
            <text:p>1280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🐅</text:p>
          </table:table-cell>
          <table:table-cell office:value-type="float" office:value="128005" calcext:value-type="float">
            <text:p>1280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🐆</text:p>
          </table:table-cell>
          <table:table-cell office:value-type="float" office:value="128006" calcext:value-type="float">
            <text:p>1280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🐇</text:p>
          </table:table-cell>
          <table:table-cell office:value-type="float" office:value="128007" calcext:value-type="float">
            <text:p>1280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🐈</text:p>
          </table:table-cell>
          <table:table-cell office:value-type="float" office:value="128008" calcext:value-type="float">
            <text:p>1280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🐉</text:p>
          </table:table-cell>
          <table:table-cell office:value-type="float" office:value="128009" calcext:value-type="float">
            <text:p>1280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🐊</text:p>
          </table:table-cell>
          <table:table-cell office:value-type="float" office:value="128010" calcext:value-type="float">
            <text:p>1280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🐋</text:p>
          </table:table-cell>
          <table:table-cell office:value-type="float" office:value="128011" calcext:value-type="float">
            <text:p>1280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🐌</text:p>
          </table:table-cell>
          <table:table-cell office:value-type="float" office:value="128012" calcext:value-type="float">
            <text:p>1280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🐍</text:p>
          </table:table-cell>
          <table:table-cell office:value-type="float" office:value="128013" calcext:value-type="float">
            <text:p>1280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🐎</text:p>
          </table:table-cell>
          <table:table-cell office:value-type="float" office:value="128014" calcext:value-type="float">
            <text:p>1280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🐏</text:p>
          </table:table-cell>
          <table:table-cell office:value-type="float" office:value="128015" calcext:value-type="float">
            <text:p>1280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🐐</text:p>
          </table:table-cell>
          <table:table-cell office:value-type="float" office:value="128016" calcext:value-type="float">
            <text:p>128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🐑</text:p>
          </table:table-cell>
          <table:table-cell office:value-type="float" office:value="128017" calcext:value-type="float">
            <text:p>1280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🐒</text:p>
          </table:table-cell>
          <table:table-cell office:value-type="float" office:value="128018" calcext:value-type="float">
            <text:p>1280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🐓</text:p>
          </table:table-cell>
          <table:table-cell office:value-type="float" office:value="128019" calcext:value-type="float">
            <text:p>1280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🐔</text:p>
          </table:table-cell>
          <table:table-cell office:value-type="float" office:value="128020" calcext:value-type="float">
            <text:p>1280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🐕</text:p>
          </table:table-cell>
          <table:table-cell office:value-type="float" office:value="128021" calcext:value-type="float">
            <text:p>1280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🐖</text:p>
          </table:table-cell>
          <table:table-cell office:value-type="float" office:value="128022" calcext:value-type="float">
            <text:p>1280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🐗</text:p>
          </table:table-cell>
          <table:table-cell office:value-type="float" office:value="128023" calcext:value-type="float">
            <text:p>1280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🐘</text:p>
          </table:table-cell>
          <table:table-cell office:value-type="float" office:value="128024" calcext:value-type="float">
            <text:p>128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🐙</text:p>
          </table:table-cell>
          <table:table-cell office:value-type="float" office:value="128025" calcext:value-type="float">
            <text:p>128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🐚</text:p>
          </table:table-cell>
          <table:table-cell office:value-type="float" office:value="128026" calcext:value-type="float">
            <text:p>1280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🐛</text:p>
          </table:table-cell>
          <table:table-cell office:value-type="float" office:value="128027" calcext:value-type="float">
            <text:p>1280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🐜</text:p>
          </table:table-cell>
          <table:table-cell office:value-type="float" office:value="128028" calcext:value-type="float">
            <text:p>128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🐝</text:p>
          </table:table-cell>
          <table:table-cell office:value-type="float" office:value="128029" calcext:value-type="float">
            <text:p>128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🐞</text:p>
          </table:table-cell>
          <table:table-cell office:value-type="float" office:value="128030" calcext:value-type="float">
            <text:p>1280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🐟</text:p>
          </table:table-cell>
          <table:table-cell office:value-type="float" office:value="128031" calcext:value-type="float">
            <text:p>1280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🐠</text:p>
          </table:table-cell>
          <table:table-cell office:value-type="float" office:value="128032" calcext:value-type="float">
            <text:p>128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🐡</text:p>
          </table:table-cell>
          <table:table-cell office:value-type="float" office:value="128033" calcext:value-type="float">
            <text:p>128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🐢</text:p>
          </table:table-cell>
          <table:table-cell office:value-type="float" office:value="128034" calcext:value-type="float">
            <text:p>1280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🐣</text:p>
          </table:table-cell>
          <table:table-cell office:value-type="float" office:value="128035" calcext:value-type="float">
            <text:p>128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🐤</text:p>
          </table:table-cell>
          <table:table-cell office:value-type="float" office:value="128036" calcext:value-type="float">
            <text:p>1280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🐥</text:p>
          </table:table-cell>
          <table:table-cell office:value-type="float" office:value="128037" calcext:value-type="float">
            <text:p>1280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🐦</text:p>
          </table:table-cell>
          <table:table-cell office:value-type="float" office:value="128038" calcext:value-type="float">
            <text:p>1280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🐧</text:p>
          </table:table-cell>
          <table:table-cell office:value-type="float" office:value="128039" calcext:value-type="float">
            <text:p>1280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🐨</text:p>
          </table:table-cell>
          <table:table-cell office:value-type="float" office:value="128040" calcext:value-type="float">
            <text:p>128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🐩</text:p>
          </table:table-cell>
          <table:table-cell office:value-type="float" office:value="128041" calcext:value-type="float">
            <text:p>1280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🐪</text:p>
          </table:table-cell>
          <table:table-cell office:value-type="float" office:value="128042" calcext:value-type="float">
            <text:p>1280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🐫</text:p>
          </table:table-cell>
          <table:table-cell office:value-type="float" office:value="128043" calcext:value-type="float">
            <text:p>128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🐬</text:p>
          </table:table-cell>
          <table:table-cell office:value-type="float" office:value="128044" calcext:value-type="float">
            <text:p>128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🐭</text:p>
          </table:table-cell>
          <table:table-cell office:value-type="float" office:value="128045" calcext:value-type="float">
            <text:p>128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🐮</text:p>
          </table:table-cell>
          <table:table-cell office:value-type="float" office:value="128046" calcext:value-type="float">
            <text:p>128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🐯</text:p>
          </table:table-cell>
          <table:table-cell office:value-type="float" office:value="128047" calcext:value-type="float">
            <text:p>1280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🐰</text:p>
          </table:table-cell>
          <table:table-cell office:value-type="float" office:value="128048" calcext:value-type="float">
            <text:p>128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🐱</text:p>
          </table:table-cell>
          <table:table-cell office:value-type="float" office:value="128049" calcext:value-type="float">
            <text:p>1280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🐲</text:p>
          </table:table-cell>
          <table:table-cell office:value-type="float" office:value="128050" calcext:value-type="float">
            <text:p>128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🐳</text:p>
          </table:table-cell>
          <table:table-cell office:value-type="float" office:value="128051" calcext:value-type="float">
            <text:p>1280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🐴</text:p>
          </table:table-cell>
          <table:table-cell office:value-type="float" office:value="128052" calcext:value-type="float">
            <text:p>128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🐵</text:p>
          </table:table-cell>
          <table:table-cell office:value-type="float" office:value="128053" calcext:value-type="float">
            <text:p>128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🐶</text:p>
          </table:table-cell>
          <table:table-cell office:value-type="float" office:value="128054" calcext:value-type="float">
            <text:p>128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🐷</text:p>
          </table:table-cell>
          <table:table-cell office:value-type="float" office:value="128055" calcext:value-type="float">
            <text:p>128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🐸</text:p>
          </table:table-cell>
          <table:table-cell office:value-type="float" office:value="128056" calcext:value-type="float">
            <text:p>128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🐹</text:p>
          </table:table-cell>
          <table:table-cell office:value-type="float" office:value="128057" calcext:value-type="float">
            <text:p>128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🐺</text:p>
          </table:table-cell>
          <table:table-cell office:value-type="float" office:value="128058" calcext:value-type="float">
            <text:p>128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🐻</text:p>
          </table:table-cell>
          <table:table-cell office:value-type="float" office:value="128059" calcext:value-type="float">
            <text:p>128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🐼</text:p>
          </table:table-cell>
          <table:table-cell office:value-type="float" office:value="128060" calcext:value-type="float">
            <text:p>1280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🐽</text:p>
          </table:table-cell>
          <table:table-cell office:value-type="float" office:value="128061" calcext:value-type="float">
            <text:p>1280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🐾</text:p>
          </table:table-cell>
          <table:table-cell office:value-type="float" office:value="128062" calcext:value-type="float">
            <text:p>128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🐿</text:p>
          </table:table-cell>
          <table:table-cell office:value-type="float" office:value="128063" calcext:value-type="float">
            <text:p>128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👀</text:p>
          </table:table-cell>
          <table:table-cell office:value-type="float" office:value="128064" calcext:value-type="float">
            <text:p>128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👁</text:p>
          </table:table-cell>
          <table:table-cell office:value-type="float" office:value="128065" calcext:value-type="float">
            <text:p>128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👂</text:p>
          </table:table-cell>
          <table:table-cell office:value-type="float" office:value="128066" calcext:value-type="float">
            <text:p>128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👃</text:p>
          </table:table-cell>
          <table:table-cell office:value-type="float" office:value="128067" calcext:value-type="float">
            <text:p>128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👄</text:p>
          </table:table-cell>
          <table:table-cell office:value-type="float" office:value="128068" calcext:value-type="float">
            <text:p>128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👅</text:p>
          </table:table-cell>
          <table:table-cell office:value-type="float" office:value="128069" calcext:value-type="float">
            <text:p>128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👆</text:p>
          </table:table-cell>
          <table:table-cell office:value-type="float" office:value="128070" calcext:value-type="float">
            <text:p>128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👇</text:p>
          </table:table-cell>
          <table:table-cell office:value-type="float" office:value="128071" calcext:value-type="float">
            <text:p>128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👈</text:p>
          </table:table-cell>
          <table:table-cell office:value-type="float" office:value="128072" calcext:value-type="float">
            <text:p>128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👉</text:p>
          </table:table-cell>
          <table:table-cell office:value-type="float" office:value="128073" calcext:value-type="float">
            <text:p>128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👊</text:p>
          </table:table-cell>
          <table:table-cell office:value-type="float" office:value="128074" calcext:value-type="float">
            <text:p>128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👋</text:p>
          </table:table-cell>
          <table:table-cell office:value-type="float" office:value="128075" calcext:value-type="float">
            <text:p>128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👌</text:p>
          </table:table-cell>
          <table:table-cell office:value-type="float" office:value="128076" calcext:value-type="float">
            <text:p>128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👍</text:p>
          </table:table-cell>
          <table:table-cell office:value-type="float" office:value="128077" calcext:value-type="float">
            <text:p>128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👎</text:p>
          </table:table-cell>
          <table:table-cell office:value-type="float" office:value="128078" calcext:value-type="float">
            <text:p>1280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👏</text:p>
          </table:table-cell>
          <table:table-cell office:value-type="float" office:value="128079" calcext:value-type="float">
            <text:p>1280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👐</text:p>
          </table:table-cell>
          <table:table-cell office:value-type="float" office:value="128080" calcext:value-type="float">
            <text:p>128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👑</text:p>
          </table:table-cell>
          <table:table-cell office:value-type="float" office:value="128081" calcext:value-type="float">
            <text:p>128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👒</text:p>
          </table:table-cell>
          <table:table-cell office:value-type="float" office:value="128082" calcext:value-type="float">
            <text:p>128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👓</text:p>
          </table:table-cell>
          <table:table-cell office:value-type="float" office:value="128083" calcext:value-type="float">
            <text:p>128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👔</text:p>
          </table:table-cell>
          <table:table-cell office:value-type="float" office:value="128084" calcext:value-type="float">
            <text:p>128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👕</text:p>
          </table:table-cell>
          <table:table-cell office:value-type="float" office:value="128085" calcext:value-type="float">
            <text:p>128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👖</text:p>
          </table:table-cell>
          <table:table-cell office:value-type="float" office:value="128086" calcext:value-type="float">
            <text:p>128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👗</text:p>
          </table:table-cell>
          <table:table-cell office:value-type="float" office:value="128087" calcext:value-type="float">
            <text:p>128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👘</text:p>
          </table:table-cell>
          <table:table-cell office:value-type="float" office:value="128088" calcext:value-type="float">
            <text:p>1280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👙</text:p>
          </table:table-cell>
          <table:table-cell office:value-type="float" office:value="128089" calcext:value-type="float">
            <text:p>128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👚</text:p>
          </table:table-cell>
          <table:table-cell office:value-type="float" office:value="128090" calcext:value-type="float">
            <text:p>128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👛</text:p>
          </table:table-cell>
          <table:table-cell office:value-type="float" office:value="128091" calcext:value-type="float">
            <text:p>128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👜</text:p>
          </table:table-cell>
          <table:table-cell office:value-type="float" office:value="128092" calcext:value-type="float">
            <text:p>128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👝</text:p>
          </table:table-cell>
          <table:table-cell office:value-type="float" office:value="128093" calcext:value-type="float">
            <text:p>1280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👞</text:p>
          </table:table-cell>
          <table:table-cell office:value-type="float" office:value="128094" calcext:value-type="float">
            <text:p>1280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👟</text:p>
          </table:table-cell>
          <table:table-cell office:value-type="float" office:value="128095" calcext:value-type="float">
            <text:p>128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👠</text:p>
          </table:table-cell>
          <table:table-cell office:value-type="float" office:value="128096" calcext:value-type="float">
            <text:p>1280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👡</text:p>
          </table:table-cell>
          <table:table-cell office:value-type="float" office:value="128097" calcext:value-type="float">
            <text:p>1280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👢</text:p>
          </table:table-cell>
          <table:table-cell office:value-type="float" office:value="128098" calcext:value-type="float">
            <text:p>1280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👣</text:p>
          </table:table-cell>
          <table:table-cell office:value-type="float" office:value="128099" calcext:value-type="float">
            <text:p>1280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👤</text:p>
          </table:table-cell>
          <table:table-cell office:value-type="float" office:value="128100" calcext:value-type="float">
            <text:p>1281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👥</text:p>
          </table:table-cell>
          <table:table-cell office:value-type="float" office:value="128101" calcext:value-type="float">
            <text:p>1281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👦</text:p>
          </table:table-cell>
          <table:table-cell office:value-type="float" office:value="128102" calcext:value-type="float">
            <text:p>1281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👧</text:p>
          </table:table-cell>
          <table:table-cell office:value-type="float" office:value="128103" calcext:value-type="float">
            <text:p>1281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👨</text:p>
          </table:table-cell>
          <table:table-cell office:value-type="float" office:value="128104" calcext:value-type="float">
            <text:p>128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👩</text:p>
          </table:table-cell>
          <table:table-cell office:value-type="float" office:value="128105" calcext:value-type="float">
            <text:p>128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👪</text:p>
          </table:table-cell>
          <table:table-cell office:value-type="float" office:value="128106" calcext:value-type="float">
            <text:p>128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👫</text:p>
          </table:table-cell>
          <table:table-cell office:value-type="float" office:value="128107" calcext:value-type="float">
            <text:p>128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👬</text:p>
          </table:table-cell>
          <table:table-cell office:value-type="float" office:value="128108" calcext:value-type="float">
            <text:p>128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👭</text:p>
          </table:table-cell>
          <table:table-cell office:value-type="float" office:value="128109" calcext:value-type="float">
            <text:p>128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👮</text:p>
          </table:table-cell>
          <table:table-cell office:value-type="float" office:value="128110" calcext:value-type="float">
            <text:p>128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👯</text:p>
          </table:table-cell>
          <table:table-cell office:value-type="float" office:value="128111" calcext:value-type="float">
            <text:p>128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👰</text:p>
          </table:table-cell>
          <table:table-cell office:value-type="float" office:value="128112" calcext:value-type="float">
            <text:p>128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👱</text:p>
          </table:table-cell>
          <table:table-cell office:value-type="float" office:value="128113" calcext:value-type="float">
            <text:p>128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👲</text:p>
          </table:table-cell>
          <table:table-cell office:value-type="float" office:value="128114" calcext:value-type="float">
            <text:p>1281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👳</text:p>
          </table:table-cell>
          <table:table-cell office:value-type="float" office:value="128115" calcext:value-type="float">
            <text:p>1281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👴</text:p>
          </table:table-cell>
          <table:table-cell office:value-type="float" office:value="128116" calcext:value-type="float">
            <text:p>1281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👵</text:p>
          </table:table-cell>
          <table:table-cell office:value-type="float" office:value="128117" calcext:value-type="float">
            <text:p>1281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👶</text:p>
          </table:table-cell>
          <table:table-cell office:value-type="float" office:value="128118" calcext:value-type="float">
            <text:p>1281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👷</text:p>
          </table:table-cell>
          <table:table-cell office:value-type="float" office:value="128119" calcext:value-type="float">
            <text:p>1281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👸</text:p>
          </table:table-cell>
          <table:table-cell office:value-type="float" office:value="128120" calcext:value-type="float">
            <text:p>128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👹</text:p>
          </table:table-cell>
          <table:table-cell office:value-type="float" office:value="128121" calcext:value-type="float">
            <text:p>128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👺</text:p>
          </table:table-cell>
          <table:table-cell office:value-type="float" office:value="128122" calcext:value-type="float">
            <text:p>128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👻</text:p>
          </table:table-cell>
          <table:table-cell office:value-type="float" office:value="128123" calcext:value-type="float">
            <text:p>128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👼</text:p>
          </table:table-cell>
          <table:table-cell office:value-type="float" office:value="128124" calcext:value-type="float">
            <text:p>128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👽</text:p>
          </table:table-cell>
          <table:table-cell office:value-type="float" office:value="128125" calcext:value-type="float">
            <text:p>128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👾</text:p>
          </table:table-cell>
          <table:table-cell office:value-type="float" office:value="128126" calcext:value-type="float">
            <text:p>128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👿</text:p>
          </table:table-cell>
          <table:table-cell office:value-type="float" office:value="128127" calcext:value-type="float">
            <text:p>128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💀</text:p>
          </table:table-cell>
          <table:table-cell office:value-type="float" office:value="128128" calcext:value-type="float">
            <text:p>128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💁</text:p>
          </table:table-cell>
          <table:table-cell office:value-type="float" office:value="128129" calcext:value-type="float">
            <text:p>128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💂</text:p>
          </table:table-cell>
          <table:table-cell office:value-type="float" office:value="128130" calcext:value-type="float">
            <text:p>128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💃</text:p>
          </table:table-cell>
          <table:table-cell office:value-type="float" office:value="128131" calcext:value-type="float">
            <text:p>128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💄</text:p>
          </table:table-cell>
          <table:table-cell office:value-type="float" office:value="128132" calcext:value-type="float">
            <text:p>1281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💅</text:p>
          </table:table-cell>
          <table:table-cell office:value-type="float" office:value="128133" calcext:value-type="float">
            <text:p>128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💆</text:p>
          </table:table-cell>
          <table:table-cell office:value-type="float" office:value="128134" calcext:value-type="float">
            <text:p>1281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💇</text:p>
          </table:table-cell>
          <table:table-cell office:value-type="float" office:value="128135" calcext:value-type="float">
            <text:p>128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💈</text:p>
          </table:table-cell>
          <table:table-cell office:value-type="float" office:value="128136" calcext:value-type="float">
            <text:p>128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💉</text:p>
          </table:table-cell>
          <table:table-cell office:value-type="float" office:value="128137" calcext:value-type="float">
            <text:p>128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💊</text:p>
          </table:table-cell>
          <table:table-cell office:value-type="float" office:value="128138" calcext:value-type="float">
            <text:p>128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💋</text:p>
          </table:table-cell>
          <table:table-cell office:value-type="float" office:value="128139" calcext:value-type="float">
            <text:p>128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💌</text:p>
          </table:table-cell>
          <table:table-cell office:value-type="float" office:value="128140" calcext:value-type="float">
            <text:p>128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💍</text:p>
          </table:table-cell>
          <table:table-cell office:value-type="float" office:value="128141" calcext:value-type="float">
            <text:p>128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💎</text:p>
          </table:table-cell>
          <table:table-cell office:value-type="float" office:value="128142" calcext:value-type="float">
            <text:p>128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💏</text:p>
          </table:table-cell>
          <table:table-cell office:value-type="float" office:value="128143" calcext:value-type="float">
            <text:p>128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💐</text:p>
          </table:table-cell>
          <table:table-cell office:value-type="float" office:value="128144" calcext:value-type="float">
            <text:p>128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💑</text:p>
          </table:table-cell>
          <table:table-cell office:value-type="float" office:value="128145" calcext:value-type="float">
            <text:p>128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💒</text:p>
          </table:table-cell>
          <table:table-cell office:value-type="float" office:value="128146" calcext:value-type="float">
            <text:p>128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💓</text:p>
          </table:table-cell>
          <table:table-cell office:value-type="float" office:value="128147" calcext:value-type="float">
            <text:p>128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💔</text:p>
          </table:table-cell>
          <table:table-cell office:value-type="float" office:value="128148" calcext:value-type="float">
            <text:p>128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💕</text:p>
          </table:table-cell>
          <table:table-cell office:value-type="float" office:value="128149" calcext:value-type="float">
            <text:p>128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💖</text:p>
          </table:table-cell>
          <table:table-cell office:value-type="float" office:value="128150" calcext:value-type="float">
            <text:p>128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💗</text:p>
          </table:table-cell>
          <table:table-cell office:value-type="float" office:value="128151" calcext:value-type="float">
            <text:p>128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💘</text:p>
          </table:table-cell>
          <table:table-cell office:value-type="float" office:value="128152" calcext:value-type="float">
            <text:p>128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💙</text:p>
          </table:table-cell>
          <table:table-cell office:value-type="float" office:value="128153" calcext:value-type="float">
            <text:p>128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💚</text:p>
          </table:table-cell>
          <table:table-cell office:value-type="float" office:value="128154" calcext:value-type="float">
            <text:p>128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💛</text:p>
          </table:table-cell>
          <table:table-cell office:value-type="float" office:value="128155" calcext:value-type="float">
            <text:p>128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💜</text:p>
          </table:table-cell>
          <table:table-cell office:value-type="float" office:value="128156" calcext:value-type="float">
            <text:p>128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💝</text:p>
          </table:table-cell>
          <table:table-cell office:value-type="float" office:value="128157" calcext:value-type="float">
            <text:p>128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💞</text:p>
          </table:table-cell>
          <table:table-cell office:value-type="float" office:value="128158" calcext:value-type="float">
            <text:p>128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💟</text:p>
          </table:table-cell>
          <table:table-cell office:value-type="float" office:value="128159" calcext:value-type="float">
            <text:p>1281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💠</text:p>
          </table:table-cell>
          <table:table-cell office:value-type="float" office:value="128160" calcext:value-type="float">
            <text:p>1281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💡</text:p>
          </table:table-cell>
          <table:table-cell office:value-type="float" office:value="128161" calcext:value-type="float">
            <text:p>1281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💢</text:p>
          </table:table-cell>
          <table:table-cell office:value-type="float" office:value="128162" calcext:value-type="float">
            <text:p>1281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💣</text:p>
          </table:table-cell>
          <table:table-cell office:value-type="float" office:value="128163" calcext:value-type="float">
            <text:p>1281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💤</text:p>
          </table:table-cell>
          <table:table-cell office:value-type="float" office:value="128164" calcext:value-type="float">
            <text:p>1281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💥</text:p>
          </table:table-cell>
          <table:table-cell office:value-type="float" office:value="128165" calcext:value-type="float">
            <text:p>1281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💦</text:p>
          </table:table-cell>
          <table:table-cell office:value-type="float" office:value="128166" calcext:value-type="float">
            <text:p>1281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💧</text:p>
          </table:table-cell>
          <table:table-cell office:value-type="float" office:value="128167" calcext:value-type="float">
            <text:p>1281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💨</text:p>
          </table:table-cell>
          <table:table-cell office:value-type="float" office:value="128168" calcext:value-type="float">
            <text:p>1281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💩</text:p>
          </table:table-cell>
          <table:table-cell office:value-type="float" office:value="128169" calcext:value-type="float">
            <text:p>128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💪</text:p>
          </table:table-cell>
          <table:table-cell office:value-type="float" office:value="128170" calcext:value-type="float">
            <text:p>1281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💫</text:p>
          </table:table-cell>
          <table:table-cell office:value-type="float" office:value="128171" calcext:value-type="float">
            <text:p>1281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💬</text:p>
          </table:table-cell>
          <table:table-cell office:value-type="float" office:value="128172" calcext:value-type="float">
            <text:p>1281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💭</text:p>
          </table:table-cell>
          <table:table-cell office:value-type="float" office:value="128173" calcext:value-type="float">
            <text:p>1281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💮</text:p>
          </table:table-cell>
          <table:table-cell office:value-type="float" office:value="128174" calcext:value-type="float">
            <text:p>128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💯</text:p>
          </table:table-cell>
          <table:table-cell office:value-type="float" office:value="128175" calcext:value-type="float">
            <text:p>128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💰</text:p>
          </table:table-cell>
          <table:table-cell office:value-type="float" office:value="128176" calcext:value-type="float">
            <text:p>128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💱</text:p>
          </table:table-cell>
          <table:table-cell office:value-type="float" office:value="128177" calcext:value-type="float">
            <text:p>1281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💲</text:p>
          </table:table-cell>
          <table:table-cell office:value-type="float" office:value="128178" calcext:value-type="float">
            <text:p>1281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💳</text:p>
          </table:table-cell>
          <table:table-cell office:value-type="float" office:value="128179" calcext:value-type="float">
            <text:p>1281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💴</text:p>
          </table:table-cell>
          <table:table-cell office:value-type="float" office:value="128180" calcext:value-type="float">
            <text:p>128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💵</text:p>
          </table:table-cell>
          <table:table-cell office:value-type="float" office:value="128181" calcext:value-type="float">
            <text:p>1281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💶</text:p>
          </table:table-cell>
          <table:table-cell office:value-type="float" office:value="128182" calcext:value-type="float">
            <text:p>1281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💷</text:p>
          </table:table-cell>
          <table:table-cell office:value-type="float" office:value="128183" calcext:value-type="float">
            <text:p>1281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💸</text:p>
          </table:table-cell>
          <table:table-cell office:value-type="float" office:value="128184" calcext:value-type="float">
            <text:p>1281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💹</text:p>
          </table:table-cell>
          <table:table-cell office:value-type="float" office:value="128185" calcext:value-type="float">
            <text:p>128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💺</text:p>
          </table:table-cell>
          <table:table-cell office:value-type="float" office:value="128186" calcext:value-type="float">
            <text:p>1281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💻</text:p>
          </table:table-cell>
          <table:table-cell office:value-type="float" office:value="128187" calcext:value-type="float">
            <text:p>1281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💼</text:p>
          </table:table-cell>
          <table:table-cell office:value-type="float" office:value="128188" calcext:value-type="float">
            <text:p>128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💽</text:p>
          </table:table-cell>
          <table:table-cell office:value-type="float" office:value="128189" calcext:value-type="float">
            <text:p>128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💾</text:p>
          </table:table-cell>
          <table:table-cell office:value-type="float" office:value="128190" calcext:value-type="float">
            <text:p>128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💿</text:p>
          </table:table-cell>
          <table:table-cell office:value-type="float" office:value="128191" calcext:value-type="float">
            <text:p>1281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📀</text:p>
          </table:table-cell>
          <table:table-cell office:value-type="float" office:value="128192" calcext:value-type="float">
            <text:p>128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📁</text:p>
          </table:table-cell>
          <table:table-cell office:value-type="float" office:value="128193" calcext:value-type="float">
            <text:p>128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📂</text:p>
          </table:table-cell>
          <table:table-cell office:value-type="float" office:value="128194" calcext:value-type="float">
            <text:p>128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📃</text:p>
          </table:table-cell>
          <table:table-cell office:value-type="float" office:value="128195" calcext:value-type="float">
            <text:p>128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📄</text:p>
          </table:table-cell>
          <table:table-cell office:value-type="float" office:value="128196" calcext:value-type="float">
            <text:p>1281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📅</text:p>
          </table:table-cell>
          <table:table-cell office:value-type="float" office:value="128197" calcext:value-type="float">
            <text:p>128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📆</text:p>
          </table:table-cell>
          <table:table-cell office:value-type="float" office:value="128198" calcext:value-type="float">
            <text:p>1281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📇</text:p>
          </table:table-cell>
          <table:table-cell office:value-type="float" office:value="128199" calcext:value-type="float">
            <text:p>1281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📈</text:p>
          </table:table-cell>
          <table:table-cell office:value-type="float" office:value="128200" calcext:value-type="float">
            <text:p>128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📉</text:p>
          </table:table-cell>
          <table:table-cell office:value-type="float" office:value="128201" calcext:value-type="float">
            <text:p>128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📊</text:p>
          </table:table-cell>
          <table:table-cell office:value-type="float" office:value="128202" calcext:value-type="float">
            <text:p>1282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📋</text:p>
          </table:table-cell>
          <table:table-cell office:value-type="float" office:value="128203" calcext:value-type="float">
            <text:p>1282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📌</text:p>
          </table:table-cell>
          <table:table-cell office:value-type="float" office:value="128204" calcext:value-type="float">
            <text:p>1282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📍</text:p>
          </table:table-cell>
          <table:table-cell office:value-type="float" office:value="128205" calcext:value-type="float">
            <text:p>1282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📎</text:p>
          </table:table-cell>
          <table:table-cell office:value-type="float" office:value="128206" calcext:value-type="float">
            <text:p>1282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📏</text:p>
          </table:table-cell>
          <table:table-cell office:value-type="float" office:value="128207" calcext:value-type="float">
            <text:p>1282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📐</text:p>
          </table:table-cell>
          <table:table-cell office:value-type="float" office:value="128208" calcext:value-type="float">
            <text:p>1282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📑</text:p>
          </table:table-cell>
          <table:table-cell office:value-type="float" office:value="128209" calcext:value-type="float">
            <text:p>1282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📒</text:p>
          </table:table-cell>
          <table:table-cell office:value-type="float" office:value="128210" calcext:value-type="float">
            <text:p>1282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📓</text:p>
          </table:table-cell>
          <table:table-cell office:value-type="float" office:value="128211" calcext:value-type="float">
            <text:p>1282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📔</text:p>
          </table:table-cell>
          <table:table-cell office:value-type="float" office:value="128212" calcext:value-type="float">
            <text:p>1282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📕</text:p>
          </table:table-cell>
          <table:table-cell office:value-type="float" office:value="128213" calcext:value-type="float">
            <text:p>1282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📖</text:p>
          </table:table-cell>
          <table:table-cell office:value-type="float" office:value="128214" calcext:value-type="float">
            <text:p>1282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📗</text:p>
          </table:table-cell>
          <table:table-cell office:value-type="float" office:value="128215" calcext:value-type="float">
            <text:p>1282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📘</text:p>
          </table:table-cell>
          <table:table-cell office:value-type="float" office:value="128216" calcext:value-type="float">
            <text:p>1282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📙</text:p>
          </table:table-cell>
          <table:table-cell office:value-type="float" office:value="128217" calcext:value-type="float">
            <text:p>1282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📚</text:p>
          </table:table-cell>
          <table:table-cell office:value-type="float" office:value="128218" calcext:value-type="float">
            <text:p>1282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📛</text:p>
          </table:table-cell>
          <table:table-cell office:value-type="float" office:value="128219" calcext:value-type="float">
            <text:p>1282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📜</text:p>
          </table:table-cell>
          <table:table-cell office:value-type="float" office:value="128220" calcext:value-type="float">
            <text:p>1282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📝</text:p>
          </table:table-cell>
          <table:table-cell office:value-type="float" office:value="128221" calcext:value-type="float">
            <text:p>1282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📞</text:p>
          </table:table-cell>
          <table:table-cell office:value-type="float" office:value="128222" calcext:value-type="float">
            <text:p>1282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📟</text:p>
          </table:table-cell>
          <table:table-cell office:value-type="float" office:value="128223" calcext:value-type="float">
            <text:p>1282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📠</text:p>
          </table:table-cell>
          <table:table-cell office:value-type="float" office:value="128224" calcext:value-type="float">
            <text:p>1282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📡</text:p>
          </table:table-cell>
          <table:table-cell office:value-type="float" office:value="128225" calcext:value-type="float">
            <text:p>1282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📢</text:p>
          </table:table-cell>
          <table:table-cell office:value-type="float" office:value="128226" calcext:value-type="float">
            <text:p>1282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📣</text:p>
          </table:table-cell>
          <table:table-cell office:value-type="float" office:value="128227" calcext:value-type="float">
            <text:p>1282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📤</text:p>
          </table:table-cell>
          <table:table-cell office:value-type="float" office:value="128228" calcext:value-type="float">
            <text:p>1282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📥</text:p>
          </table:table-cell>
          <table:table-cell office:value-type="float" office:value="128229" calcext:value-type="float">
            <text:p>1282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📦</text:p>
          </table:table-cell>
          <table:table-cell office:value-type="float" office:value="128230" calcext:value-type="float">
            <text:p>1282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📧</text:p>
          </table:table-cell>
          <table:table-cell office:value-type="float" office:value="128231" calcext:value-type="float">
            <text:p>1282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📨</text:p>
          </table:table-cell>
          <table:table-cell office:value-type="float" office:value="128232" calcext:value-type="float">
            <text:p>1282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📩</text:p>
          </table:table-cell>
          <table:table-cell office:value-type="float" office:value="128233" calcext:value-type="float">
            <text:p>1282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📪</text:p>
          </table:table-cell>
          <table:table-cell office:value-type="float" office:value="128234" calcext:value-type="float">
            <text:p>1282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📫</text:p>
          </table:table-cell>
          <table:table-cell office:value-type="float" office:value="128235" calcext:value-type="float">
            <text:p>1282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📬</text:p>
          </table:table-cell>
          <table:table-cell office:value-type="float" office:value="128236" calcext:value-type="float">
            <text:p>1282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📭</text:p>
          </table:table-cell>
          <table:table-cell office:value-type="float" office:value="128237" calcext:value-type="float">
            <text:p>1282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📮</text:p>
          </table:table-cell>
          <table:table-cell office:value-type="float" office:value="128238" calcext:value-type="float">
            <text:p>1282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📯</text:p>
          </table:table-cell>
          <table:table-cell office:value-type="float" office:value="128239" calcext:value-type="float">
            <text:p>1282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📰</text:p>
          </table:table-cell>
          <table:table-cell office:value-type="float" office:value="128240" calcext:value-type="float">
            <text:p>1282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📱</text:p>
          </table:table-cell>
          <table:table-cell office:value-type="float" office:value="128241" calcext:value-type="float">
            <text:p>1282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📲</text:p>
          </table:table-cell>
          <table:table-cell office:value-type="float" office:value="128242" calcext:value-type="float">
            <text:p>1282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📳</text:p>
          </table:table-cell>
          <table:table-cell office:value-type="float" office:value="128243" calcext:value-type="float">
            <text:p>1282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📴</text:p>
          </table:table-cell>
          <table:table-cell office:value-type="float" office:value="128244" calcext:value-type="float">
            <text:p>1282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📵</text:p>
          </table:table-cell>
          <table:table-cell office:value-type="float" office:value="128245" calcext:value-type="float">
            <text:p>1282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📶</text:p>
          </table:table-cell>
          <table:table-cell office:value-type="float" office:value="128246" calcext:value-type="float">
            <text:p>1282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📷</text:p>
          </table:table-cell>
          <table:table-cell office:value-type="float" office:value="128247" calcext:value-type="float">
            <text:p>1282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📸</text:p>
          </table:table-cell>
          <table:table-cell office:value-type="float" office:value="128248" calcext:value-type="float">
            <text:p>1282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📹</text:p>
          </table:table-cell>
          <table:table-cell office:value-type="float" office:value="128249" calcext:value-type="float">
            <text:p>1282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📺</text:p>
          </table:table-cell>
          <table:table-cell office:value-type="float" office:value="128250" calcext:value-type="float">
            <text:p>1282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📻</text:p>
          </table:table-cell>
          <table:table-cell office:value-type="float" office:value="128251" calcext:value-type="float">
            <text:p>1282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📼</text:p>
          </table:table-cell>
          <table:table-cell office:value-type="float" office:value="128252" calcext:value-type="float">
            <text:p>1282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📽</text:p>
          </table:table-cell>
          <table:table-cell office:value-type="float" office:value="128253" calcext:value-type="float">
            <text:p>1282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📾</text:p>
          </table:table-cell>
          <table:table-cell office:value-type="float" office:value="128254" calcext:value-type="float">
            <text:p>1282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📿</text:p>
          </table:table-cell>
          <table:table-cell office:value-type="float" office:value="128255" calcext:value-type="float">
            <text:p>1282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🔀</text:p>
          </table:table-cell>
          <table:table-cell office:value-type="float" office:value="128256" calcext:value-type="float">
            <text:p>1282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🔁</text:p>
          </table:table-cell>
          <table:table-cell office:value-type="float" office:value="128257" calcext:value-type="float">
            <text:p>1282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🔂</text:p>
          </table:table-cell>
          <table:table-cell office:value-type="float" office:value="128258" calcext:value-type="float">
            <text:p>1282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🔃</text:p>
          </table:table-cell>
          <table:table-cell office:value-type="float" office:value="128259" calcext:value-type="float">
            <text:p>1282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🔄</text:p>
          </table:table-cell>
          <table:table-cell office:value-type="float" office:value="128260" calcext:value-type="float">
            <text:p>1282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🔅</text:p>
          </table:table-cell>
          <table:table-cell office:value-type="float" office:value="128261" calcext:value-type="float">
            <text:p>1282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🔆</text:p>
          </table:table-cell>
          <table:table-cell office:value-type="float" office:value="128262" calcext:value-type="float">
            <text:p>1282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🔇</text:p>
          </table:table-cell>
          <table:table-cell office:value-type="float" office:value="128263" calcext:value-type="float">
            <text:p>1282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🔈</text:p>
          </table:table-cell>
          <table:table-cell office:value-type="float" office:value="128264" calcext:value-type="float">
            <text:p>1282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🔉</text:p>
          </table:table-cell>
          <table:table-cell office:value-type="float" office:value="128265" calcext:value-type="float">
            <text:p>1282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🔊</text:p>
          </table:table-cell>
          <table:table-cell office:value-type="float" office:value="128266" calcext:value-type="float">
            <text:p>1282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🔋</text:p>
          </table:table-cell>
          <table:table-cell office:value-type="float" office:value="128267" calcext:value-type="float">
            <text:p>1282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🔌</text:p>
          </table:table-cell>
          <table:table-cell office:value-type="float" office:value="128268" calcext:value-type="float">
            <text:p>1282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🔍</text:p>
          </table:table-cell>
          <table:table-cell office:value-type="float" office:value="128269" calcext:value-type="float">
            <text:p>1282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🔎</text:p>
          </table:table-cell>
          <table:table-cell office:value-type="float" office:value="128270" calcext:value-type="float">
            <text:p>1282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🔏</text:p>
          </table:table-cell>
          <table:table-cell office:value-type="float" office:value="128271" calcext:value-type="float">
            <text:p>1282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🔐</text:p>
          </table:table-cell>
          <table:table-cell office:value-type="float" office:value="128272" calcext:value-type="float">
            <text:p>1282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🔑</text:p>
          </table:table-cell>
          <table:table-cell office:value-type="float" office:value="128273" calcext:value-type="float">
            <text:p>1282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🔒</text:p>
          </table:table-cell>
          <table:table-cell office:value-type="float" office:value="128274" calcext:value-type="float">
            <text:p>1282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🔓</text:p>
          </table:table-cell>
          <table:table-cell office:value-type="float" office:value="128275" calcext:value-type="float">
            <text:p>1282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🔔</text:p>
          </table:table-cell>
          <table:table-cell office:value-type="float" office:value="128276" calcext:value-type="float">
            <text:p>1282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🔕</text:p>
          </table:table-cell>
          <table:table-cell office:value-type="float" office:value="128277" calcext:value-type="float">
            <text:p>1282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🔖</text:p>
          </table:table-cell>
          <table:table-cell office:value-type="float" office:value="128278" calcext:value-type="float">
            <text:p>1282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🔗</text:p>
          </table:table-cell>
          <table:table-cell office:value-type="float" office:value="128279" calcext:value-type="float">
            <text:p>1282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🔘</text:p>
          </table:table-cell>
          <table:table-cell office:value-type="float" office:value="128280" calcext:value-type="float">
            <text:p>1282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🔙</text:p>
          </table:table-cell>
          <table:table-cell office:value-type="float" office:value="128281" calcext:value-type="float">
            <text:p>1282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🔚</text:p>
          </table:table-cell>
          <table:table-cell office:value-type="float" office:value="128282" calcext:value-type="float">
            <text:p>1282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🔛</text:p>
          </table:table-cell>
          <table:table-cell office:value-type="float" office:value="128283" calcext:value-type="float">
            <text:p>1282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🔜</text:p>
          </table:table-cell>
          <table:table-cell office:value-type="float" office:value="128284" calcext:value-type="float">
            <text:p>1282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🔝</text:p>
          </table:table-cell>
          <table:table-cell office:value-type="float" office:value="128285" calcext:value-type="float">
            <text:p>1282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🔞</text:p>
          </table:table-cell>
          <table:table-cell office:value-type="float" office:value="128286" calcext:value-type="float">
            <text:p>1282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🔟</text:p>
          </table:table-cell>
          <table:table-cell office:value-type="float" office:value="128287" calcext:value-type="float">
            <text:p>1282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🔠</text:p>
          </table:table-cell>
          <table:table-cell office:value-type="float" office:value="128288" calcext:value-type="float">
            <text:p>1282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🔡</text:p>
          </table:table-cell>
          <table:table-cell office:value-type="float" office:value="128289" calcext:value-type="float">
            <text:p>1282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🔢</text:p>
          </table:table-cell>
          <table:table-cell office:value-type="float" office:value="128290" calcext:value-type="float">
            <text:p>1282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🔣</text:p>
          </table:table-cell>
          <table:table-cell office:value-type="float" office:value="128291" calcext:value-type="float">
            <text:p>1282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🔤</text:p>
          </table:table-cell>
          <table:table-cell office:value-type="float" office:value="128292" calcext:value-type="float">
            <text:p>128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🔥</text:p>
          </table:table-cell>
          <table:table-cell office:value-type="float" office:value="128293" calcext:value-type="float">
            <text:p>1282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🔦</text:p>
          </table:table-cell>
          <table:table-cell office:value-type="float" office:value="128294" calcext:value-type="float">
            <text:p>128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🔧</text:p>
          </table:table-cell>
          <table:table-cell office:value-type="float" office:value="128295" calcext:value-type="float">
            <text:p>128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🔨</text:p>
          </table:table-cell>
          <table:table-cell office:value-type="float" office:value="128296" calcext:value-type="float">
            <text:p>1282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🔩</text:p>
          </table:table-cell>
          <table:table-cell office:value-type="float" office:value="128297" calcext:value-type="float">
            <text:p>128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🔪</text:p>
          </table:table-cell>
          <table:table-cell office:value-type="float" office:value="128298" calcext:value-type="float">
            <text:p>128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🔫</text:p>
          </table:table-cell>
          <table:table-cell office:value-type="float" office:value="128299" calcext:value-type="float">
            <text:p>128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🔬</text:p>
          </table:table-cell>
          <table:table-cell office:value-type="float" office:value="128300" calcext:value-type="float">
            <text:p>128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🔭</text:p>
          </table:table-cell>
          <table:table-cell office:value-type="float" office:value="128301" calcext:value-type="float">
            <text:p>128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🔮</text:p>
          </table:table-cell>
          <table:table-cell office:value-type="float" office:value="128302" calcext:value-type="float">
            <text:p>1283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🔯</text:p>
          </table:table-cell>
          <table:table-cell office:value-type="float" office:value="128303" calcext:value-type="float">
            <text:p>1283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🔰</text:p>
          </table:table-cell>
          <table:table-cell office:value-type="float" office:value="128304" calcext:value-type="float">
            <text:p>128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🔱</text:p>
          </table:table-cell>
          <table:table-cell office:value-type="float" office:value="128305" calcext:value-type="float">
            <text:p>1283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🔲</text:p>
          </table:table-cell>
          <table:table-cell office:value-type="float" office:value="128306" calcext:value-type="float">
            <text:p>128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🔳</text:p>
          </table:table-cell>
          <table:table-cell office:value-type="float" office:value="128307" calcext:value-type="float">
            <text:p>128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🔴</text:p>
          </table:table-cell>
          <table:table-cell office:value-type="float" office:value="128308" calcext:value-type="float">
            <text:p>1283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🔵</text:p>
          </table:table-cell>
          <table:table-cell office:value-type="float" office:value="128309" calcext:value-type="float">
            <text:p>1283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🔶</text:p>
          </table:table-cell>
          <table:table-cell office:value-type="float" office:value="128310" calcext:value-type="float">
            <text:p>1283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🔷</text:p>
          </table:table-cell>
          <table:table-cell office:value-type="float" office:value="128311" calcext:value-type="float">
            <text:p>128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🔸</text:p>
          </table:table-cell>
          <table:table-cell office:value-type="float" office:value="128312" calcext:value-type="float">
            <text:p>128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🔹</text:p>
          </table:table-cell>
          <table:table-cell office:value-type="float" office:value="128313" calcext:value-type="float">
            <text:p>128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🔺</text:p>
          </table:table-cell>
          <table:table-cell office:value-type="float" office:value="128314" calcext:value-type="float">
            <text:p>128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🔻</text:p>
          </table:table-cell>
          <table:table-cell office:value-type="float" office:value="128315" calcext:value-type="float">
            <text:p>128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🔼</text:p>
          </table:table-cell>
          <table:table-cell office:value-type="float" office:value="128316" calcext:value-type="float">
            <text:p>1283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🔽</text:p>
          </table:table-cell>
          <table:table-cell office:value-type="float" office:value="128317" calcext:value-type="float">
            <text:p>128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🔾</text:p>
          </table:table-cell>
          <table:table-cell office:value-type="float" office:value="128318" calcext:value-type="float">
            <text:p>128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🔿</text:p>
          </table:table-cell>
          <table:table-cell office:value-type="float" office:value="128319" calcext:value-type="float">
            <text:p>1283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🕀</text:p>
          </table:table-cell>
          <table:table-cell office:value-type="float" office:value="128320" calcext:value-type="float">
            <text:p>1283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🕁</text:p>
          </table:table-cell>
          <table:table-cell office:value-type="float" office:value="128321" calcext:value-type="float">
            <text:p>1283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🕂</text:p>
          </table:table-cell>
          <table:table-cell office:value-type="float" office:value="128322" calcext:value-type="float">
            <text:p>128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🕃</text:p>
          </table:table-cell>
          <table:table-cell office:value-type="float" office:value="128323" calcext:value-type="float">
            <text:p>128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🕄</text:p>
          </table:table-cell>
          <table:table-cell office:value-type="float" office:value="128324" calcext:value-type="float">
            <text:p>128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🕅</text:p>
          </table:table-cell>
          <table:table-cell office:value-type="float" office:value="128325" calcext:value-type="float">
            <text:p>128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🕆</text:p>
          </table:table-cell>
          <table:table-cell office:value-type="float" office:value="128326" calcext:value-type="float">
            <text:p>1283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🕇</text:p>
          </table:table-cell>
          <table:table-cell office:value-type="float" office:value="128327" calcext:value-type="float">
            <text:p>1283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🕈</text:p>
          </table:table-cell>
          <table:table-cell office:value-type="float" office:value="128328" calcext:value-type="float">
            <text:p>128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🕉</text:p>
          </table:table-cell>
          <table:table-cell office:value-type="float" office:value="128329" calcext:value-type="float">
            <text:p>1283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🕊</text:p>
          </table:table-cell>
          <table:table-cell office:value-type="float" office:value="128330" calcext:value-type="float">
            <text:p>1283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🕋</text:p>
          </table:table-cell>
          <table:table-cell office:value-type="float" office:value="128331" calcext:value-type="float">
            <text:p>1283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🕌</text:p>
          </table:table-cell>
          <table:table-cell office:value-type="float" office:value="128332" calcext:value-type="float">
            <text:p>1283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🕍</text:p>
          </table:table-cell>
          <table:table-cell office:value-type="float" office:value="128333" calcext:value-type="float">
            <text:p>128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🕎</text:p>
          </table:table-cell>
          <table:table-cell office:value-type="float" office:value="128334" calcext:value-type="float">
            <text:p>128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🕏</text:p>
          </table:table-cell>
          <table:table-cell office:value-type="float" office:value="128335" calcext:value-type="float">
            <text:p>128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🕐</text:p>
          </table:table-cell>
          <table:table-cell office:value-type="float" office:value="128336" calcext:value-type="float">
            <text:p>128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🕑</text:p>
          </table:table-cell>
          <table:table-cell office:value-type="float" office:value="128337" calcext:value-type="float">
            <text:p>128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🕒</text:p>
          </table:table-cell>
          <table:table-cell office:value-type="float" office:value="128338" calcext:value-type="float">
            <text:p>1283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🕓</text:p>
          </table:table-cell>
          <table:table-cell office:value-type="float" office:value="128339" calcext:value-type="float">
            <text:p>1283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🕔</text:p>
          </table:table-cell>
          <table:table-cell office:value-type="float" office:value="128340" calcext:value-type="float">
            <text:p>128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🕕</text:p>
          </table:table-cell>
          <table:table-cell office:value-type="float" office:value="128341" calcext:value-type="float">
            <text:p>1283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🕖</text:p>
          </table:table-cell>
          <table:table-cell office:value-type="float" office:value="128342" calcext:value-type="float">
            <text:p>1283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🕗</text:p>
          </table:table-cell>
          <table:table-cell office:value-type="float" office:value="128343" calcext:value-type="float">
            <text:p>128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🕘</text:p>
          </table:table-cell>
          <table:table-cell office:value-type="float" office:value="128344" calcext:value-type="float">
            <text:p>128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🕙</text:p>
          </table:table-cell>
          <table:table-cell office:value-type="float" office:value="128345" calcext:value-type="float">
            <text:p>128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🕚</text:p>
          </table:table-cell>
          <table:table-cell office:value-type="float" office:value="128346" calcext:value-type="float">
            <text:p>1283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🕛</text:p>
          </table:table-cell>
          <table:table-cell office:value-type="float" office:value="128347" calcext:value-type="float">
            <text:p>1283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🕜</text:p>
          </table:table-cell>
          <table:table-cell office:value-type="float" office:value="128348" calcext:value-type="float">
            <text:p>1283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🕝</text:p>
          </table:table-cell>
          <table:table-cell office:value-type="float" office:value="128349" calcext:value-type="float">
            <text:p>128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🕞</text:p>
          </table:table-cell>
          <table:table-cell office:value-type="float" office:value="128350" calcext:value-type="float">
            <text:p>128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🕟</text:p>
          </table:table-cell>
          <table:table-cell office:value-type="float" office:value="128351" calcext:value-type="float">
            <text:p>1283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🕠</text:p>
          </table:table-cell>
          <table:table-cell office:value-type="float" office:value="128352" calcext:value-type="float">
            <text:p>1283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🕡</text:p>
          </table:table-cell>
          <table:table-cell office:value-type="float" office:value="128353" calcext:value-type="float">
            <text:p>1283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🕢</text:p>
          </table:table-cell>
          <table:table-cell office:value-type="float" office:value="128354" calcext:value-type="float">
            <text:p>1283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🕣</text:p>
          </table:table-cell>
          <table:table-cell office:value-type="float" office:value="128355" calcext:value-type="float">
            <text:p>128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🕤</text:p>
          </table:table-cell>
          <table:table-cell office:value-type="float" office:value="128356" calcext:value-type="float">
            <text:p>1283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🕥</text:p>
          </table:table-cell>
          <table:table-cell office:value-type="float" office:value="128357" calcext:value-type="float">
            <text:p>1283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🕦</text:p>
          </table:table-cell>
          <table:table-cell office:value-type="float" office:value="128358" calcext:value-type="float">
            <text:p>128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🕧</text:p>
          </table:table-cell>
          <table:table-cell office:value-type="float" office:value="128359" calcext:value-type="float">
            <text:p>128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🕨</text:p>
          </table:table-cell>
          <table:table-cell office:value-type="float" office:value="128360" calcext:value-type="float">
            <text:p>1283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🕩</text:p>
          </table:table-cell>
          <table:table-cell office:value-type="float" office:value="128361" calcext:value-type="float">
            <text:p>128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🕪</text:p>
          </table:table-cell>
          <table:table-cell office:value-type="float" office:value="128362" calcext:value-type="float">
            <text:p>128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🕫</text:p>
          </table:table-cell>
          <table:table-cell office:value-type="float" office:value="128363" calcext:value-type="float">
            <text:p>128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🕬</text:p>
          </table:table-cell>
          <table:table-cell office:value-type="float" office:value="128364" calcext:value-type="float">
            <text:p>128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🕭</text:p>
          </table:table-cell>
          <table:table-cell office:value-type="float" office:value="128365" calcext:value-type="float">
            <text:p>128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🕮</text:p>
          </table:table-cell>
          <table:table-cell office:value-type="float" office:value="128366" calcext:value-type="float">
            <text:p>128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🕯</text:p>
          </table:table-cell>
          <table:table-cell office:value-type="float" office:value="128367" calcext:value-type="float">
            <text:p>128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🕰</text:p>
          </table:table-cell>
          <table:table-cell office:value-type="float" office:value="128368" calcext:value-type="float">
            <text:p>1283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🕱</text:p>
          </table:table-cell>
          <table:table-cell office:value-type="float" office:value="128369" calcext:value-type="float">
            <text:p>128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🕲</text:p>
          </table:table-cell>
          <table:table-cell office:value-type="float" office:value="128370" calcext:value-type="float">
            <text:p>1283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🕳</text:p>
          </table:table-cell>
          <table:table-cell office:value-type="float" office:value="128371" calcext:value-type="float">
            <text:p>1283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🕴</text:p>
          </table:table-cell>
          <table:table-cell office:value-type="float" office:value="128372" calcext:value-type="float">
            <text:p>128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🕵</text:p>
          </table:table-cell>
          <table:table-cell office:value-type="float" office:value="128373" calcext:value-type="float">
            <text:p>128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🕶</text:p>
          </table:table-cell>
          <table:table-cell office:value-type="float" office:value="128374" calcext:value-type="float">
            <text:p>1283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🕷</text:p>
          </table:table-cell>
          <table:table-cell office:value-type="float" office:value="128375" calcext:value-type="float">
            <text:p>1283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🕸</text:p>
          </table:table-cell>
          <table:table-cell office:value-type="float" office:value="128376" calcext:value-type="float">
            <text:p>1283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🕹</text:p>
          </table:table-cell>
          <table:table-cell office:value-type="float" office:value="128377" calcext:value-type="float">
            <text:p>1283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🕺</text:p>
          </table:table-cell>
          <table:table-cell office:value-type="float" office:value="128378" calcext:value-type="float">
            <text:p>1283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🕻</text:p>
          </table:table-cell>
          <table:table-cell office:value-type="float" office:value="128379" calcext:value-type="float">
            <text:p>1283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🕼</text:p>
          </table:table-cell>
          <table:table-cell office:value-type="float" office:value="128380" calcext:value-type="float">
            <text:p>128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🕽</text:p>
          </table:table-cell>
          <table:table-cell office:value-type="float" office:value="128381" calcext:value-type="float">
            <text:p>1283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🕾</text:p>
          </table:table-cell>
          <table:table-cell office:value-type="float" office:value="128382" calcext:value-type="float">
            <text:p>1283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🕿</text:p>
          </table:table-cell>
          <table:table-cell office:value-type="float" office:value="128383" calcext:value-type="float">
            <text:p>128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🖀</text:p>
          </table:table-cell>
          <table:table-cell office:value-type="float" office:value="128384" calcext:value-type="float">
            <text:p>1283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🖁</text:p>
          </table:table-cell>
          <table:table-cell office:value-type="float" office:value="128385" calcext:value-type="float">
            <text:p>1283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🖂</text:p>
          </table:table-cell>
          <table:table-cell office:value-type="float" office:value="128386" calcext:value-type="float">
            <text:p>1283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🖃</text:p>
          </table:table-cell>
          <table:table-cell office:value-type="float" office:value="128387" calcext:value-type="float">
            <text:p>1283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🖄</text:p>
          </table:table-cell>
          <table:table-cell office:value-type="float" office:value="128388" calcext:value-type="float">
            <text:p>1283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🖅</text:p>
          </table:table-cell>
          <table:table-cell office:value-type="float" office:value="128389" calcext:value-type="float">
            <text:p>1283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🖆</text:p>
          </table:table-cell>
          <table:table-cell office:value-type="float" office:value="128390" calcext:value-type="float">
            <text:p>1283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🖇</text:p>
          </table:table-cell>
          <table:table-cell office:value-type="float" office:value="128391" calcext:value-type="float">
            <text:p>1283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🖈</text:p>
          </table:table-cell>
          <table:table-cell office:value-type="float" office:value="128392" calcext:value-type="float">
            <text:p>1283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🖉</text:p>
          </table:table-cell>
          <table:table-cell office:value-type="float" office:value="128393" calcext:value-type="float">
            <text:p>1283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🖊</text:p>
          </table:table-cell>
          <table:table-cell office:value-type="float" office:value="128394" calcext:value-type="float">
            <text:p>1283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🖋</text:p>
          </table:table-cell>
          <table:table-cell office:value-type="float" office:value="128395" calcext:value-type="float">
            <text:p>1283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🖌</text:p>
          </table:table-cell>
          <table:table-cell office:value-type="float" office:value="128396" calcext:value-type="float">
            <text:p>128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🖍</text:p>
          </table:table-cell>
          <table:table-cell office:value-type="float" office:value="128397" calcext:value-type="float">
            <text:p>1283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🖎</text:p>
          </table:table-cell>
          <table:table-cell office:value-type="float" office:value="128398" calcext:value-type="float">
            <text:p>128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🖏</text:p>
          </table:table-cell>
          <table:table-cell office:value-type="float" office:value="128399" calcext:value-type="float">
            <text:p>1283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🖐</text:p>
          </table:table-cell>
          <table:table-cell office:value-type="float" office:value="128400" calcext:value-type="float">
            <text:p>128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🖑</text:p>
          </table:table-cell>
          <table:table-cell office:value-type="float" office:value="128401" calcext:value-type="float">
            <text:p>1284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🖒</text:p>
          </table:table-cell>
          <table:table-cell office:value-type="float" office:value="128402" calcext:value-type="float">
            <text:p>1284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🖓</text:p>
          </table:table-cell>
          <table:table-cell office:value-type="float" office:value="128403" calcext:value-type="float">
            <text:p>128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🖔</text:p>
          </table:table-cell>
          <table:table-cell office:value-type="float" office:value="128404" calcext:value-type="float">
            <text:p>128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🖕</text:p>
          </table:table-cell>
          <table:table-cell office:value-type="float" office:value="128405" calcext:value-type="float">
            <text:p>1284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🖖</text:p>
          </table:table-cell>
          <table:table-cell office:value-type="float" office:value="128406" calcext:value-type="float">
            <text:p>1284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🖗</text:p>
          </table:table-cell>
          <table:table-cell office:value-type="float" office:value="128407" calcext:value-type="float">
            <text:p>1284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🖘</text:p>
          </table:table-cell>
          <table:table-cell office:value-type="float" office:value="128408" calcext:value-type="float">
            <text:p>1284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🖙</text:p>
          </table:table-cell>
          <table:table-cell office:value-type="float" office:value="128409" calcext:value-type="float">
            <text:p>1284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🖚</text:p>
          </table:table-cell>
          <table:table-cell office:value-type="float" office:value="128410" calcext:value-type="float">
            <text:p>1284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🖛</text:p>
          </table:table-cell>
          <table:table-cell office:value-type="float" office:value="128411" calcext:value-type="float">
            <text:p>128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🖜</text:p>
          </table:table-cell>
          <table:table-cell office:value-type="float" office:value="128412" calcext:value-type="float">
            <text:p>1284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🖝</text:p>
          </table:table-cell>
          <table:table-cell office:value-type="float" office:value="128413" calcext:value-type="float">
            <text:p>1284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🖞</text:p>
          </table:table-cell>
          <table:table-cell office:value-type="float" office:value="128414" calcext:value-type="float">
            <text:p>1284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🖟</text:p>
          </table:table-cell>
          <table:table-cell office:value-type="float" office:value="128415" calcext:value-type="float">
            <text:p>1284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🖠</text:p>
          </table:table-cell>
          <table:table-cell office:value-type="float" office:value="128416" calcext:value-type="float">
            <text:p>1284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🖡</text:p>
          </table:table-cell>
          <table:table-cell office:value-type="float" office:value="128417" calcext:value-type="float">
            <text:p>1284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🖢</text:p>
          </table:table-cell>
          <table:table-cell office:value-type="float" office:value="128418" calcext:value-type="float">
            <text:p>128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🖣</text:p>
          </table:table-cell>
          <table:table-cell office:value-type="float" office:value="128419" calcext:value-type="float">
            <text:p>1284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🖤</text:p>
          </table:table-cell>
          <table:table-cell office:value-type="float" office:value="128420" calcext:value-type="float">
            <text:p>1284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🖥</text:p>
          </table:table-cell>
          <table:table-cell office:value-type="float" office:value="128421" calcext:value-type="float">
            <text:p>1284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🖦</text:p>
          </table:table-cell>
          <table:table-cell office:value-type="float" office:value="128422" calcext:value-type="float">
            <text:p>1284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🖧</text:p>
          </table:table-cell>
          <table:table-cell office:value-type="float" office:value="128423" calcext:value-type="float">
            <text:p>128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🖨</text:p>
          </table:table-cell>
          <table:table-cell office:value-type="float" office:value="128424" calcext:value-type="float">
            <text:p>128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🖩</text:p>
          </table:table-cell>
          <table:table-cell office:value-type="float" office:value="128425" calcext:value-type="float">
            <text:p>128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🖪</text:p>
          </table:table-cell>
          <table:table-cell office:value-type="float" office:value="128426" calcext:value-type="float">
            <text:p>1284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🖫</text:p>
          </table:table-cell>
          <table:table-cell office:value-type="float" office:value="128427" calcext:value-type="float">
            <text:p>1284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🖬</text:p>
          </table:table-cell>
          <table:table-cell office:value-type="float" office:value="128428" calcext:value-type="float">
            <text:p>1284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🖭</text:p>
          </table:table-cell>
          <table:table-cell office:value-type="float" office:value="128429" calcext:value-type="float">
            <text:p>1284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🖮</text:p>
          </table:table-cell>
          <table:table-cell office:value-type="float" office:value="128430" calcext:value-type="float">
            <text:p>128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🖯</text:p>
          </table:table-cell>
          <table:table-cell office:value-type="float" office:value="128431" calcext:value-type="float">
            <text:p>128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🖰</text:p>
          </table:table-cell>
          <table:table-cell office:value-type="float" office:value="128432" calcext:value-type="float">
            <text:p>1284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🖱</text:p>
          </table:table-cell>
          <table:table-cell office:value-type="float" office:value="128433" calcext:value-type="float">
            <text:p>128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🖲</text:p>
          </table:table-cell>
          <table:table-cell office:value-type="float" office:value="128434" calcext:value-type="float">
            <text:p>1284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🖳</text:p>
          </table:table-cell>
          <table:table-cell office:value-type="float" office:value="128435" calcext:value-type="float">
            <text:p>128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🖴</text:p>
          </table:table-cell>
          <table:table-cell office:value-type="float" office:value="128436" calcext:value-type="float">
            <text:p>128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🖵</text:p>
          </table:table-cell>
          <table:table-cell office:value-type="float" office:value="128437" calcext:value-type="float">
            <text:p>1284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🖶</text:p>
          </table:table-cell>
          <table:table-cell office:value-type="float" office:value="128438" calcext:value-type="float">
            <text:p>1284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🖷</text:p>
          </table:table-cell>
          <table:table-cell office:value-type="float" office:value="128439" calcext:value-type="float">
            <text:p>128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🖸</text:p>
          </table:table-cell>
          <table:table-cell office:value-type="float" office:value="128440" calcext:value-type="float">
            <text:p>1284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🖹</text:p>
          </table:table-cell>
          <table:table-cell office:value-type="float" office:value="128441" calcext:value-type="float">
            <text:p>128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🖺</text:p>
          </table:table-cell>
          <table:table-cell office:value-type="float" office:value="128442" calcext:value-type="float">
            <text:p>1284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🖻</text:p>
          </table:table-cell>
          <table:table-cell office:value-type="float" office:value="128443" calcext:value-type="float">
            <text:p>1284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🖼</text:p>
          </table:table-cell>
          <table:table-cell office:value-type="float" office:value="128444" calcext:value-type="float">
            <text:p>128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🖽</text:p>
          </table:table-cell>
          <table:table-cell office:value-type="float" office:value="128445" calcext:value-type="float">
            <text:p>1284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🖾</text:p>
          </table:table-cell>
          <table:table-cell office:value-type="float" office:value="128446" calcext:value-type="float">
            <text:p>1284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🖿</text:p>
          </table:table-cell>
          <table:table-cell office:value-type="float" office:value="128447" calcext:value-type="float">
            <text:p>128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🗀</text:p>
          </table:table-cell>
          <table:table-cell office:value-type="float" office:value="128448" calcext:value-type="float">
            <text:p>1284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🗁</text:p>
          </table:table-cell>
          <table:table-cell office:value-type="float" office:value="128449" calcext:value-type="float">
            <text:p>1284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🗂</text:p>
          </table:table-cell>
          <table:table-cell office:value-type="float" office:value="128450" calcext:value-type="float">
            <text:p>128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🗃</text:p>
          </table:table-cell>
          <table:table-cell office:value-type="float" office:value="128451" calcext:value-type="float">
            <text:p>1284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🗄</text:p>
          </table:table-cell>
          <table:table-cell office:value-type="float" office:value="128452" calcext:value-type="float">
            <text:p>128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🗅</text:p>
          </table:table-cell>
          <table:table-cell office:value-type="float" office:value="128453" calcext:value-type="float">
            <text:p>128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🗆</text:p>
          </table:table-cell>
          <table:table-cell office:value-type="float" office:value="128454" calcext:value-type="float">
            <text:p>1284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🗇</text:p>
          </table:table-cell>
          <table:table-cell office:value-type="float" office:value="128455" calcext:value-type="float">
            <text:p>128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🗈</text:p>
          </table:table-cell>
          <table:table-cell office:value-type="float" office:value="128456" calcext:value-type="float">
            <text:p>128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🗉</text:p>
          </table:table-cell>
          <table:table-cell office:value-type="float" office:value="128457" calcext:value-type="float">
            <text:p>1284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🗊</text:p>
          </table:table-cell>
          <table:table-cell office:value-type="float" office:value="128458" calcext:value-type="float">
            <text:p>128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🗋</text:p>
          </table:table-cell>
          <table:table-cell office:value-type="float" office:value="128459" calcext:value-type="float">
            <text:p>128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🗌</text:p>
          </table:table-cell>
          <table:table-cell office:value-type="float" office:value="128460" calcext:value-type="float">
            <text:p>1284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🗍</text:p>
          </table:table-cell>
          <table:table-cell office:value-type="float" office:value="128461" calcext:value-type="float">
            <text:p>1284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🗎</text:p>
          </table:table-cell>
          <table:table-cell office:value-type="float" office:value="128462" calcext:value-type="float">
            <text:p>1284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🗏</text:p>
          </table:table-cell>
          <table:table-cell office:value-type="float" office:value="128463" calcext:value-type="float">
            <text:p>1284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🗐</text:p>
          </table:table-cell>
          <table:table-cell office:value-type="float" office:value="128464" calcext:value-type="float">
            <text:p>1284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🗑</text:p>
          </table:table-cell>
          <table:table-cell office:value-type="float" office:value="128465" calcext:value-type="float">
            <text:p>128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🗒</text:p>
          </table:table-cell>
          <table:table-cell office:value-type="float" office:value="128466" calcext:value-type="float">
            <text:p>1284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🗓</text:p>
          </table:table-cell>
          <table:table-cell office:value-type="float" office:value="128467" calcext:value-type="float">
            <text:p>1284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🗔</text:p>
          </table:table-cell>
          <table:table-cell office:value-type="float" office:value="128468" calcext:value-type="float">
            <text:p>1284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🗕</text:p>
          </table:table-cell>
          <table:table-cell office:value-type="float" office:value="128469" calcext:value-type="float">
            <text:p>1284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🗖</text:p>
          </table:table-cell>
          <table:table-cell office:value-type="float" office:value="128470" calcext:value-type="float">
            <text:p>1284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🗗</text:p>
          </table:table-cell>
          <table:table-cell office:value-type="float" office:value="128471" calcext:value-type="float">
            <text:p>128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🗘</text:p>
          </table:table-cell>
          <table:table-cell office:value-type="float" office:value="128472" calcext:value-type="float">
            <text:p>1284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🗙</text:p>
          </table:table-cell>
          <table:table-cell office:value-type="float" office:value="128473" calcext:value-type="float">
            <text:p>1284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🗚</text:p>
          </table:table-cell>
          <table:table-cell office:value-type="float" office:value="128474" calcext:value-type="float">
            <text:p>128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🗛</text:p>
          </table:table-cell>
          <table:table-cell office:value-type="float" office:value="128475" calcext:value-type="float">
            <text:p>1284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🗜</text:p>
          </table:table-cell>
          <table:table-cell office:value-type="float" office:value="128476" calcext:value-type="float">
            <text:p>1284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🗝</text:p>
          </table:table-cell>
          <table:table-cell office:value-type="float" office:value="128477" calcext:value-type="float">
            <text:p>128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🗞</text:p>
          </table:table-cell>
          <table:table-cell office:value-type="float" office:value="128478" calcext:value-type="float">
            <text:p>128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🗟</text:p>
          </table:table-cell>
          <table:table-cell office:value-type="float" office:value="128479" calcext:value-type="float">
            <text:p>1284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🗠</text:p>
          </table:table-cell>
          <table:table-cell office:value-type="float" office:value="128480" calcext:value-type="float">
            <text:p>128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🗡</text:p>
          </table:table-cell>
          <table:table-cell office:value-type="float" office:value="128481" calcext:value-type="float">
            <text:p>1284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🗢</text:p>
          </table:table-cell>
          <table:table-cell office:value-type="float" office:value="128482" calcext:value-type="float">
            <text:p>128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🗣</text:p>
          </table:table-cell>
          <table:table-cell office:value-type="float" office:value="128483" calcext:value-type="float">
            <text:p>1284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🗤</text:p>
          </table:table-cell>
          <table:table-cell office:value-type="float" office:value="128484" calcext:value-type="float">
            <text:p>1284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🗥</text:p>
          </table:table-cell>
          <table:table-cell office:value-type="float" office:value="128485" calcext:value-type="float">
            <text:p>1284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🗦</text:p>
          </table:table-cell>
          <table:table-cell office:value-type="float" office:value="128486" calcext:value-type="float">
            <text:p>128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🗧</text:p>
          </table:table-cell>
          <table:table-cell office:value-type="float" office:value="128487" calcext:value-type="float">
            <text:p>1284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🗨</text:p>
          </table:table-cell>
          <table:table-cell office:value-type="float" office:value="128488" calcext:value-type="float">
            <text:p>128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🗩</text:p>
          </table:table-cell>
          <table:table-cell office:value-type="float" office:value="128489" calcext:value-type="float">
            <text:p>1284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🗪</text:p>
          </table:table-cell>
          <table:table-cell office:value-type="float" office:value="128490" calcext:value-type="float">
            <text:p>1284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🗫</text:p>
          </table:table-cell>
          <table:table-cell office:value-type="float" office:value="128491" calcext:value-type="float">
            <text:p>128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🗬</text:p>
          </table:table-cell>
          <table:table-cell office:value-type="float" office:value="128492" calcext:value-type="float">
            <text:p>128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🗭</text:p>
          </table:table-cell>
          <table:table-cell office:value-type="float" office:value="128493" calcext:value-type="float">
            <text:p>1284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🗮</text:p>
          </table:table-cell>
          <table:table-cell office:value-type="float" office:value="128494" calcext:value-type="float">
            <text:p>1284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🗯</text:p>
          </table:table-cell>
          <table:table-cell office:value-type="float" office:value="128495" calcext:value-type="float">
            <text:p>128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🗰</text:p>
          </table:table-cell>
          <table:table-cell office:value-type="float" office:value="128496" calcext:value-type="float">
            <text:p>1284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🗱</text:p>
          </table:table-cell>
          <table:table-cell office:value-type="float" office:value="128497" calcext:value-type="float">
            <text:p>128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🗲</text:p>
          </table:table-cell>
          <table:table-cell office:value-type="float" office:value="128498" calcext:value-type="float">
            <text:p>1284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🗳</text:p>
          </table:table-cell>
          <table:table-cell office:value-type="float" office:value="128499" calcext:value-type="float">
            <text:p>128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🗴</text:p>
          </table:table-cell>
          <table:table-cell office:value-type="float" office:value="128500" calcext:value-type="float">
            <text:p>128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🗵</text:p>
          </table:table-cell>
          <table:table-cell office:value-type="float" office:value="128501" calcext:value-type="float">
            <text:p>1285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🗶</text:p>
          </table:table-cell>
          <table:table-cell office:value-type="float" office:value="128502" calcext:value-type="float">
            <text:p>128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🗷</text:p>
          </table:table-cell>
          <table:table-cell office:value-type="float" office:value="128503" calcext:value-type="float">
            <text:p>128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🗸</text:p>
          </table:table-cell>
          <table:table-cell office:value-type="float" office:value="128504" calcext:value-type="float">
            <text:p>128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🗹</text:p>
          </table:table-cell>
          <table:table-cell office:value-type="float" office:value="128505" calcext:value-type="float">
            <text:p>128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🗺</text:p>
          </table:table-cell>
          <table:table-cell office:value-type="float" office:value="128506" calcext:value-type="float">
            <text:p>128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🗻</text:p>
          </table:table-cell>
          <table:table-cell office:value-type="float" office:value="128507" calcext:value-type="float">
            <text:p>128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🗼</text:p>
          </table:table-cell>
          <table:table-cell office:value-type="float" office:value="128508" calcext:value-type="float">
            <text:p>128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🗽</text:p>
          </table:table-cell>
          <table:table-cell office:value-type="float" office:value="128509" calcext:value-type="float">
            <text:p>1285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🗾</text:p>
          </table:table-cell>
          <table:table-cell office:value-type="float" office:value="128510" calcext:value-type="float">
            <text:p>1285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🗿</text:p>
          </table:table-cell>
          <table:table-cell office:value-type="float" office:value="128511" calcext:value-type="float">
            <text:p>128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😀</text:p>
          </table:table-cell>
          <table:table-cell office:value-type="float" office:value="128512" calcext:value-type="float">
            <text:p>128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😁</text:p>
          </table:table-cell>
          <table:table-cell office:value-type="float" office:value="128513" calcext:value-type="float">
            <text:p>1285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😂</text:p>
          </table:table-cell>
          <table:table-cell office:value-type="float" office:value="128514" calcext:value-type="float">
            <text:p>1285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😃</text:p>
          </table:table-cell>
          <table:table-cell office:value-type="float" office:value="128515" calcext:value-type="float">
            <text:p>1285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😄</text:p>
          </table:table-cell>
          <table:table-cell office:value-type="float" office:value="128516" calcext:value-type="float">
            <text:p>1285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😅</text:p>
          </table:table-cell>
          <table:table-cell office:value-type="float" office:value="128517" calcext:value-type="float">
            <text:p>1285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😆</text:p>
          </table:table-cell>
          <table:table-cell office:value-type="float" office:value="128518" calcext:value-type="float">
            <text:p>128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😇</text:p>
          </table:table-cell>
          <table:table-cell office:value-type="float" office:value="128519" calcext:value-type="float">
            <text:p>1285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😈</text:p>
          </table:table-cell>
          <table:table-cell office:value-type="float" office:value="128520" calcext:value-type="float">
            <text:p>1285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😉</text:p>
          </table:table-cell>
          <table:table-cell office:value-type="float" office:value="128521" calcext:value-type="float">
            <text:p>128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😊</text:p>
          </table:table-cell>
          <table:table-cell office:value-type="float" office:value="128522" calcext:value-type="float">
            <text:p>1285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😋</text:p>
          </table:table-cell>
          <table:table-cell office:value-type="float" office:value="128523" calcext:value-type="float">
            <text:p>1285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😌</text:p>
          </table:table-cell>
          <table:table-cell office:value-type="float" office:value="128524" calcext:value-type="float">
            <text:p>1285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😍</text:p>
          </table:table-cell>
          <table:table-cell office:value-type="float" office:value="128525" calcext:value-type="float">
            <text:p>128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😎</text:p>
          </table:table-cell>
          <table:table-cell office:value-type="float" office:value="128526" calcext:value-type="float">
            <text:p>1285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😏</text:p>
          </table:table-cell>
          <table:table-cell office:value-type="float" office:value="128527" calcext:value-type="float">
            <text:p>1285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😐</text:p>
          </table:table-cell>
          <table:table-cell office:value-type="float" office:value="128528" calcext:value-type="float">
            <text:p>128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😑</text:p>
          </table:table-cell>
          <table:table-cell office:value-type="float" office:value="128529" calcext:value-type="float">
            <text:p>1285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😒</text:p>
          </table:table-cell>
          <table:table-cell office:value-type="float" office:value="128530" calcext:value-type="float">
            <text:p>1285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😓</text:p>
          </table:table-cell>
          <table:table-cell office:value-type="float" office:value="128531" calcext:value-type="float">
            <text:p>128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😔</text:p>
          </table:table-cell>
          <table:table-cell office:value-type="float" office:value="128532" calcext:value-type="float">
            <text:p>1285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😕</text:p>
          </table:table-cell>
          <table:table-cell office:value-type="float" office:value="128533" calcext:value-type="float">
            <text:p>128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😖</text:p>
          </table:table-cell>
          <table:table-cell office:value-type="float" office:value="128534" calcext:value-type="float">
            <text:p>1285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😗</text:p>
          </table:table-cell>
          <table:table-cell office:value-type="float" office:value="128535" calcext:value-type="float">
            <text:p>128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😘</text:p>
          </table:table-cell>
          <table:table-cell office:value-type="float" office:value="128536" calcext:value-type="float">
            <text:p>1285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😙</text:p>
          </table:table-cell>
          <table:table-cell office:value-type="float" office:value="128537" calcext:value-type="float">
            <text:p>1285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😚</text:p>
          </table:table-cell>
          <table:table-cell office:value-type="float" office:value="128538" calcext:value-type="float">
            <text:p>128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😛</text:p>
          </table:table-cell>
          <table:table-cell office:value-type="float" office:value="128539" calcext:value-type="float">
            <text:p>128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😜</text:p>
          </table:table-cell>
          <table:table-cell office:value-type="float" office:value="128540" calcext:value-type="float">
            <text:p>1285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😝</text:p>
          </table:table-cell>
          <table:table-cell office:value-type="float" office:value="128541" calcext:value-type="float">
            <text:p>1285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😞</text:p>
          </table:table-cell>
          <table:table-cell office:value-type="float" office:value="128542" calcext:value-type="float">
            <text:p>128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😟</text:p>
          </table:table-cell>
          <table:table-cell office:value-type="float" office:value="128543" calcext:value-type="float">
            <text:p>1285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😠</text:p>
          </table:table-cell>
          <table:table-cell office:value-type="float" office:value="128544" calcext:value-type="float">
            <text:p>128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😡</text:p>
          </table:table-cell>
          <table:table-cell office:value-type="float" office:value="128545" calcext:value-type="float">
            <text:p>1285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😢</text:p>
          </table:table-cell>
          <table:table-cell office:value-type="float" office:value="128546" calcext:value-type="float">
            <text:p>128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😣</text:p>
          </table:table-cell>
          <table:table-cell office:value-type="float" office:value="128547" calcext:value-type="float">
            <text:p>1285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😤</text:p>
          </table:table-cell>
          <table:table-cell office:value-type="float" office:value="128548" calcext:value-type="float">
            <text:p>1285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😥</text:p>
          </table:table-cell>
          <table:table-cell office:value-type="float" office:value="128549" calcext:value-type="float">
            <text:p>1285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😦</text:p>
          </table:table-cell>
          <table:table-cell office:value-type="float" office:value="128550" calcext:value-type="float">
            <text:p>1285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😧</text:p>
          </table:table-cell>
          <table:table-cell office:value-type="float" office:value="128551" calcext:value-type="float">
            <text:p>128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😨</text:p>
          </table:table-cell>
          <table:table-cell office:value-type="float" office:value="128552" calcext:value-type="float">
            <text:p>1285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😩</text:p>
          </table:table-cell>
          <table:table-cell office:value-type="float" office:value="128553" calcext:value-type="float">
            <text:p>1285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😪</text:p>
          </table:table-cell>
          <table:table-cell office:value-type="float" office:value="128554" calcext:value-type="float">
            <text:p>128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😫</text:p>
          </table:table-cell>
          <table:table-cell office:value-type="float" office:value="128555" calcext:value-type="float">
            <text:p>128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😬</text:p>
          </table:table-cell>
          <table:table-cell office:value-type="float" office:value="128556" calcext:value-type="float">
            <text:p>128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😭</text:p>
          </table:table-cell>
          <table:table-cell office:value-type="float" office:value="128557" calcext:value-type="float">
            <text:p>128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😮</text:p>
          </table:table-cell>
          <table:table-cell office:value-type="float" office:value="128558" calcext:value-type="float">
            <text:p>128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😯</text:p>
          </table:table-cell>
          <table:table-cell office:value-type="float" office:value="128559" calcext:value-type="float">
            <text:p>128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😰</text:p>
          </table:table-cell>
          <table:table-cell office:value-type="float" office:value="128560" calcext:value-type="float">
            <text:p>128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😱</text:p>
          </table:table-cell>
          <table:table-cell office:value-type="float" office:value="128561" calcext:value-type="float">
            <text:p>1285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😲</text:p>
          </table:table-cell>
          <table:table-cell office:value-type="float" office:value="128562" calcext:value-type="float">
            <text:p>128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😳</text:p>
          </table:table-cell>
          <table:table-cell office:value-type="float" office:value="128563" calcext:value-type="float">
            <text:p>1285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😴</text:p>
          </table:table-cell>
          <table:table-cell office:value-type="float" office:value="128564" calcext:value-type="float">
            <text:p>1285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😵</text:p>
          </table:table-cell>
          <table:table-cell office:value-type="float" office:value="128565" calcext:value-type="float">
            <text:p>1285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😶</text:p>
          </table:table-cell>
          <table:table-cell office:value-type="float" office:value="128566" calcext:value-type="float">
            <text:p>128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😷</text:p>
          </table:table-cell>
          <table:table-cell office:value-type="float" office:value="128567" calcext:value-type="float">
            <text:p>1285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😸</text:p>
          </table:table-cell>
          <table:table-cell office:value-type="float" office:value="128568" calcext:value-type="float">
            <text:p>128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😹</text:p>
          </table:table-cell>
          <table:table-cell office:value-type="float" office:value="128569" calcext:value-type="float">
            <text:p>128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😺</text:p>
          </table:table-cell>
          <table:table-cell office:value-type="float" office:value="128570" calcext:value-type="float">
            <text:p>1285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😻</text:p>
          </table:table-cell>
          <table:table-cell office:value-type="float" office:value="128571" calcext:value-type="float">
            <text:p>128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😼</text:p>
          </table:table-cell>
          <table:table-cell office:value-type="float" office:value="128572" calcext:value-type="float">
            <text:p>128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😽</text:p>
          </table:table-cell>
          <table:table-cell office:value-type="float" office:value="128573" calcext:value-type="float">
            <text:p>128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😾</text:p>
          </table:table-cell>
          <table:table-cell office:value-type="float" office:value="128574" calcext:value-type="float">
            <text:p>128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😿</text:p>
          </table:table-cell>
          <table:table-cell office:value-type="float" office:value="128575" calcext:value-type="float">
            <text:p>1285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🙀</text:p>
          </table:table-cell>
          <table:table-cell office:value-type="float" office:value="128576" calcext:value-type="float">
            <text:p>1285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🙁</text:p>
          </table:table-cell>
          <table:table-cell office:value-type="float" office:value="128577" calcext:value-type="float">
            <text:p>1285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🙂</text:p>
          </table:table-cell>
          <table:table-cell office:value-type="float" office:value="128578" calcext:value-type="float">
            <text:p>128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🙃</text:p>
          </table:table-cell>
          <table:table-cell office:value-type="float" office:value="128579" calcext:value-type="float">
            <text:p>1285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🙄</text:p>
          </table:table-cell>
          <table:table-cell office:value-type="float" office:value="128580" calcext:value-type="float">
            <text:p>128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🙅</text:p>
          </table:table-cell>
          <table:table-cell office:value-type="float" office:value="128581" calcext:value-type="float">
            <text:p>128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🙆</text:p>
          </table:table-cell>
          <table:table-cell office:value-type="float" office:value="128582" calcext:value-type="float">
            <text:p>1285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🙇</text:p>
          </table:table-cell>
          <table:table-cell office:value-type="float" office:value="128583" calcext:value-type="float">
            <text:p>1285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🙈</text:p>
          </table:table-cell>
          <table:table-cell office:value-type="float" office:value="128584" calcext:value-type="float">
            <text:p>1285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🙉</text:p>
          </table:table-cell>
          <table:table-cell office:value-type="float" office:value="128585" calcext:value-type="float">
            <text:p>1285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🙊</text:p>
          </table:table-cell>
          <table:table-cell office:value-type="float" office:value="128586" calcext:value-type="float">
            <text:p>1285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🙋</text:p>
          </table:table-cell>
          <table:table-cell office:value-type="float" office:value="128587" calcext:value-type="float">
            <text:p>1285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🙌</text:p>
          </table:table-cell>
          <table:table-cell office:value-type="float" office:value="128588" calcext:value-type="float">
            <text:p>128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🙍</text:p>
          </table:table-cell>
          <table:table-cell office:value-type="float" office:value="128589" calcext:value-type="float">
            <text:p>128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🙎</text:p>
          </table:table-cell>
          <table:table-cell office:value-type="float" office:value="128590" calcext:value-type="float">
            <text:p>1285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🙏</text:p>
          </table:table-cell>
          <table:table-cell office:value-type="float" office:value="128591" calcext:value-type="float">
            <text:p>1285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🙐</text:p>
          </table:table-cell>
          <table:table-cell office:value-type="float" office:value="128592" calcext:value-type="float">
            <text:p>1285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🙑</text:p>
          </table:table-cell>
          <table:table-cell office:value-type="float" office:value="128593" calcext:value-type="float">
            <text:p>1285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🙒</text:p>
          </table:table-cell>
          <table:table-cell office:value-type="float" office:value="128594" calcext:value-type="float">
            <text:p>1285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🙓</text:p>
          </table:table-cell>
          <table:table-cell office:value-type="float" office:value="128595" calcext:value-type="float">
            <text:p>1285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🙔</text:p>
          </table:table-cell>
          <table:table-cell office:value-type="float" office:value="128596" calcext:value-type="float">
            <text:p>1285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🙕</text:p>
          </table:table-cell>
          <table:table-cell office:value-type="float" office:value="128597" calcext:value-type="float">
            <text:p>1285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🙖</text:p>
          </table:table-cell>
          <table:table-cell office:value-type="float" office:value="128598" calcext:value-type="float">
            <text:p>128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🙗</text:p>
          </table:table-cell>
          <table:table-cell office:value-type="float" office:value="128599" calcext:value-type="float">
            <text:p>128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🙘</text:p>
          </table:table-cell>
          <table:table-cell office:value-type="float" office:value="128600" calcext:value-type="float">
            <text:p>128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🙙</text:p>
          </table:table-cell>
          <table:table-cell office:value-type="float" office:value="128601" calcext:value-type="float">
            <text:p>1286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🙚</text:p>
          </table:table-cell>
          <table:table-cell office:value-type="float" office:value="128602" calcext:value-type="float">
            <text:p>128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🙛</text:p>
          </table:table-cell>
          <table:table-cell office:value-type="float" office:value="128603" calcext:value-type="float">
            <text:p>128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🙜</text:p>
          </table:table-cell>
          <table:table-cell office:value-type="float" office:value="128604" calcext:value-type="float">
            <text:p>1286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🙝</text:p>
          </table:table-cell>
          <table:table-cell office:value-type="float" office:value="128605" calcext:value-type="float">
            <text:p>128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🙞</text:p>
          </table:table-cell>
          <table:table-cell office:value-type="float" office:value="128606" calcext:value-type="float">
            <text:p>1286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🙟</text:p>
          </table:table-cell>
          <table:table-cell office:value-type="float" office:value="128607" calcext:value-type="float">
            <text:p>1286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🙠</text:p>
          </table:table-cell>
          <table:table-cell office:value-type="float" office:value="128608" calcext:value-type="float">
            <text:p>1286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🙡</text:p>
          </table:table-cell>
          <table:table-cell office:value-type="float" office:value="128609" calcext:value-type="float">
            <text:p>1286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🙢</text:p>
          </table:table-cell>
          <table:table-cell office:value-type="float" office:value="128610" calcext:value-type="float">
            <text:p>1286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🙣</text:p>
          </table:table-cell>
          <table:table-cell office:value-type="float" office:value="128611" calcext:value-type="float">
            <text:p>1286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🙤</text:p>
          </table:table-cell>
          <table:table-cell office:value-type="float" office:value="128612" calcext:value-type="float">
            <text:p>1286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🙥</text:p>
          </table:table-cell>
          <table:table-cell office:value-type="float" office:value="128613" calcext:value-type="float">
            <text:p>1286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🙦</text:p>
          </table:table-cell>
          <table:table-cell office:value-type="float" office:value="128614" calcext:value-type="float">
            <text:p>1286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🙧</text:p>
          </table:table-cell>
          <table:table-cell office:value-type="float" office:value="128615" calcext:value-type="float">
            <text:p>1286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🙨</text:p>
          </table:table-cell>
          <table:table-cell office:value-type="float" office:value="128616" calcext:value-type="float">
            <text:p>1286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🙩</text:p>
          </table:table-cell>
          <table:table-cell office:value-type="float" office:value="128617" calcext:value-type="float">
            <text:p>128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🙪</text:p>
          </table:table-cell>
          <table:table-cell office:value-type="float" office:value="128618" calcext:value-type="float">
            <text:p>1286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🙫</text:p>
          </table:table-cell>
          <table:table-cell office:value-type="float" office:value="128619" calcext:value-type="float">
            <text:p>1286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🙬</text:p>
          </table:table-cell>
          <table:table-cell office:value-type="float" office:value="128620" calcext:value-type="float">
            <text:p>1286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🙭</text:p>
          </table:table-cell>
          <table:table-cell office:value-type="float" office:value="128621" calcext:value-type="float">
            <text:p>1286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🙮</text:p>
          </table:table-cell>
          <table:table-cell office:value-type="float" office:value="128622" calcext:value-type="float">
            <text:p>1286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🙯</text:p>
          </table:table-cell>
          <table:table-cell office:value-type="float" office:value="128623" calcext:value-type="float">
            <text:p>1286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🙰</text:p>
          </table:table-cell>
          <table:table-cell office:value-type="float" office:value="128624" calcext:value-type="float">
            <text:p>1286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🙱</text:p>
          </table:table-cell>
          <table:table-cell office:value-type="float" office:value="128625" calcext:value-type="float">
            <text:p>1286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🙲</text:p>
          </table:table-cell>
          <table:table-cell office:value-type="float" office:value="128626" calcext:value-type="float">
            <text:p>1286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🙳</text:p>
          </table:table-cell>
          <table:table-cell office:value-type="float" office:value="128627" calcext:value-type="float">
            <text:p>1286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🙴</text:p>
          </table:table-cell>
          <table:table-cell office:value-type="float" office:value="128628" calcext:value-type="float">
            <text:p>1286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🙵</text:p>
          </table:table-cell>
          <table:table-cell office:value-type="float" office:value="128629" calcext:value-type="float">
            <text:p>1286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🙶</text:p>
          </table:table-cell>
          <table:table-cell office:value-type="float" office:value="128630" calcext:value-type="float">
            <text:p>1286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🙷</text:p>
          </table:table-cell>
          <table:table-cell office:value-type="float" office:value="128631" calcext:value-type="float">
            <text:p>1286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🙸</text:p>
          </table:table-cell>
          <table:table-cell office:value-type="float" office:value="128632" calcext:value-type="float">
            <text:p>1286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🙹</text:p>
          </table:table-cell>
          <table:table-cell office:value-type="float" office:value="128633" calcext:value-type="float">
            <text:p>1286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🙺</text:p>
          </table:table-cell>
          <table:table-cell office:value-type="float" office:value="128634" calcext:value-type="float">
            <text:p>1286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🙻</text:p>
          </table:table-cell>
          <table:table-cell office:value-type="float" office:value="128635" calcext:value-type="float">
            <text:p>1286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🙼</text:p>
          </table:table-cell>
          <table:table-cell office:value-type="float" office:value="128636" calcext:value-type="float">
            <text:p>1286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🙽</text:p>
          </table:table-cell>
          <table:table-cell office:value-type="float" office:value="128637" calcext:value-type="float">
            <text:p>1286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🙾</text:p>
          </table:table-cell>
          <table:table-cell office:value-type="float" office:value="128638" calcext:value-type="float">
            <text:p>1286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🙿</text:p>
          </table:table-cell>
          <table:table-cell office:value-type="float" office:value="128639" calcext:value-type="float">
            <text:p>1286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🚀</text:p>
          </table:table-cell>
          <table:table-cell office:value-type="float" office:value="128640" calcext:value-type="float">
            <text:p>1286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🚁</text:p>
          </table:table-cell>
          <table:table-cell office:value-type="float" office:value="128641" calcext:value-type="float">
            <text:p>128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🚂</text:p>
          </table:table-cell>
          <table:table-cell office:value-type="float" office:value="128642" calcext:value-type="float">
            <text:p>1286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🚃</text:p>
          </table:table-cell>
          <table:table-cell office:value-type="float" office:value="128643" calcext:value-type="float">
            <text:p>128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🚄</text:p>
          </table:table-cell>
          <table:table-cell office:value-type="float" office:value="128644" calcext:value-type="float">
            <text:p>1286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🚅</text:p>
          </table:table-cell>
          <table:table-cell office:value-type="float" office:value="128645" calcext:value-type="float">
            <text:p>128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🚆</text:p>
          </table:table-cell>
          <table:table-cell office:value-type="float" office:value="128646" calcext:value-type="float">
            <text:p>1286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🚇</text:p>
          </table:table-cell>
          <table:table-cell office:value-type="float" office:value="128647" calcext:value-type="float">
            <text:p>1286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🚈</text:p>
          </table:table-cell>
          <table:table-cell office:value-type="float" office:value="128648" calcext:value-type="float">
            <text:p>128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🚉</text:p>
          </table:table-cell>
          <table:table-cell office:value-type="float" office:value="128649" calcext:value-type="float">
            <text:p>128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🚊</text:p>
          </table:table-cell>
          <table:table-cell office:value-type="float" office:value="128650" calcext:value-type="float">
            <text:p>1286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🚋</text:p>
          </table:table-cell>
          <table:table-cell office:value-type="float" office:value="128651" calcext:value-type="float">
            <text:p>128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🚌</text:p>
          </table:table-cell>
          <table:table-cell office:value-type="float" office:value="128652" calcext:value-type="float">
            <text:p>128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🚍</text:p>
          </table:table-cell>
          <table:table-cell office:value-type="float" office:value="128653" calcext:value-type="float">
            <text:p>1286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🚎</text:p>
          </table:table-cell>
          <table:table-cell office:value-type="float" office:value="128654" calcext:value-type="float">
            <text:p>1286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🚏</text:p>
          </table:table-cell>
          <table:table-cell office:value-type="float" office:value="128655" calcext:value-type="float">
            <text:p>1286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🚐</text:p>
          </table:table-cell>
          <table:table-cell office:value-type="float" office:value="128656" calcext:value-type="float">
            <text:p>128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🚑</text:p>
          </table:table-cell>
          <table:table-cell office:value-type="float" office:value="128657" calcext:value-type="float">
            <text:p>128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🚒</text:p>
          </table:table-cell>
          <table:table-cell office:value-type="float" office:value="128658" calcext:value-type="float">
            <text:p>1286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🚓</text:p>
          </table:table-cell>
          <table:table-cell office:value-type="float" office:value="128659" calcext:value-type="float">
            <text:p>1286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🚔</text:p>
          </table:table-cell>
          <table:table-cell office:value-type="float" office:value="128660" calcext:value-type="float">
            <text:p>1286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🚕</text:p>
          </table:table-cell>
          <table:table-cell office:value-type="float" office:value="128661" calcext:value-type="float">
            <text:p>1286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🚖</text:p>
          </table:table-cell>
          <table:table-cell office:value-type="float" office:value="128662" calcext:value-type="float">
            <text:p>1286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🚗</text:p>
          </table:table-cell>
          <table:table-cell office:value-type="float" office:value="128663" calcext:value-type="float">
            <text:p>1286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🚘</text:p>
          </table:table-cell>
          <table:table-cell office:value-type="float" office:value="128664" calcext:value-type="float">
            <text:p>1286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🚙</text:p>
          </table:table-cell>
          <table:table-cell office:value-type="float" office:value="128665" calcext:value-type="float">
            <text:p>1286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🚚</text:p>
          </table:table-cell>
          <table:table-cell office:value-type="float" office:value="128666" calcext:value-type="float">
            <text:p>1286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🚛</text:p>
          </table:table-cell>
          <table:table-cell office:value-type="float" office:value="128667" calcext:value-type="float">
            <text:p>128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🚜</text:p>
          </table:table-cell>
          <table:table-cell office:value-type="float" office:value="128668" calcext:value-type="float">
            <text:p>128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🚝</text:p>
          </table:table-cell>
          <table:table-cell office:value-type="float" office:value="128669" calcext:value-type="float">
            <text:p>1286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🚞</text:p>
          </table:table-cell>
          <table:table-cell office:value-type="float" office:value="128670" calcext:value-type="float">
            <text:p>1286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🚟</text:p>
          </table:table-cell>
          <table:table-cell office:value-type="float" office:value="128671" calcext:value-type="float">
            <text:p>1286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🚠</text:p>
          </table:table-cell>
          <table:table-cell office:value-type="float" office:value="128672" calcext:value-type="float">
            <text:p>1286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🚡</text:p>
          </table:table-cell>
          <table:table-cell office:value-type="float" office:value="128673" calcext:value-type="float">
            <text:p>1286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🚢</text:p>
          </table:table-cell>
          <table:table-cell office:value-type="float" office:value="128674" calcext:value-type="float">
            <text:p>1286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🚣</text:p>
          </table:table-cell>
          <table:table-cell office:value-type="float" office:value="128675" calcext:value-type="float">
            <text:p>1286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🚤</text:p>
          </table:table-cell>
          <table:table-cell office:value-type="float" office:value="128676" calcext:value-type="float">
            <text:p>1286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🚥</text:p>
          </table:table-cell>
          <table:table-cell office:value-type="float" office:value="128677" calcext:value-type="float">
            <text:p>1286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🚦</text:p>
          </table:table-cell>
          <table:table-cell office:value-type="float" office:value="128678" calcext:value-type="float">
            <text:p>1286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🚧</text:p>
          </table:table-cell>
          <table:table-cell office:value-type="float" office:value="128679" calcext:value-type="float">
            <text:p>1286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🚨</text:p>
          </table:table-cell>
          <table:table-cell office:value-type="float" office:value="128680" calcext:value-type="float">
            <text:p>128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🚩</text:p>
          </table:table-cell>
          <table:table-cell office:value-type="float" office:value="128681" calcext:value-type="float">
            <text:p>1286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🚪</text:p>
          </table:table-cell>
          <table:table-cell office:value-type="float" office:value="128682" calcext:value-type="float">
            <text:p>1286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🚫</text:p>
          </table:table-cell>
          <table:table-cell office:value-type="float" office:value="128683" calcext:value-type="float">
            <text:p>128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🚬</text:p>
          </table:table-cell>
          <table:table-cell office:value-type="float" office:value="128684" calcext:value-type="float">
            <text:p>1286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🚭</text:p>
          </table:table-cell>
          <table:table-cell office:value-type="float" office:value="128685" calcext:value-type="float">
            <text:p>1286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🚮</text:p>
          </table:table-cell>
          <table:table-cell office:value-type="float" office:value="128686" calcext:value-type="float">
            <text:p>1286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🚯</text:p>
          </table:table-cell>
          <table:table-cell office:value-type="float" office:value="128687" calcext:value-type="float">
            <text:p>1286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🚰</text:p>
          </table:table-cell>
          <table:table-cell office:value-type="float" office:value="128688" calcext:value-type="float">
            <text:p>128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🚱</text:p>
          </table:table-cell>
          <table:table-cell office:value-type="float" office:value="128689" calcext:value-type="float">
            <text:p>1286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🚲</text:p>
          </table:table-cell>
          <table:table-cell office:value-type="float" office:value="128690" calcext:value-type="float">
            <text:p>1286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🚳</text:p>
          </table:table-cell>
          <table:table-cell office:value-type="float" office:value="128691" calcext:value-type="float">
            <text:p>128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🚴</text:p>
          </table:table-cell>
          <table:table-cell office:value-type="float" office:value="128692" calcext:value-type="float">
            <text:p>1286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🚵</text:p>
          </table:table-cell>
          <table:table-cell office:value-type="float" office:value="128693" calcext:value-type="float">
            <text:p>1286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🚶</text:p>
          </table:table-cell>
          <table:table-cell office:value-type="float" office:value="128694" calcext:value-type="float">
            <text:p>128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🚷</text:p>
          </table:table-cell>
          <table:table-cell office:value-type="float" office:value="128695" calcext:value-type="float">
            <text:p>1286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🚸</text:p>
          </table:table-cell>
          <table:table-cell office:value-type="float" office:value="128696" calcext:value-type="float">
            <text:p>1286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🚹</text:p>
          </table:table-cell>
          <table:table-cell office:value-type="float" office:value="128697" calcext:value-type="float">
            <text:p>1286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🚺</text:p>
          </table:table-cell>
          <table:table-cell office:value-type="float" office:value="128698" calcext:value-type="float">
            <text:p>1286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🚻</text:p>
          </table:table-cell>
          <table:table-cell office:value-type="float" office:value="128699" calcext:value-type="float">
            <text:p>128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🚼</text:p>
          </table:table-cell>
          <table:table-cell office:value-type="float" office:value="128700" calcext:value-type="float">
            <text:p>128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🚽</text:p>
          </table:table-cell>
          <table:table-cell office:value-type="float" office:value="128701" calcext:value-type="float">
            <text:p>1287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🚾</text:p>
          </table:table-cell>
          <table:table-cell office:value-type="float" office:value="128702" calcext:value-type="float">
            <text:p>128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🚿</text:p>
          </table:table-cell>
          <table:table-cell office:value-type="float" office:value="128703" calcext:value-type="float">
            <text:p>1287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🛀</text:p>
          </table:table-cell>
          <table:table-cell office:value-type="float" office:value="128704" calcext:value-type="float">
            <text:p>1287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🛁</text:p>
          </table:table-cell>
          <table:table-cell office:value-type="float" office:value="128705" calcext:value-type="float">
            <text:p>1287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🛂</text:p>
          </table:table-cell>
          <table:table-cell office:value-type="float" office:value="128706" calcext:value-type="float">
            <text:p>1287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🛃</text:p>
          </table:table-cell>
          <table:table-cell office:value-type="float" office:value="128707" calcext:value-type="float">
            <text:p>1287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🛄</text:p>
          </table:table-cell>
          <table:table-cell office:value-type="float" office:value="128708" calcext:value-type="float">
            <text:p>1287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🛅</text:p>
          </table:table-cell>
          <table:table-cell office:value-type="float" office:value="128709" calcext:value-type="float">
            <text:p>1287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🛆</text:p>
          </table:table-cell>
          <table:table-cell office:value-type="float" office:value="128710" calcext:value-type="float">
            <text:p>1287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🛇</text:p>
          </table:table-cell>
          <table:table-cell office:value-type="float" office:value="128711" calcext:value-type="float">
            <text:p>1287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🛈</text:p>
          </table:table-cell>
          <table:table-cell office:value-type="float" office:value="128712" calcext:value-type="float">
            <text:p>1287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🛉</text:p>
          </table:table-cell>
          <table:table-cell office:value-type="float" office:value="128713" calcext:value-type="float">
            <text:p>1287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🛊</text:p>
          </table:table-cell>
          <table:table-cell office:value-type="float" office:value="128714" calcext:value-type="float">
            <text:p>1287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🛋</text:p>
          </table:table-cell>
          <table:table-cell office:value-type="float" office:value="128715" calcext:value-type="float">
            <text:p>1287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🛌</text:p>
          </table:table-cell>
          <table:table-cell office:value-type="float" office:value="128716" calcext:value-type="float">
            <text:p>1287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🛍</text:p>
          </table:table-cell>
          <table:table-cell office:value-type="float" office:value="128717" calcext:value-type="float">
            <text:p>128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🛎</text:p>
          </table:table-cell>
          <table:table-cell office:value-type="float" office:value="128718" calcext:value-type="float">
            <text:p>1287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🛏</text:p>
          </table:table-cell>
          <table:table-cell office:value-type="float" office:value="128719" calcext:value-type="float">
            <text:p>1287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🛐</text:p>
          </table:table-cell>
          <table:table-cell office:value-type="float" office:value="128720" calcext:value-type="float">
            <text:p>1287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🛑</text:p>
          </table:table-cell>
          <table:table-cell office:value-type="float" office:value="128721" calcext:value-type="float">
            <text:p>1287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🛒</text:p>
          </table:table-cell>
          <table:table-cell office:value-type="float" office:value="128722" calcext:value-type="float">
            <text:p>1287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🛓</text:p>
          </table:table-cell>
          <table:table-cell office:value-type="float" office:value="128723" calcext:value-type="float">
            <text:p>1287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🛔</text:p>
          </table:table-cell>
          <table:table-cell office:value-type="float" office:value="128724" calcext:value-type="float">
            <text:p>1287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🛕</text:p>
          </table:table-cell>
          <table:table-cell office:value-type="float" office:value="128725" calcext:value-type="float">
            <text:p>1287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🛖</text:p>
          </table:table-cell>
          <table:table-cell office:value-type="float" office:value="128726" calcext:value-type="float">
            <text:p>1287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🛗</text:p>
          </table:table-cell>
          <table:table-cell office:value-type="float" office:value="128727" calcext:value-type="float">
            <text:p>1287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🛠</text:p>
          </table:table-cell>
          <table:table-cell office:value-type="float" office:value="128736" calcext:value-type="float">
            <text:p>1287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🛡</text:p>
          </table:table-cell>
          <table:table-cell office:value-type="float" office:value="128737" calcext:value-type="float">
            <text:p>1287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🛢</text:p>
          </table:table-cell>
          <table:table-cell office:value-type="float" office:value="128738" calcext:value-type="float">
            <text:p>1287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🛣</text:p>
          </table:table-cell>
          <table:table-cell office:value-type="float" office:value="128739" calcext:value-type="float">
            <text:p>1287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🛤</text:p>
          </table:table-cell>
          <table:table-cell office:value-type="float" office:value="128740" calcext:value-type="float">
            <text:p>1287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🛥</text:p>
          </table:table-cell>
          <table:table-cell office:value-type="float" office:value="128741" calcext:value-type="float">
            <text:p>1287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🛦</text:p>
          </table:table-cell>
          <table:table-cell office:value-type="float" office:value="128742" calcext:value-type="float">
            <text:p>1287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🛧</text:p>
          </table:table-cell>
          <table:table-cell office:value-type="float" office:value="128743" calcext:value-type="float">
            <text:p>1287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🛨</text:p>
          </table:table-cell>
          <table:table-cell office:value-type="float" office:value="128744" calcext:value-type="float">
            <text:p>128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🛩</text:p>
          </table:table-cell>
          <table:table-cell office:value-type="float" office:value="128745" calcext:value-type="float">
            <text:p>1287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🛪</text:p>
          </table:table-cell>
          <table:table-cell office:value-type="float" office:value="128746" calcext:value-type="float">
            <text:p>128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🛫</text:p>
          </table:table-cell>
          <table:table-cell office:value-type="float" office:value="128747" calcext:value-type="float">
            <text:p>128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🛬</text:p>
          </table:table-cell>
          <table:table-cell office:value-type="float" office:value="128748" calcext:value-type="float">
            <text:p>1287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🛰</text:p>
          </table:table-cell>
          <table:table-cell office:value-type="float" office:value="128752" calcext:value-type="float">
            <text:p>1287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🛱</text:p>
          </table:table-cell>
          <table:table-cell office:value-type="float" office:value="128753" calcext:value-type="float">
            <text:p>1287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🛲</text:p>
          </table:table-cell>
          <table:table-cell office:value-type="float" office:value="128754" calcext:value-type="float">
            <text:p>1287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🛳</text:p>
          </table:table-cell>
          <table:table-cell office:value-type="float" office:value="128755" calcext:value-type="float">
            <text:p>1287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🛴</text:p>
          </table:table-cell>
          <table:table-cell office:value-type="float" office:value="128756" calcext:value-type="float">
            <text:p>1287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🛵</text:p>
          </table:table-cell>
          <table:table-cell office:value-type="float" office:value="128757" calcext:value-type="float">
            <text:p>1287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🛶</text:p>
          </table:table-cell>
          <table:table-cell office:value-type="float" office:value="128758" calcext:value-type="float">
            <text:p>1287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🛷</text:p>
          </table:table-cell>
          <table:table-cell office:value-type="float" office:value="128759" calcext:value-type="float">
            <text:p>1287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🛸</text:p>
          </table:table-cell>
          <table:table-cell office:value-type="float" office:value="128760" calcext:value-type="float">
            <text:p>1287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🛹</text:p>
          </table:table-cell>
          <table:table-cell office:value-type="float" office:value="128761" calcext:value-type="float">
            <text:p>1287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🛺</text:p>
          </table:table-cell>
          <table:table-cell office:value-type="float" office:value="128762" calcext:value-type="float">
            <text:p>1287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🛻</text:p>
          </table:table-cell>
          <table:table-cell office:value-type="float" office:value="128763" calcext:value-type="float">
            <text:p>1287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🛼</text:p>
          </table:table-cell>
          <table:table-cell office:value-type="float" office:value="128764" calcext:value-type="float">
            <text:p>1287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🜀</text:p>
          </table:table-cell>
          <table:table-cell office:value-type="float" office:value="128768" calcext:value-type="float">
            <text:p>1287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🜁</text:p>
          </table:table-cell>
          <table:table-cell office:value-type="float" office:value="128769" calcext:value-type="float">
            <text:p>1287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🜂</text:p>
          </table:table-cell>
          <table:table-cell office:value-type="float" office:value="128770" calcext:value-type="float">
            <text:p>1287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🜃</text:p>
          </table:table-cell>
          <table:table-cell office:value-type="float" office:value="128771" calcext:value-type="float">
            <text:p>1287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🜄</text:p>
          </table:table-cell>
          <table:table-cell office:value-type="float" office:value="128772" calcext:value-type="float">
            <text:p>1287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🜅</text:p>
          </table:table-cell>
          <table:table-cell office:value-type="float" office:value="128773" calcext:value-type="float">
            <text:p>1287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🜆</text:p>
          </table:table-cell>
          <table:table-cell office:value-type="float" office:value="128774" calcext:value-type="float">
            <text:p>1287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🜇</text:p>
          </table:table-cell>
          <table:table-cell office:value-type="float" office:value="128775" calcext:value-type="float">
            <text:p>1287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🜈</text:p>
          </table:table-cell>
          <table:table-cell office:value-type="float" office:value="128776" calcext:value-type="float">
            <text:p>1287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🜉</text:p>
          </table:table-cell>
          <table:table-cell office:value-type="float" office:value="128777" calcext:value-type="float">
            <text:p>1287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🜊</text:p>
          </table:table-cell>
          <table:table-cell office:value-type="float" office:value="128778" calcext:value-type="float">
            <text:p>1287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🜋</text:p>
          </table:table-cell>
          <table:table-cell office:value-type="float" office:value="128779" calcext:value-type="float">
            <text:p>1287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🜌</text:p>
          </table:table-cell>
          <table:table-cell office:value-type="float" office:value="128780" calcext:value-type="float">
            <text:p>1287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🜍</text:p>
          </table:table-cell>
          <table:table-cell office:value-type="float" office:value="128781" calcext:value-type="float">
            <text:p>1287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🜎</text:p>
          </table:table-cell>
          <table:table-cell office:value-type="float" office:value="128782" calcext:value-type="float">
            <text:p>1287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🜏</text:p>
          </table:table-cell>
          <table:table-cell office:value-type="float" office:value="128783" calcext:value-type="float">
            <text:p>1287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🜐</text:p>
          </table:table-cell>
          <table:table-cell office:value-type="float" office:value="128784" calcext:value-type="float">
            <text:p>1287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🜑</text:p>
          </table:table-cell>
          <table:table-cell office:value-type="float" office:value="128785" calcext:value-type="float">
            <text:p>1287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🜒</text:p>
          </table:table-cell>
          <table:table-cell office:value-type="float" office:value="128786" calcext:value-type="float">
            <text:p>1287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🜓</text:p>
          </table:table-cell>
          <table:table-cell office:value-type="float" office:value="128787" calcext:value-type="float">
            <text:p>1287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🜔</text:p>
          </table:table-cell>
          <table:table-cell office:value-type="float" office:value="128788" calcext:value-type="float">
            <text:p>1287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🜕</text:p>
          </table:table-cell>
          <table:table-cell office:value-type="float" office:value="128789" calcext:value-type="float">
            <text:p>1287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🜖</text:p>
          </table:table-cell>
          <table:table-cell office:value-type="float" office:value="128790" calcext:value-type="float">
            <text:p>1287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🜗</text:p>
          </table:table-cell>
          <table:table-cell office:value-type="float" office:value="128791" calcext:value-type="float">
            <text:p>1287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🜘</text:p>
          </table:table-cell>
          <table:table-cell office:value-type="float" office:value="128792" calcext:value-type="float">
            <text:p>1287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🜙</text:p>
          </table:table-cell>
          <table:table-cell office:value-type="float" office:value="128793" calcext:value-type="float">
            <text:p>1287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🜚</text:p>
          </table:table-cell>
          <table:table-cell office:value-type="float" office:value="128794" calcext:value-type="float">
            <text:p>1287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🜛</text:p>
          </table:table-cell>
          <table:table-cell office:value-type="float" office:value="128795" calcext:value-type="float">
            <text:p>1287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🜜</text:p>
          </table:table-cell>
          <table:table-cell office:value-type="float" office:value="128796" calcext:value-type="float">
            <text:p>1287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🜝</text:p>
          </table:table-cell>
          <table:table-cell office:value-type="float" office:value="128797" calcext:value-type="float">
            <text:p>1287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🜞</text:p>
          </table:table-cell>
          <table:table-cell office:value-type="float" office:value="128798" calcext:value-type="float">
            <text:p>1287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🜟</text:p>
          </table:table-cell>
          <table:table-cell office:value-type="float" office:value="128799" calcext:value-type="float">
            <text:p>1287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🜠</text:p>
          </table:table-cell>
          <table:table-cell office:value-type="float" office:value="128800" calcext:value-type="float">
            <text:p>1288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🜡</text:p>
          </table:table-cell>
          <table:table-cell office:value-type="float" office:value="128801" calcext:value-type="float">
            <text:p>1288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🜢</text:p>
          </table:table-cell>
          <table:table-cell office:value-type="float" office:value="128802" calcext:value-type="float">
            <text:p>1288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🜣</text:p>
          </table:table-cell>
          <table:table-cell office:value-type="float" office:value="128803" calcext:value-type="float">
            <text:p>1288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🜤</text:p>
          </table:table-cell>
          <table:table-cell office:value-type="float" office:value="128804" calcext:value-type="float">
            <text:p>1288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🜥</text:p>
          </table:table-cell>
          <table:table-cell office:value-type="float" office:value="128805" calcext:value-type="float">
            <text:p>1288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🜦</text:p>
          </table:table-cell>
          <table:table-cell office:value-type="float" office:value="128806" calcext:value-type="float">
            <text:p>1288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🜧</text:p>
          </table:table-cell>
          <table:table-cell office:value-type="float" office:value="128807" calcext:value-type="float">
            <text:p>1288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🜨</text:p>
          </table:table-cell>
          <table:table-cell office:value-type="float" office:value="128808" calcext:value-type="float">
            <text:p>1288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🜩</text:p>
          </table:table-cell>
          <table:table-cell office:value-type="float" office:value="128809" calcext:value-type="float">
            <text:p>1288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🜪</text:p>
          </table:table-cell>
          <table:table-cell office:value-type="float" office:value="128810" calcext:value-type="float">
            <text:p>1288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🜫</text:p>
          </table:table-cell>
          <table:table-cell office:value-type="float" office:value="128811" calcext:value-type="float">
            <text:p>1288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🜬</text:p>
          </table:table-cell>
          <table:table-cell office:value-type="float" office:value="128812" calcext:value-type="float">
            <text:p>1288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🜭</text:p>
          </table:table-cell>
          <table:table-cell office:value-type="float" office:value="128813" calcext:value-type="float">
            <text:p>1288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🜮</text:p>
          </table:table-cell>
          <table:table-cell office:value-type="float" office:value="128814" calcext:value-type="float">
            <text:p>1288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🜯</text:p>
          </table:table-cell>
          <table:table-cell office:value-type="float" office:value="128815" calcext:value-type="float">
            <text:p>1288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🜰</text:p>
          </table:table-cell>
          <table:table-cell office:value-type="float" office:value="128816" calcext:value-type="float">
            <text:p>1288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🜱</text:p>
          </table:table-cell>
          <table:table-cell office:value-type="float" office:value="128817" calcext:value-type="float">
            <text:p>1288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🜲</text:p>
          </table:table-cell>
          <table:table-cell office:value-type="float" office:value="128818" calcext:value-type="float">
            <text:p>1288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🜳</text:p>
          </table:table-cell>
          <table:table-cell office:value-type="float" office:value="128819" calcext:value-type="float">
            <text:p>1288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🜴</text:p>
          </table:table-cell>
          <table:table-cell office:value-type="float" office:value="128820" calcext:value-type="float">
            <text:p>1288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🜵</text:p>
          </table:table-cell>
          <table:table-cell office:value-type="float" office:value="128821" calcext:value-type="float">
            <text:p>1288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🜶</text:p>
          </table:table-cell>
          <table:table-cell office:value-type="float" office:value="128822" calcext:value-type="float">
            <text:p>1288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🜷</text:p>
          </table:table-cell>
          <table:table-cell office:value-type="float" office:value="128823" calcext:value-type="float">
            <text:p>1288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🜸</text:p>
          </table:table-cell>
          <table:table-cell office:value-type="float" office:value="128824" calcext:value-type="float">
            <text:p>1288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🜹</text:p>
          </table:table-cell>
          <table:table-cell office:value-type="float" office:value="128825" calcext:value-type="float">
            <text:p>1288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🜺</text:p>
          </table:table-cell>
          <table:table-cell office:value-type="float" office:value="128826" calcext:value-type="float">
            <text:p>1288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🜻</text:p>
          </table:table-cell>
          <table:table-cell office:value-type="float" office:value="128827" calcext:value-type="float">
            <text:p>1288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🜼</text:p>
          </table:table-cell>
          <table:table-cell office:value-type="float" office:value="128828" calcext:value-type="float">
            <text:p>1288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🜽</text:p>
          </table:table-cell>
          <table:table-cell office:value-type="float" office:value="128829" calcext:value-type="float">
            <text:p>1288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🜾</text:p>
          </table:table-cell>
          <table:table-cell office:value-type="float" office:value="128830" calcext:value-type="float">
            <text:p>1288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🜿</text:p>
          </table:table-cell>
          <table:table-cell office:value-type="float" office:value="128831" calcext:value-type="float">
            <text:p>1288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🝀</text:p>
          </table:table-cell>
          <table:table-cell office:value-type="float" office:value="128832" calcext:value-type="float">
            <text:p>1288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🝁</text:p>
          </table:table-cell>
          <table:table-cell office:value-type="float" office:value="128833" calcext:value-type="float">
            <text:p>1288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🝂</text:p>
          </table:table-cell>
          <table:table-cell office:value-type="float" office:value="128834" calcext:value-type="float">
            <text:p>1288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🝃</text:p>
          </table:table-cell>
          <table:table-cell office:value-type="float" office:value="128835" calcext:value-type="float">
            <text:p>1288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🝄</text:p>
          </table:table-cell>
          <table:table-cell office:value-type="float" office:value="128836" calcext:value-type="float">
            <text:p>1288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🝅</text:p>
          </table:table-cell>
          <table:table-cell office:value-type="float" office:value="128837" calcext:value-type="float">
            <text:p>1288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🝆</text:p>
          </table:table-cell>
          <table:table-cell office:value-type="float" office:value="128838" calcext:value-type="float">
            <text:p>1288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🝇</text:p>
          </table:table-cell>
          <table:table-cell office:value-type="float" office:value="128839" calcext:value-type="float">
            <text:p>1288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🝈</text:p>
          </table:table-cell>
          <table:table-cell office:value-type="float" office:value="128840" calcext:value-type="float">
            <text:p>1288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🝉</text:p>
          </table:table-cell>
          <table:table-cell office:value-type="float" office:value="128841" calcext:value-type="float">
            <text:p>1288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🝊</text:p>
          </table:table-cell>
          <table:table-cell office:value-type="float" office:value="128842" calcext:value-type="float">
            <text:p>1288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🝋</text:p>
          </table:table-cell>
          <table:table-cell office:value-type="float" office:value="128843" calcext:value-type="float">
            <text:p>1288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🝌</text:p>
          </table:table-cell>
          <table:table-cell office:value-type="float" office:value="128844" calcext:value-type="float">
            <text:p>1288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🝍</text:p>
          </table:table-cell>
          <table:table-cell office:value-type="float" office:value="128845" calcext:value-type="float">
            <text:p>1288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🝎</text:p>
          </table:table-cell>
          <table:table-cell office:value-type="float" office:value="128846" calcext:value-type="float">
            <text:p>1288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🝏</text:p>
          </table:table-cell>
          <table:table-cell office:value-type="float" office:value="128847" calcext:value-type="float">
            <text:p>1288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🝐</text:p>
          </table:table-cell>
          <table:table-cell office:value-type="float" office:value="128848" calcext:value-type="float">
            <text:p>1288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🝑</text:p>
          </table:table-cell>
          <table:table-cell office:value-type="float" office:value="128849" calcext:value-type="float">
            <text:p>1288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🝒</text:p>
          </table:table-cell>
          <table:table-cell office:value-type="float" office:value="128850" calcext:value-type="float">
            <text:p>1288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🝓</text:p>
          </table:table-cell>
          <table:table-cell office:value-type="float" office:value="128851" calcext:value-type="float">
            <text:p>1288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🝔</text:p>
          </table:table-cell>
          <table:table-cell office:value-type="float" office:value="128852" calcext:value-type="float">
            <text:p>1288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🝕</text:p>
          </table:table-cell>
          <table:table-cell office:value-type="float" office:value="128853" calcext:value-type="float">
            <text:p>1288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🝖</text:p>
          </table:table-cell>
          <table:table-cell office:value-type="float" office:value="128854" calcext:value-type="float">
            <text:p>1288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🝗</text:p>
          </table:table-cell>
          <table:table-cell office:value-type="float" office:value="128855" calcext:value-type="float">
            <text:p>1288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🝘</text:p>
          </table:table-cell>
          <table:table-cell office:value-type="float" office:value="128856" calcext:value-type="float">
            <text:p>1288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🝙</text:p>
          </table:table-cell>
          <table:table-cell office:value-type="float" office:value="128857" calcext:value-type="float">
            <text:p>1288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🝚</text:p>
          </table:table-cell>
          <table:table-cell office:value-type="float" office:value="128858" calcext:value-type="float">
            <text:p>1288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🝛</text:p>
          </table:table-cell>
          <table:table-cell office:value-type="float" office:value="128859" calcext:value-type="float">
            <text:p>1288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🝜</text:p>
          </table:table-cell>
          <table:table-cell office:value-type="float" office:value="128860" calcext:value-type="float">
            <text:p>1288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🝝</text:p>
          </table:table-cell>
          <table:table-cell office:value-type="float" office:value="128861" calcext:value-type="float">
            <text:p>1288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🝞</text:p>
          </table:table-cell>
          <table:table-cell office:value-type="float" office:value="128862" calcext:value-type="float">
            <text:p>1288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🝟</text:p>
          </table:table-cell>
          <table:table-cell office:value-type="float" office:value="128863" calcext:value-type="float">
            <text:p>1288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🝠</text:p>
          </table:table-cell>
          <table:table-cell office:value-type="float" office:value="128864" calcext:value-type="float">
            <text:p>1288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🝡</text:p>
          </table:table-cell>
          <table:table-cell office:value-type="float" office:value="128865" calcext:value-type="float">
            <text:p>1288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🝢</text:p>
          </table:table-cell>
          <table:table-cell office:value-type="float" office:value="128866" calcext:value-type="float">
            <text:p>1288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🝣</text:p>
          </table:table-cell>
          <table:table-cell office:value-type="float" office:value="128867" calcext:value-type="float">
            <text:p>1288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🝤</text:p>
          </table:table-cell>
          <table:table-cell office:value-type="float" office:value="128868" calcext:value-type="float">
            <text:p>1288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🝥</text:p>
          </table:table-cell>
          <table:table-cell office:value-type="float" office:value="128869" calcext:value-type="float">
            <text:p>1288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🝦</text:p>
          </table:table-cell>
          <table:table-cell office:value-type="float" office:value="128870" calcext:value-type="float">
            <text:p>1288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🝧</text:p>
          </table:table-cell>
          <table:table-cell office:value-type="float" office:value="128871" calcext:value-type="float">
            <text:p>1288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🝨</text:p>
          </table:table-cell>
          <table:table-cell office:value-type="float" office:value="128872" calcext:value-type="float">
            <text:p>1288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🝩</text:p>
          </table:table-cell>
          <table:table-cell office:value-type="float" office:value="128873" calcext:value-type="float">
            <text:p>1288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🝪</text:p>
          </table:table-cell>
          <table:table-cell office:value-type="float" office:value="128874" calcext:value-type="float">
            <text:p>1288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🝫</text:p>
          </table:table-cell>
          <table:table-cell office:value-type="float" office:value="128875" calcext:value-type="float">
            <text:p>1288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🝬</text:p>
          </table:table-cell>
          <table:table-cell office:value-type="float" office:value="128876" calcext:value-type="float">
            <text:p>1288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🝭</text:p>
          </table:table-cell>
          <table:table-cell office:value-type="float" office:value="128877" calcext:value-type="float">
            <text:p>1288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🝮</text:p>
          </table:table-cell>
          <table:table-cell office:value-type="float" office:value="128878" calcext:value-type="float">
            <text:p>1288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🝯</text:p>
          </table:table-cell>
          <table:table-cell office:value-type="float" office:value="128879" calcext:value-type="float">
            <text:p>1288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🝰</text:p>
          </table:table-cell>
          <table:table-cell office:value-type="float" office:value="128880" calcext:value-type="float">
            <text:p>1288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🝱</text:p>
          </table:table-cell>
          <table:table-cell office:value-type="float" office:value="128881" calcext:value-type="float">
            <text:p>1288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🝲</text:p>
          </table:table-cell>
          <table:table-cell office:value-type="float" office:value="128882" calcext:value-type="float">
            <text:p>1288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🝳</text:p>
          </table:table-cell>
          <table:table-cell office:value-type="float" office:value="128883" calcext:value-type="float">
            <text:p>1288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🞀</text:p>
          </table:table-cell>
          <table:table-cell office:value-type="float" office:value="128896" calcext:value-type="float">
            <text:p>1288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🞁</text:p>
          </table:table-cell>
          <table:table-cell office:value-type="float" office:value="128897" calcext:value-type="float">
            <text:p>1288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🞂</text:p>
          </table:table-cell>
          <table:table-cell office:value-type="float" office:value="128898" calcext:value-type="float">
            <text:p>1288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🞃</text:p>
          </table:table-cell>
          <table:table-cell office:value-type="float" office:value="128899" calcext:value-type="float">
            <text:p>1288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🞄</text:p>
          </table:table-cell>
          <table:table-cell office:value-type="float" office:value="128900" calcext:value-type="float">
            <text:p>1289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🞅</text:p>
          </table:table-cell>
          <table:table-cell office:value-type="float" office:value="128901" calcext:value-type="float">
            <text:p>1289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🞆</text:p>
          </table:table-cell>
          <table:table-cell office:value-type="float" office:value="128902" calcext:value-type="float">
            <text:p>1289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🞇</text:p>
          </table:table-cell>
          <table:table-cell office:value-type="float" office:value="128903" calcext:value-type="float">
            <text:p>1289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🞈</text:p>
          </table:table-cell>
          <table:table-cell office:value-type="float" office:value="128904" calcext:value-type="float">
            <text:p>1289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🞉</text:p>
          </table:table-cell>
          <table:table-cell office:value-type="float" office:value="128905" calcext:value-type="float">
            <text:p>1289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🞊</text:p>
          </table:table-cell>
          <table:table-cell office:value-type="float" office:value="128906" calcext:value-type="float">
            <text:p>1289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🞋</text:p>
          </table:table-cell>
          <table:table-cell office:value-type="float" office:value="128907" calcext:value-type="float">
            <text:p>1289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🞌</text:p>
          </table:table-cell>
          <table:table-cell office:value-type="float" office:value="128908" calcext:value-type="float">
            <text:p>1289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🞍</text:p>
          </table:table-cell>
          <table:table-cell office:value-type="float" office:value="128909" calcext:value-type="float">
            <text:p>1289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🞎</text:p>
          </table:table-cell>
          <table:table-cell office:value-type="float" office:value="128910" calcext:value-type="float">
            <text:p>1289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🞏</text:p>
          </table:table-cell>
          <table:table-cell office:value-type="float" office:value="128911" calcext:value-type="float">
            <text:p>1289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🞐</text:p>
          </table:table-cell>
          <table:table-cell office:value-type="float" office:value="128912" calcext:value-type="float">
            <text:p>1289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🞑</text:p>
          </table:table-cell>
          <table:table-cell office:value-type="float" office:value="128913" calcext:value-type="float">
            <text:p>1289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🞒</text:p>
          </table:table-cell>
          <table:table-cell office:value-type="float" office:value="128914" calcext:value-type="float">
            <text:p>1289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🞓</text:p>
          </table:table-cell>
          <table:table-cell office:value-type="float" office:value="128915" calcext:value-type="float">
            <text:p>1289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🞔</text:p>
          </table:table-cell>
          <table:table-cell office:value-type="float" office:value="128916" calcext:value-type="float">
            <text:p>1289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🞕</text:p>
          </table:table-cell>
          <table:table-cell office:value-type="float" office:value="128917" calcext:value-type="float">
            <text:p>1289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🞖</text:p>
          </table:table-cell>
          <table:table-cell office:value-type="float" office:value="128918" calcext:value-type="float">
            <text:p>1289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🞗</text:p>
          </table:table-cell>
          <table:table-cell office:value-type="float" office:value="128919" calcext:value-type="float">
            <text:p>1289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🞘</text:p>
          </table:table-cell>
          <table:table-cell office:value-type="float" office:value="128920" calcext:value-type="float">
            <text:p>1289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🞙</text:p>
          </table:table-cell>
          <table:table-cell office:value-type="float" office:value="128921" calcext:value-type="float">
            <text:p>1289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🞚</text:p>
          </table:table-cell>
          <table:table-cell office:value-type="float" office:value="128922" calcext:value-type="float">
            <text:p>1289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🞛</text:p>
          </table:table-cell>
          <table:table-cell office:value-type="float" office:value="128923" calcext:value-type="float">
            <text:p>1289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🞜</text:p>
          </table:table-cell>
          <table:table-cell office:value-type="float" office:value="128924" calcext:value-type="float">
            <text:p>1289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🞝</text:p>
          </table:table-cell>
          <table:table-cell office:value-type="float" office:value="128925" calcext:value-type="float">
            <text:p>1289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🞞</text:p>
          </table:table-cell>
          <table:table-cell office:value-type="float" office:value="128926" calcext:value-type="float">
            <text:p>1289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🞟</text:p>
          </table:table-cell>
          <table:table-cell office:value-type="float" office:value="128927" calcext:value-type="float">
            <text:p>1289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🞠</text:p>
          </table:table-cell>
          <table:table-cell office:value-type="float" office:value="128928" calcext:value-type="float">
            <text:p>1289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🞡</text:p>
          </table:table-cell>
          <table:table-cell office:value-type="float" office:value="128929" calcext:value-type="float">
            <text:p>1289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🞢</text:p>
          </table:table-cell>
          <table:table-cell office:value-type="float" office:value="128930" calcext:value-type="float">
            <text:p>1289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🞣</text:p>
          </table:table-cell>
          <table:table-cell office:value-type="float" office:value="128931" calcext:value-type="float">
            <text:p>1289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🞤</text:p>
          </table:table-cell>
          <table:table-cell office:value-type="float" office:value="128932" calcext:value-type="float">
            <text:p>1289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🞥</text:p>
          </table:table-cell>
          <table:table-cell office:value-type="float" office:value="128933" calcext:value-type="float">
            <text:p>1289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🞦</text:p>
          </table:table-cell>
          <table:table-cell office:value-type="float" office:value="128934" calcext:value-type="float">
            <text:p>1289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🞧</text:p>
          </table:table-cell>
          <table:table-cell office:value-type="float" office:value="128935" calcext:value-type="float">
            <text:p>1289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🞨</text:p>
          </table:table-cell>
          <table:table-cell office:value-type="float" office:value="128936" calcext:value-type="float">
            <text:p>1289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🞩</text:p>
          </table:table-cell>
          <table:table-cell office:value-type="float" office:value="128937" calcext:value-type="float">
            <text:p>1289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🞪</text:p>
          </table:table-cell>
          <table:table-cell office:value-type="float" office:value="128938" calcext:value-type="float">
            <text:p>1289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🞫</text:p>
          </table:table-cell>
          <table:table-cell office:value-type="float" office:value="128939" calcext:value-type="float">
            <text:p>1289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🞬</text:p>
          </table:table-cell>
          <table:table-cell office:value-type="float" office:value="128940" calcext:value-type="float">
            <text:p>1289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🞭</text:p>
          </table:table-cell>
          <table:table-cell office:value-type="float" office:value="128941" calcext:value-type="float">
            <text:p>1289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🞮</text:p>
          </table:table-cell>
          <table:table-cell office:value-type="float" office:value="128942" calcext:value-type="float">
            <text:p>1289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🞯</text:p>
          </table:table-cell>
          <table:table-cell office:value-type="float" office:value="128943" calcext:value-type="float">
            <text:p>1289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🞰</text:p>
          </table:table-cell>
          <table:table-cell office:value-type="float" office:value="128944" calcext:value-type="float">
            <text:p>1289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🞱</text:p>
          </table:table-cell>
          <table:table-cell office:value-type="float" office:value="128945" calcext:value-type="float">
            <text:p>1289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🞲</text:p>
          </table:table-cell>
          <table:table-cell office:value-type="float" office:value="128946" calcext:value-type="float">
            <text:p>1289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🞳</text:p>
          </table:table-cell>
          <table:table-cell office:value-type="float" office:value="128947" calcext:value-type="float">
            <text:p>1289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🞴</text:p>
          </table:table-cell>
          <table:table-cell office:value-type="float" office:value="128948" calcext:value-type="float">
            <text:p>1289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🞵</text:p>
          </table:table-cell>
          <table:table-cell office:value-type="float" office:value="128949" calcext:value-type="float">
            <text:p>1289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🞶</text:p>
          </table:table-cell>
          <table:table-cell office:value-type="float" office:value="128950" calcext:value-type="float">
            <text:p>1289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🞷</text:p>
          </table:table-cell>
          <table:table-cell office:value-type="float" office:value="128951" calcext:value-type="float">
            <text:p>1289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🞸</text:p>
          </table:table-cell>
          <table:table-cell office:value-type="float" office:value="128952" calcext:value-type="float">
            <text:p>1289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🞹</text:p>
          </table:table-cell>
          <table:table-cell office:value-type="float" office:value="128953" calcext:value-type="float">
            <text:p>1289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🞺</text:p>
          </table:table-cell>
          <table:table-cell office:value-type="float" office:value="128954" calcext:value-type="float">
            <text:p>1289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🞻</text:p>
          </table:table-cell>
          <table:table-cell office:value-type="float" office:value="128955" calcext:value-type="float">
            <text:p>1289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🞼</text:p>
          </table:table-cell>
          <table:table-cell office:value-type="float" office:value="128956" calcext:value-type="float">
            <text:p>1289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🞽</text:p>
          </table:table-cell>
          <table:table-cell office:value-type="float" office:value="128957" calcext:value-type="float">
            <text:p>1289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🞾</text:p>
          </table:table-cell>
          <table:table-cell office:value-type="float" office:value="128958" calcext:value-type="float">
            <text:p>1289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🞿</text:p>
          </table:table-cell>
          <table:table-cell office:value-type="float" office:value="128959" calcext:value-type="float">
            <text:p>1289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🟀</text:p>
          </table:table-cell>
          <table:table-cell office:value-type="float" office:value="128960" calcext:value-type="float">
            <text:p>1289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🟁</text:p>
          </table:table-cell>
          <table:table-cell office:value-type="float" office:value="128961" calcext:value-type="float">
            <text:p>1289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🟂</text:p>
          </table:table-cell>
          <table:table-cell office:value-type="float" office:value="128962" calcext:value-type="float">
            <text:p>1289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🟃</text:p>
          </table:table-cell>
          <table:table-cell office:value-type="float" office:value="128963" calcext:value-type="float">
            <text:p>1289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🟄</text:p>
          </table:table-cell>
          <table:table-cell office:value-type="float" office:value="128964" calcext:value-type="float">
            <text:p>1289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🟅</text:p>
          </table:table-cell>
          <table:table-cell office:value-type="float" office:value="128965" calcext:value-type="float">
            <text:p>1289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🟆</text:p>
          </table:table-cell>
          <table:table-cell office:value-type="float" office:value="128966" calcext:value-type="float">
            <text:p>1289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🟇</text:p>
          </table:table-cell>
          <table:table-cell office:value-type="float" office:value="128967" calcext:value-type="float">
            <text:p>1289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🟈</text:p>
          </table:table-cell>
          <table:table-cell office:value-type="float" office:value="128968" calcext:value-type="float">
            <text:p>1289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🟉</text:p>
          </table:table-cell>
          <table:table-cell office:value-type="float" office:value="128969" calcext:value-type="float">
            <text:p>1289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🟊</text:p>
          </table:table-cell>
          <table:table-cell office:value-type="float" office:value="128970" calcext:value-type="float">
            <text:p>1289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🟋</text:p>
          </table:table-cell>
          <table:table-cell office:value-type="float" office:value="128971" calcext:value-type="float">
            <text:p>1289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🟌</text:p>
          </table:table-cell>
          <table:table-cell office:value-type="float" office:value="128972" calcext:value-type="float">
            <text:p>1289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🟍</text:p>
          </table:table-cell>
          <table:table-cell office:value-type="float" office:value="128973" calcext:value-type="float">
            <text:p>1289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🟎</text:p>
          </table:table-cell>
          <table:table-cell office:value-type="float" office:value="128974" calcext:value-type="float">
            <text:p>1289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🟏</text:p>
          </table:table-cell>
          <table:table-cell office:value-type="float" office:value="128975" calcext:value-type="float">
            <text:p>1289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🟐</text:p>
          </table:table-cell>
          <table:table-cell office:value-type="float" office:value="128976" calcext:value-type="float">
            <text:p>1289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🟑</text:p>
          </table:table-cell>
          <table:table-cell office:value-type="float" office:value="128977" calcext:value-type="float">
            <text:p>1289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🟒</text:p>
          </table:table-cell>
          <table:table-cell office:value-type="float" office:value="128978" calcext:value-type="float">
            <text:p>1289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🟓</text:p>
          </table:table-cell>
          <table:table-cell office:value-type="float" office:value="128979" calcext:value-type="float">
            <text:p>1289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🟔</text:p>
          </table:table-cell>
          <table:table-cell office:value-type="float" office:value="128980" calcext:value-type="float">
            <text:p>1289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🟕</text:p>
          </table:table-cell>
          <table:table-cell office:value-type="float" office:value="128981" calcext:value-type="float">
            <text:p>1289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🟖</text:p>
          </table:table-cell>
          <table:table-cell office:value-type="float" office:value="128982" calcext:value-type="float">
            <text:p>1289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🟗</text:p>
          </table:table-cell>
          <table:table-cell office:value-type="float" office:value="128983" calcext:value-type="float">
            <text:p>1289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🟘</text:p>
          </table:table-cell>
          <table:table-cell office:value-type="float" office:value="128984" calcext:value-type="float">
            <text:p>1289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🟠</text:p>
          </table:table-cell>
          <table:table-cell office:value-type="float" office:value="128992" calcext:value-type="float">
            <text:p>1289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🟡</text:p>
          </table:table-cell>
          <table:table-cell office:value-type="float" office:value="128993" calcext:value-type="float">
            <text:p>1289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🟢</text:p>
          </table:table-cell>
          <table:table-cell office:value-type="float" office:value="128994" calcext:value-type="float">
            <text:p>1289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🟣</text:p>
          </table:table-cell>
          <table:table-cell office:value-type="float" office:value="128995" calcext:value-type="float">
            <text:p>1289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🟤</text:p>
          </table:table-cell>
          <table:table-cell office:value-type="float" office:value="128996" calcext:value-type="float">
            <text:p>1289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🟥</text:p>
          </table:table-cell>
          <table:table-cell office:value-type="float" office:value="128997" calcext:value-type="float">
            <text:p>1289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🟦</text:p>
          </table:table-cell>
          <table:table-cell office:value-type="float" office:value="128998" calcext:value-type="float">
            <text:p>1289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🟧</text:p>
          </table:table-cell>
          <table:table-cell office:value-type="float" office:value="128999" calcext:value-type="float">
            <text:p>1289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🟨</text:p>
          </table:table-cell>
          <table:table-cell office:value-type="float" office:value="129000" calcext:value-type="float">
            <text:p>1290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🟩</text:p>
          </table:table-cell>
          <table:table-cell office:value-type="float" office:value="129001" calcext:value-type="float">
            <text:p>1290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🟪</text:p>
          </table:table-cell>
          <table:table-cell office:value-type="float" office:value="129002" calcext:value-type="float">
            <text:p>1290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🟫</text:p>
          </table:table-cell>
          <table:table-cell office:value-type="float" office:value="129003" calcext:value-type="float">
            <text:p>1290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🠀</text:p>
          </table:table-cell>
          <table:table-cell office:value-type="float" office:value="129024" calcext:value-type="float">
            <text:p>1290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🠁</text:p>
          </table:table-cell>
          <table:table-cell office:value-type="float" office:value="129025" calcext:value-type="float">
            <text:p>1290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🠂</text:p>
          </table:table-cell>
          <table:table-cell office:value-type="float" office:value="129026" calcext:value-type="float">
            <text:p>1290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🠃</text:p>
          </table:table-cell>
          <table:table-cell office:value-type="float" office:value="129027" calcext:value-type="float">
            <text:p>1290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🠄</text:p>
          </table:table-cell>
          <table:table-cell office:value-type="float" office:value="129028" calcext:value-type="float">
            <text:p>1290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🠅</text:p>
          </table:table-cell>
          <table:table-cell office:value-type="float" office:value="129029" calcext:value-type="float">
            <text:p>1290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🠆</text:p>
          </table:table-cell>
          <table:table-cell office:value-type="float" office:value="129030" calcext:value-type="float">
            <text:p>1290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🠇</text:p>
          </table:table-cell>
          <table:table-cell office:value-type="float" office:value="129031" calcext:value-type="float">
            <text:p>1290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🠈</text:p>
          </table:table-cell>
          <table:table-cell office:value-type="float" office:value="129032" calcext:value-type="float">
            <text:p>1290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🠉</text:p>
          </table:table-cell>
          <table:table-cell office:value-type="float" office:value="129033" calcext:value-type="float">
            <text:p>1290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🠊</text:p>
          </table:table-cell>
          <table:table-cell office:value-type="float" office:value="129034" calcext:value-type="float">
            <text:p>1290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🠋</text:p>
          </table:table-cell>
          <table:table-cell office:value-type="float" office:value="129035" calcext:value-type="float">
            <text:p>1290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🠐</text:p>
          </table:table-cell>
          <table:table-cell office:value-type="float" office:value="129040" calcext:value-type="float">
            <text:p>1290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🠑</text:p>
          </table:table-cell>
          <table:table-cell office:value-type="float" office:value="129041" calcext:value-type="float">
            <text:p>1290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🠒</text:p>
          </table:table-cell>
          <table:table-cell office:value-type="float" office:value="129042" calcext:value-type="float">
            <text:p>1290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🠓</text:p>
          </table:table-cell>
          <table:table-cell office:value-type="float" office:value="129043" calcext:value-type="float">
            <text:p>1290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🠔</text:p>
          </table:table-cell>
          <table:table-cell office:value-type="float" office:value="129044" calcext:value-type="float">
            <text:p>1290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🠕</text:p>
          </table:table-cell>
          <table:table-cell office:value-type="float" office:value="129045" calcext:value-type="float">
            <text:p>1290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🠖</text:p>
          </table:table-cell>
          <table:table-cell office:value-type="float" office:value="129046" calcext:value-type="float">
            <text:p>1290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🠗</text:p>
          </table:table-cell>
          <table:table-cell office:value-type="float" office:value="129047" calcext:value-type="float">
            <text:p>1290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🠘</text:p>
          </table:table-cell>
          <table:table-cell office:value-type="float" office:value="129048" calcext:value-type="float">
            <text:p>1290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🠙</text:p>
          </table:table-cell>
          <table:table-cell office:value-type="float" office:value="129049" calcext:value-type="float">
            <text:p>1290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🠚</text:p>
          </table:table-cell>
          <table:table-cell office:value-type="float" office:value="129050" calcext:value-type="float">
            <text:p>1290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🠛</text:p>
          </table:table-cell>
          <table:table-cell office:value-type="float" office:value="129051" calcext:value-type="float">
            <text:p>1290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🠜</text:p>
          </table:table-cell>
          <table:table-cell office:value-type="float" office:value="129052" calcext:value-type="float">
            <text:p>1290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🠝</text:p>
          </table:table-cell>
          <table:table-cell office:value-type="float" office:value="129053" calcext:value-type="float">
            <text:p>1290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🠞</text:p>
          </table:table-cell>
          <table:table-cell office:value-type="float" office:value="129054" calcext:value-type="float">
            <text:p>1290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🠟</text:p>
          </table:table-cell>
          <table:table-cell office:value-type="float" office:value="129055" calcext:value-type="float">
            <text:p>1290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🠠</text:p>
          </table:table-cell>
          <table:table-cell office:value-type="float" office:value="129056" calcext:value-type="float">
            <text:p>1290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🠡</text:p>
          </table:table-cell>
          <table:table-cell office:value-type="float" office:value="129057" calcext:value-type="float">
            <text:p>1290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🠢</text:p>
          </table:table-cell>
          <table:table-cell office:value-type="float" office:value="129058" calcext:value-type="float">
            <text:p>1290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🠣</text:p>
          </table:table-cell>
          <table:table-cell office:value-type="float" office:value="129059" calcext:value-type="float">
            <text:p>1290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🠤</text:p>
          </table:table-cell>
          <table:table-cell office:value-type="float" office:value="129060" calcext:value-type="float">
            <text:p>1290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🠥</text:p>
          </table:table-cell>
          <table:table-cell office:value-type="float" office:value="129061" calcext:value-type="float">
            <text:p>1290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🠦</text:p>
          </table:table-cell>
          <table:table-cell office:value-type="float" office:value="129062" calcext:value-type="float">
            <text:p>1290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🠧</text:p>
          </table:table-cell>
          <table:table-cell office:value-type="float" office:value="129063" calcext:value-type="float">
            <text:p>1290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🠨</text:p>
          </table:table-cell>
          <table:table-cell office:value-type="float" office:value="129064" calcext:value-type="float">
            <text:p>1290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🠩</text:p>
          </table:table-cell>
          <table:table-cell office:value-type="float" office:value="129065" calcext:value-type="float">
            <text:p>1290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🠪</text:p>
          </table:table-cell>
          <table:table-cell office:value-type="float" office:value="129066" calcext:value-type="float">
            <text:p>1290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🠫</text:p>
          </table:table-cell>
          <table:table-cell office:value-type="float" office:value="129067" calcext:value-type="float">
            <text:p>1290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🠬</text:p>
          </table:table-cell>
          <table:table-cell office:value-type="float" office:value="129068" calcext:value-type="float">
            <text:p>1290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🠭</text:p>
          </table:table-cell>
          <table:table-cell office:value-type="float" office:value="129069" calcext:value-type="float">
            <text:p>1290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🠮</text:p>
          </table:table-cell>
          <table:table-cell office:value-type="float" office:value="129070" calcext:value-type="float">
            <text:p>1290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🠯</text:p>
          </table:table-cell>
          <table:table-cell office:value-type="float" office:value="129071" calcext:value-type="float">
            <text:p>1290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🠰</text:p>
          </table:table-cell>
          <table:table-cell office:value-type="float" office:value="129072" calcext:value-type="float">
            <text:p>1290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🠱</text:p>
          </table:table-cell>
          <table:table-cell office:value-type="float" office:value="129073" calcext:value-type="float">
            <text:p>1290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🠲</text:p>
          </table:table-cell>
          <table:table-cell office:value-type="float" office:value="129074" calcext:value-type="float">
            <text:p>1290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🠳</text:p>
          </table:table-cell>
          <table:table-cell office:value-type="float" office:value="129075" calcext:value-type="float">
            <text:p>1290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🠴</text:p>
          </table:table-cell>
          <table:table-cell office:value-type="float" office:value="129076" calcext:value-type="float">
            <text:p>1290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🠵</text:p>
          </table:table-cell>
          <table:table-cell office:value-type="float" office:value="129077" calcext:value-type="float">
            <text:p>1290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🠶</text:p>
          </table:table-cell>
          <table:table-cell office:value-type="float" office:value="129078" calcext:value-type="float">
            <text:p>1290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🠷</text:p>
          </table:table-cell>
          <table:table-cell office:value-type="float" office:value="129079" calcext:value-type="float">
            <text:p>1290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🠸</text:p>
          </table:table-cell>
          <table:table-cell office:value-type="float" office:value="129080" calcext:value-type="float">
            <text:p>1290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🠹</text:p>
          </table:table-cell>
          <table:table-cell office:value-type="float" office:value="129081" calcext:value-type="float">
            <text:p>1290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🠺</text:p>
          </table:table-cell>
          <table:table-cell office:value-type="float" office:value="129082" calcext:value-type="float">
            <text:p>1290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🠻</text:p>
          </table:table-cell>
          <table:table-cell office:value-type="float" office:value="129083" calcext:value-type="float">
            <text:p>1290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🠼</text:p>
          </table:table-cell>
          <table:table-cell office:value-type="float" office:value="129084" calcext:value-type="float">
            <text:p>1290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🠽</text:p>
          </table:table-cell>
          <table:table-cell office:value-type="float" office:value="129085" calcext:value-type="float">
            <text:p>1290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🠾</text:p>
          </table:table-cell>
          <table:table-cell office:value-type="float" office:value="129086" calcext:value-type="float">
            <text:p>1290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🠿</text:p>
          </table:table-cell>
          <table:table-cell office:value-type="float" office:value="129087" calcext:value-type="float">
            <text:p>1290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🡀</text:p>
          </table:table-cell>
          <table:table-cell office:value-type="float" office:value="129088" calcext:value-type="float">
            <text:p>1290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🡁</text:p>
          </table:table-cell>
          <table:table-cell office:value-type="float" office:value="129089" calcext:value-type="float">
            <text:p>1290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🡂</text:p>
          </table:table-cell>
          <table:table-cell office:value-type="float" office:value="129090" calcext:value-type="float">
            <text:p>1290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🡃</text:p>
          </table:table-cell>
          <table:table-cell office:value-type="float" office:value="129091" calcext:value-type="float">
            <text:p>1290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🡄</text:p>
          </table:table-cell>
          <table:table-cell office:value-type="float" office:value="129092" calcext:value-type="float">
            <text:p>1290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🡅</text:p>
          </table:table-cell>
          <table:table-cell office:value-type="float" office:value="129093" calcext:value-type="float">
            <text:p>1290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🡆</text:p>
          </table:table-cell>
          <table:table-cell office:value-type="float" office:value="129094" calcext:value-type="float">
            <text:p>1290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🡇</text:p>
          </table:table-cell>
          <table:table-cell office:value-type="float" office:value="129095" calcext:value-type="float">
            <text:p>1290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🡐</text:p>
          </table:table-cell>
          <table:table-cell office:value-type="float" office:value="129104" calcext:value-type="float">
            <text:p>1291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🡑</text:p>
          </table:table-cell>
          <table:table-cell office:value-type="float" office:value="129105" calcext:value-type="float">
            <text:p>1291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🡒</text:p>
          </table:table-cell>
          <table:table-cell office:value-type="float" office:value="129106" calcext:value-type="float">
            <text:p>1291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🡓</text:p>
          </table:table-cell>
          <table:table-cell office:value-type="float" office:value="129107" calcext:value-type="float">
            <text:p>1291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🡔</text:p>
          </table:table-cell>
          <table:table-cell office:value-type="float" office:value="129108" calcext:value-type="float">
            <text:p>1291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🡕</text:p>
          </table:table-cell>
          <table:table-cell office:value-type="float" office:value="129109" calcext:value-type="float">
            <text:p>1291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🡖</text:p>
          </table:table-cell>
          <table:table-cell office:value-type="float" office:value="129110" calcext:value-type="float">
            <text:p>1291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🡗</text:p>
          </table:table-cell>
          <table:table-cell office:value-type="float" office:value="129111" calcext:value-type="float">
            <text:p>129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🡘</text:p>
          </table:table-cell>
          <table:table-cell office:value-type="float" office:value="129112" calcext:value-type="float">
            <text:p>1291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🡙</text:p>
          </table:table-cell>
          <table:table-cell office:value-type="float" office:value="129113" calcext:value-type="float">
            <text:p>1291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🡠</text:p>
          </table:table-cell>
          <table:table-cell office:value-type="float" office:value="129120" calcext:value-type="float">
            <text:p>1291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🡡</text:p>
          </table:table-cell>
          <table:table-cell office:value-type="float" office:value="129121" calcext:value-type="float">
            <text:p>1291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🡢</text:p>
          </table:table-cell>
          <table:table-cell office:value-type="float" office:value="129122" calcext:value-type="float">
            <text:p>1291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🡣</text:p>
          </table:table-cell>
          <table:table-cell office:value-type="float" office:value="129123" calcext:value-type="float">
            <text:p>1291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🡤</text:p>
          </table:table-cell>
          <table:table-cell office:value-type="float" office:value="129124" calcext:value-type="float">
            <text:p>1291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🡥</text:p>
          </table:table-cell>
          <table:table-cell office:value-type="float" office:value="129125" calcext:value-type="float">
            <text:p>1291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🡦</text:p>
          </table:table-cell>
          <table:table-cell office:value-type="float" office:value="129126" calcext:value-type="float">
            <text:p>1291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🡧</text:p>
          </table:table-cell>
          <table:table-cell office:value-type="float" office:value="129127" calcext:value-type="float">
            <text:p>1291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🡨</text:p>
          </table:table-cell>
          <table:table-cell office:value-type="float" office:value="129128" calcext:value-type="float">
            <text:p>1291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🡩</text:p>
          </table:table-cell>
          <table:table-cell office:value-type="float" office:value="129129" calcext:value-type="float">
            <text:p>1291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🡪</text:p>
          </table:table-cell>
          <table:table-cell office:value-type="float" office:value="129130" calcext:value-type="float">
            <text:p>1291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🡫</text:p>
          </table:table-cell>
          <table:table-cell office:value-type="float" office:value="129131" calcext:value-type="float">
            <text:p>1291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🡬</text:p>
          </table:table-cell>
          <table:table-cell office:value-type="float" office:value="129132" calcext:value-type="float">
            <text:p>1291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🡭</text:p>
          </table:table-cell>
          <table:table-cell office:value-type="float" office:value="129133" calcext:value-type="float">
            <text:p>1291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🡮</text:p>
          </table:table-cell>
          <table:table-cell office:value-type="float" office:value="129134" calcext:value-type="float">
            <text:p>1291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🡯</text:p>
          </table:table-cell>
          <table:table-cell office:value-type="float" office:value="129135" calcext:value-type="float">
            <text:p>1291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🡰</text:p>
          </table:table-cell>
          <table:table-cell office:value-type="float" office:value="129136" calcext:value-type="float">
            <text:p>1291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🡱</text:p>
          </table:table-cell>
          <table:table-cell office:value-type="float" office:value="129137" calcext:value-type="float">
            <text:p>1291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🡲</text:p>
          </table:table-cell>
          <table:table-cell office:value-type="float" office:value="129138" calcext:value-type="float">
            <text:p>1291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🡳</text:p>
          </table:table-cell>
          <table:table-cell office:value-type="float" office:value="129139" calcext:value-type="float">
            <text:p>1291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🡴</text:p>
          </table:table-cell>
          <table:table-cell office:value-type="float" office:value="129140" calcext:value-type="float">
            <text:p>1291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🡵</text:p>
          </table:table-cell>
          <table:table-cell office:value-type="float" office:value="129141" calcext:value-type="float">
            <text:p>1291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🡶</text:p>
          </table:table-cell>
          <table:table-cell office:value-type="float" office:value="129142" calcext:value-type="float">
            <text:p>1291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🡷</text:p>
          </table:table-cell>
          <table:table-cell office:value-type="float" office:value="129143" calcext:value-type="float">
            <text:p>1291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🡸</text:p>
          </table:table-cell>
          <table:table-cell office:value-type="float" office:value="129144" calcext:value-type="float">
            <text:p>1291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🡹</text:p>
          </table:table-cell>
          <table:table-cell office:value-type="float" office:value="129145" calcext:value-type="float">
            <text:p>1291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🡺</text:p>
          </table:table-cell>
          <table:table-cell office:value-type="float" office:value="129146" calcext:value-type="float">
            <text:p>1291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🡻</text:p>
          </table:table-cell>
          <table:table-cell office:value-type="float" office:value="129147" calcext:value-type="float">
            <text:p>1291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🡼</text:p>
          </table:table-cell>
          <table:table-cell office:value-type="float" office:value="129148" calcext:value-type="float">
            <text:p>1291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🡽</text:p>
          </table:table-cell>
          <table:table-cell office:value-type="float" office:value="129149" calcext:value-type="float">
            <text:p>1291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🡾</text:p>
          </table:table-cell>
          <table:table-cell office:value-type="float" office:value="129150" calcext:value-type="float">
            <text:p>1291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🡿</text:p>
          </table:table-cell>
          <table:table-cell office:value-type="float" office:value="129151" calcext:value-type="float">
            <text:p>1291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🢀</text:p>
          </table:table-cell>
          <table:table-cell office:value-type="float" office:value="129152" calcext:value-type="float">
            <text:p>1291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🢁</text:p>
          </table:table-cell>
          <table:table-cell office:value-type="float" office:value="129153" calcext:value-type="float">
            <text:p>1291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🢂</text:p>
          </table:table-cell>
          <table:table-cell office:value-type="float" office:value="129154" calcext:value-type="float">
            <text:p>1291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🢃</text:p>
          </table:table-cell>
          <table:table-cell office:value-type="float" office:value="129155" calcext:value-type="float">
            <text:p>1291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🢄</text:p>
          </table:table-cell>
          <table:table-cell office:value-type="float" office:value="129156" calcext:value-type="float">
            <text:p>1291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🢅</text:p>
          </table:table-cell>
          <table:table-cell office:value-type="float" office:value="129157" calcext:value-type="float">
            <text:p>1291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🢆</text:p>
          </table:table-cell>
          <table:table-cell office:value-type="float" office:value="129158" calcext:value-type="float">
            <text:p>1291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🢇</text:p>
          </table:table-cell>
          <table:table-cell office:value-type="float" office:value="129159" calcext:value-type="float">
            <text:p>1291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🢐</text:p>
          </table:table-cell>
          <table:table-cell office:value-type="float" office:value="129168" calcext:value-type="float">
            <text:p>1291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🢑</text:p>
          </table:table-cell>
          <table:table-cell office:value-type="float" office:value="129169" calcext:value-type="float">
            <text:p>1291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🢒</text:p>
          </table:table-cell>
          <table:table-cell office:value-type="float" office:value="129170" calcext:value-type="float">
            <text:p>1291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🢓</text:p>
          </table:table-cell>
          <table:table-cell office:value-type="float" office:value="129171" calcext:value-type="float">
            <text:p>1291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🢔</text:p>
          </table:table-cell>
          <table:table-cell office:value-type="float" office:value="129172" calcext:value-type="float">
            <text:p>1291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🢕</text:p>
          </table:table-cell>
          <table:table-cell office:value-type="float" office:value="129173" calcext:value-type="float">
            <text:p>1291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🢖</text:p>
          </table:table-cell>
          <table:table-cell office:value-type="float" office:value="129174" calcext:value-type="float">
            <text:p>1291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🢗</text:p>
          </table:table-cell>
          <table:table-cell office:value-type="float" office:value="129175" calcext:value-type="float">
            <text:p>1291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🢘</text:p>
          </table:table-cell>
          <table:table-cell office:value-type="float" office:value="129176" calcext:value-type="float">
            <text:p>1291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🢙</text:p>
          </table:table-cell>
          <table:table-cell office:value-type="float" office:value="129177" calcext:value-type="float">
            <text:p>1291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🢚</text:p>
          </table:table-cell>
          <table:table-cell office:value-type="float" office:value="129178" calcext:value-type="float">
            <text:p>1291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🢛</text:p>
          </table:table-cell>
          <table:table-cell office:value-type="float" office:value="129179" calcext:value-type="float">
            <text:p>1291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🢜</text:p>
          </table:table-cell>
          <table:table-cell office:value-type="float" office:value="129180" calcext:value-type="float">
            <text:p>1291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🢝</text:p>
          </table:table-cell>
          <table:table-cell office:value-type="float" office:value="129181" calcext:value-type="float">
            <text:p>1291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🢞</text:p>
          </table:table-cell>
          <table:table-cell office:value-type="float" office:value="129182" calcext:value-type="float">
            <text:p>1291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🢟</text:p>
          </table:table-cell>
          <table:table-cell office:value-type="float" office:value="129183" calcext:value-type="float">
            <text:p>1291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🢠</text:p>
          </table:table-cell>
          <table:table-cell office:value-type="float" office:value="129184" calcext:value-type="float">
            <text:p>1291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🢡</text:p>
          </table:table-cell>
          <table:table-cell office:value-type="float" office:value="129185" calcext:value-type="float">
            <text:p>1291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🢢</text:p>
          </table:table-cell>
          <table:table-cell office:value-type="float" office:value="129186" calcext:value-type="float">
            <text:p>1291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🢣</text:p>
          </table:table-cell>
          <table:table-cell office:value-type="float" office:value="129187" calcext:value-type="float">
            <text:p>1291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🢤</text:p>
          </table:table-cell>
          <table:table-cell office:value-type="float" office:value="129188" calcext:value-type="float">
            <text:p>1291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🢥</text:p>
          </table:table-cell>
          <table:table-cell office:value-type="float" office:value="129189" calcext:value-type="float">
            <text:p>1291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🢦</text:p>
          </table:table-cell>
          <table:table-cell office:value-type="float" office:value="129190" calcext:value-type="float">
            <text:p>1291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🢧</text:p>
          </table:table-cell>
          <table:table-cell office:value-type="float" office:value="129191" calcext:value-type="float">
            <text:p>1291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🢨</text:p>
          </table:table-cell>
          <table:table-cell office:value-type="float" office:value="129192" calcext:value-type="float">
            <text:p>1291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🢩</text:p>
          </table:table-cell>
          <table:table-cell office:value-type="float" office:value="129193" calcext:value-type="float">
            <text:p>1291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🢪</text:p>
          </table:table-cell>
          <table:table-cell office:value-type="float" office:value="129194" calcext:value-type="float">
            <text:p>1291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🢫</text:p>
          </table:table-cell>
          <table:table-cell office:value-type="float" office:value="129195" calcext:value-type="float">
            <text:p>1291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🢬</text:p>
          </table:table-cell>
          <table:table-cell office:value-type="float" office:value="129196" calcext:value-type="float">
            <text:p>1291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🢭</text:p>
          </table:table-cell>
          <table:table-cell office:value-type="float" office:value="129197" calcext:value-type="float">
            <text:p>1291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🢰</text:p>
          </table:table-cell>
          <table:table-cell office:value-type="float" office:value="129200" calcext:value-type="float">
            <text:p>1292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🢱</text:p>
          </table:table-cell>
          <table:table-cell office:value-type="float" office:value="129201" calcext:value-type="float">
            <text:p>1292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🤌</text:p>
          </table:table-cell>
          <table:table-cell office:value-type="float" office:value="129292" calcext:value-type="float">
            <text:p>1292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🤍</text:p>
          </table:table-cell>
          <table:table-cell office:value-type="float" office:value="129293" calcext:value-type="float">
            <text:p>1292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🤎</text:p>
          </table:table-cell>
          <table:table-cell office:value-type="float" office:value="129294" calcext:value-type="float">
            <text:p>1292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🤏</text:p>
          </table:table-cell>
          <table:table-cell office:value-type="float" office:value="129295" calcext:value-type="float">
            <text:p>1292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🤐</text:p>
          </table:table-cell>
          <table:table-cell office:value-type="float" office:value="129296" calcext:value-type="float">
            <text:p>1292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🤑</text:p>
          </table:table-cell>
          <table:table-cell office:value-type="float" office:value="129297" calcext:value-type="float">
            <text:p>1292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🤒</text:p>
          </table:table-cell>
          <table:table-cell office:value-type="float" office:value="129298" calcext:value-type="float">
            <text:p>1292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🤓</text:p>
          </table:table-cell>
          <table:table-cell office:value-type="float" office:value="129299" calcext:value-type="float">
            <text:p>1292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🤔</text:p>
          </table:table-cell>
          <table:table-cell office:value-type="float" office:value="129300" calcext:value-type="float">
            <text:p>1293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🤕</text:p>
          </table:table-cell>
          <table:table-cell office:value-type="float" office:value="129301" calcext:value-type="float">
            <text:p>1293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🤖</text:p>
          </table:table-cell>
          <table:table-cell office:value-type="float" office:value="129302" calcext:value-type="float">
            <text:p>1293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🤗</text:p>
          </table:table-cell>
          <table:table-cell office:value-type="float" office:value="129303" calcext:value-type="float">
            <text:p>1293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🤘</text:p>
          </table:table-cell>
          <table:table-cell office:value-type="float" office:value="129304" calcext:value-type="float">
            <text:p>1293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🤙</text:p>
          </table:table-cell>
          <table:table-cell office:value-type="float" office:value="129305" calcext:value-type="float">
            <text:p>1293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🤚</text:p>
          </table:table-cell>
          <table:table-cell office:value-type="float" office:value="129306" calcext:value-type="float">
            <text:p>1293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🤛</text:p>
          </table:table-cell>
          <table:table-cell office:value-type="float" office:value="129307" calcext:value-type="float">
            <text:p>1293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🤜</text:p>
          </table:table-cell>
          <table:table-cell office:value-type="float" office:value="129308" calcext:value-type="float">
            <text:p>1293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🤝</text:p>
          </table:table-cell>
          <table:table-cell office:value-type="float" office:value="129309" calcext:value-type="float">
            <text:p>1293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🤞</text:p>
          </table:table-cell>
          <table:table-cell office:value-type="float" office:value="129310" calcext:value-type="float">
            <text:p>1293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🤟</text:p>
          </table:table-cell>
          <table:table-cell office:value-type="float" office:value="129311" calcext:value-type="float">
            <text:p>1293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🤠</text:p>
          </table:table-cell>
          <table:table-cell office:value-type="float" office:value="129312" calcext:value-type="float">
            <text:p>1293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🤡</text:p>
          </table:table-cell>
          <table:table-cell office:value-type="float" office:value="129313" calcext:value-type="float">
            <text:p>1293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🤢</text:p>
          </table:table-cell>
          <table:table-cell office:value-type="float" office:value="129314" calcext:value-type="float">
            <text:p>1293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🤣</text:p>
          </table:table-cell>
          <table:table-cell office:value-type="float" office:value="129315" calcext:value-type="float">
            <text:p>1293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🤤</text:p>
          </table:table-cell>
          <table:table-cell office:value-type="float" office:value="129316" calcext:value-type="float">
            <text:p>1293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🤥</text:p>
          </table:table-cell>
          <table:table-cell office:value-type="float" office:value="129317" calcext:value-type="float">
            <text:p>1293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🤦</text:p>
          </table:table-cell>
          <table:table-cell office:value-type="float" office:value="129318" calcext:value-type="float">
            <text:p>1293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🤧</text:p>
          </table:table-cell>
          <table:table-cell office:value-type="float" office:value="129319" calcext:value-type="float">
            <text:p>1293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🤨</text:p>
          </table:table-cell>
          <table:table-cell office:value-type="float" office:value="129320" calcext:value-type="float">
            <text:p>1293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🤩</text:p>
          </table:table-cell>
          <table:table-cell office:value-type="float" office:value="129321" calcext:value-type="float">
            <text:p>1293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🤪</text:p>
          </table:table-cell>
          <table:table-cell office:value-type="float" office:value="129322" calcext:value-type="float">
            <text:p>1293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🤫</text:p>
          </table:table-cell>
          <table:table-cell office:value-type="float" office:value="129323" calcext:value-type="float">
            <text:p>1293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🤬</text:p>
          </table:table-cell>
          <table:table-cell office:value-type="float" office:value="129324" calcext:value-type="float">
            <text:p>1293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🤭</text:p>
          </table:table-cell>
          <table:table-cell office:value-type="float" office:value="129325" calcext:value-type="float">
            <text:p>1293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🤮</text:p>
          </table:table-cell>
          <table:table-cell office:value-type="float" office:value="129326" calcext:value-type="float">
            <text:p>1293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🤯</text:p>
          </table:table-cell>
          <table:table-cell office:value-type="float" office:value="129327" calcext:value-type="float">
            <text:p>1293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🤰</text:p>
          </table:table-cell>
          <table:table-cell office:value-type="float" office:value="129328" calcext:value-type="float">
            <text:p>1293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🤱</text:p>
          </table:table-cell>
          <table:table-cell office:value-type="float" office:value="129329" calcext:value-type="float">
            <text:p>1293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🤲</text:p>
          </table:table-cell>
          <table:table-cell office:value-type="float" office:value="129330" calcext:value-type="float">
            <text:p>1293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🤳</text:p>
          </table:table-cell>
          <table:table-cell office:value-type="float" office:value="129331" calcext:value-type="float">
            <text:p>1293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🤴</text:p>
          </table:table-cell>
          <table:table-cell office:value-type="float" office:value="129332" calcext:value-type="float">
            <text:p>1293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🤵</text:p>
          </table:table-cell>
          <table:table-cell office:value-type="float" office:value="129333" calcext:value-type="float">
            <text:p>1293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🤶</text:p>
          </table:table-cell>
          <table:table-cell office:value-type="float" office:value="129334" calcext:value-type="float">
            <text:p>1293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🤷</text:p>
          </table:table-cell>
          <table:table-cell office:value-type="float" office:value="129335" calcext:value-type="float">
            <text:p>1293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🤸</text:p>
          </table:table-cell>
          <table:table-cell office:value-type="float" office:value="129336" calcext:value-type="float">
            <text:p>1293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🤹</text:p>
          </table:table-cell>
          <table:table-cell office:value-type="float" office:value="129337" calcext:value-type="float">
            <text:p>1293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🤺</text:p>
          </table:table-cell>
          <table:table-cell office:value-type="float" office:value="129338" calcext:value-type="float">
            <text:p>1293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🤻</text:p>
          </table:table-cell>
          <table:table-cell office:value-type="float" office:value="129339" calcext:value-type="float">
            <text:p>1293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🤼</text:p>
          </table:table-cell>
          <table:table-cell office:value-type="float" office:value="129340" calcext:value-type="float">
            <text:p>1293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🤽</text:p>
          </table:table-cell>
          <table:table-cell office:value-type="float" office:value="129341" calcext:value-type="float">
            <text:p>1293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🤾</text:p>
          </table:table-cell>
          <table:table-cell office:value-type="float" office:value="129342" calcext:value-type="float">
            <text:p>1293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🤿</text:p>
          </table:table-cell>
          <table:table-cell office:value-type="float" office:value="129343" calcext:value-type="float">
            <text:p>1293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🥀</text:p>
          </table:table-cell>
          <table:table-cell office:value-type="float" office:value="129344" calcext:value-type="float">
            <text:p>1293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🥁</text:p>
          </table:table-cell>
          <table:table-cell office:value-type="float" office:value="129345" calcext:value-type="float">
            <text:p>1293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🥂</text:p>
          </table:table-cell>
          <table:table-cell office:value-type="float" office:value="129346" calcext:value-type="float">
            <text:p>1293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🥃</text:p>
          </table:table-cell>
          <table:table-cell office:value-type="float" office:value="129347" calcext:value-type="float">
            <text:p>1293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🥄</text:p>
          </table:table-cell>
          <table:table-cell office:value-type="float" office:value="129348" calcext:value-type="float">
            <text:p>1293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🥅</text:p>
          </table:table-cell>
          <table:table-cell office:value-type="float" office:value="129349" calcext:value-type="float">
            <text:p>1293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🥆</text:p>
          </table:table-cell>
          <table:table-cell office:value-type="float" office:value="129350" calcext:value-type="float">
            <text:p>1293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🥇</text:p>
          </table:table-cell>
          <table:table-cell office:value-type="float" office:value="129351" calcext:value-type="float">
            <text:p>1293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🥈</text:p>
          </table:table-cell>
          <table:table-cell office:value-type="float" office:value="129352" calcext:value-type="float">
            <text:p>1293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🥉</text:p>
          </table:table-cell>
          <table:table-cell office:value-type="float" office:value="129353" calcext:value-type="float">
            <text:p>1293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🥊</text:p>
          </table:table-cell>
          <table:table-cell office:value-type="float" office:value="129354" calcext:value-type="float">
            <text:p>1293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🥋</text:p>
          </table:table-cell>
          <table:table-cell office:value-type="float" office:value="129355" calcext:value-type="float">
            <text:p>1293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🥌</text:p>
          </table:table-cell>
          <table:table-cell office:value-type="float" office:value="129356" calcext:value-type="float">
            <text:p>1293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🥍</text:p>
          </table:table-cell>
          <table:table-cell office:value-type="float" office:value="129357" calcext:value-type="float">
            <text:p>1293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🥎</text:p>
          </table:table-cell>
          <table:table-cell office:value-type="float" office:value="129358" calcext:value-type="float">
            <text:p>1293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🥏</text:p>
          </table:table-cell>
          <table:table-cell office:value-type="float" office:value="129359" calcext:value-type="float">
            <text:p>1293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🥐</text:p>
          </table:table-cell>
          <table:table-cell office:value-type="float" office:value="129360" calcext:value-type="float">
            <text:p>1293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🥑</text:p>
          </table:table-cell>
          <table:table-cell office:value-type="float" office:value="129361" calcext:value-type="float">
            <text:p>1293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🥒</text:p>
          </table:table-cell>
          <table:table-cell office:value-type="float" office:value="129362" calcext:value-type="float">
            <text:p>1293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🥓</text:p>
          </table:table-cell>
          <table:table-cell office:value-type="float" office:value="129363" calcext:value-type="float">
            <text:p>1293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🥔</text:p>
          </table:table-cell>
          <table:table-cell office:value-type="float" office:value="129364" calcext:value-type="float">
            <text:p>1293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🥕</text:p>
          </table:table-cell>
          <table:table-cell office:value-type="float" office:value="129365" calcext:value-type="float">
            <text:p>1293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🥖</text:p>
          </table:table-cell>
          <table:table-cell office:value-type="float" office:value="129366" calcext:value-type="float">
            <text:p>129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🥗</text:p>
          </table:table-cell>
          <table:table-cell office:value-type="float" office:value="129367" calcext:value-type="float">
            <text:p>1293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🥘</text:p>
          </table:table-cell>
          <table:table-cell office:value-type="float" office:value="129368" calcext:value-type="float">
            <text:p>1293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🥙</text:p>
          </table:table-cell>
          <table:table-cell office:value-type="float" office:value="129369" calcext:value-type="float">
            <text:p>1293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🥚</text:p>
          </table:table-cell>
          <table:table-cell office:value-type="float" office:value="129370" calcext:value-type="float">
            <text:p>1293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🥛</text:p>
          </table:table-cell>
          <table:table-cell office:value-type="float" office:value="129371" calcext:value-type="float">
            <text:p>1293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🥜</text:p>
          </table:table-cell>
          <table:table-cell office:value-type="float" office:value="129372" calcext:value-type="float">
            <text:p>1293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🥝</text:p>
          </table:table-cell>
          <table:table-cell office:value-type="float" office:value="129373" calcext:value-type="float">
            <text:p>1293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🥞</text:p>
          </table:table-cell>
          <table:table-cell office:value-type="float" office:value="129374" calcext:value-type="float">
            <text:p>1293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🥟</text:p>
          </table:table-cell>
          <table:table-cell office:value-type="float" office:value="129375" calcext:value-type="float">
            <text:p>1293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🥠</text:p>
          </table:table-cell>
          <table:table-cell office:value-type="float" office:value="129376" calcext:value-type="float">
            <text:p>1293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🥡</text:p>
          </table:table-cell>
          <table:table-cell office:value-type="float" office:value="129377" calcext:value-type="float">
            <text:p>1293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🥢</text:p>
          </table:table-cell>
          <table:table-cell office:value-type="float" office:value="129378" calcext:value-type="float">
            <text:p>1293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🥣</text:p>
          </table:table-cell>
          <table:table-cell office:value-type="float" office:value="129379" calcext:value-type="float">
            <text:p>1293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🥤</text:p>
          </table:table-cell>
          <table:table-cell office:value-type="float" office:value="129380" calcext:value-type="float">
            <text:p>1293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🥥</text:p>
          </table:table-cell>
          <table:table-cell office:value-type="float" office:value="129381" calcext:value-type="float">
            <text:p>1293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🥦</text:p>
          </table:table-cell>
          <table:table-cell office:value-type="float" office:value="129382" calcext:value-type="float">
            <text:p>1293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🥧</text:p>
          </table:table-cell>
          <table:table-cell office:value-type="float" office:value="129383" calcext:value-type="float">
            <text:p>1293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🥨</text:p>
          </table:table-cell>
          <table:table-cell office:value-type="float" office:value="129384" calcext:value-type="float">
            <text:p>1293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🥩</text:p>
          </table:table-cell>
          <table:table-cell office:value-type="float" office:value="129385" calcext:value-type="float">
            <text:p>1293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🥪</text:p>
          </table:table-cell>
          <table:table-cell office:value-type="float" office:value="129386" calcext:value-type="float">
            <text:p>1293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🥫</text:p>
          </table:table-cell>
          <table:table-cell office:value-type="float" office:value="129387" calcext:value-type="float">
            <text:p>1293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🥬</text:p>
          </table:table-cell>
          <table:table-cell office:value-type="float" office:value="129388" calcext:value-type="float">
            <text:p>1293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🥭</text:p>
          </table:table-cell>
          <table:table-cell office:value-type="float" office:value="129389" calcext:value-type="float">
            <text:p>1293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🥮</text:p>
          </table:table-cell>
          <table:table-cell office:value-type="float" office:value="129390" calcext:value-type="float">
            <text:p>1293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🥯</text:p>
          </table:table-cell>
          <table:table-cell office:value-type="float" office:value="129391" calcext:value-type="float">
            <text:p>1293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🥰</text:p>
          </table:table-cell>
          <table:table-cell office:value-type="float" office:value="129392" calcext:value-type="float">
            <text:p>1293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🥱</text:p>
          </table:table-cell>
          <table:table-cell office:value-type="float" office:value="129393" calcext:value-type="float">
            <text:p>1293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🥲</text:p>
          </table:table-cell>
          <table:table-cell office:value-type="float" office:value="129394" calcext:value-type="float">
            <text:p>1293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🥳</text:p>
          </table:table-cell>
          <table:table-cell office:value-type="float" office:value="129395" calcext:value-type="float">
            <text:p>1293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🥴</text:p>
          </table:table-cell>
          <table:table-cell office:value-type="float" office:value="129396" calcext:value-type="float">
            <text:p>1293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🥵</text:p>
          </table:table-cell>
          <table:table-cell office:value-type="float" office:value="129397" calcext:value-type="float">
            <text:p>1293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🥶</text:p>
          </table:table-cell>
          <table:table-cell office:value-type="float" office:value="129398" calcext:value-type="float">
            <text:p>1293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🥷</text:p>
          </table:table-cell>
          <table:table-cell office:value-type="float" office:value="129399" calcext:value-type="float">
            <text:p>1293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🥸</text:p>
          </table:table-cell>
          <table:table-cell office:value-type="float" office:value="129400" calcext:value-type="float">
            <text:p>1294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🥺</text:p>
          </table:table-cell>
          <table:table-cell office:value-type="float" office:value="129402" calcext:value-type="float">
            <text:p>1294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🥻</text:p>
          </table:table-cell>
          <table:table-cell office:value-type="float" office:value="129403" calcext:value-type="float">
            <text:p>1294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🥼</text:p>
          </table:table-cell>
          <table:table-cell office:value-type="float" office:value="129404" calcext:value-type="float">
            <text:p>1294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🥽</text:p>
          </table:table-cell>
          <table:table-cell office:value-type="float" office:value="129405" calcext:value-type="float">
            <text:p>1294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🥾</text:p>
          </table:table-cell>
          <table:table-cell office:value-type="float" office:value="129406" calcext:value-type="float">
            <text:p>1294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🥿</text:p>
          </table:table-cell>
          <table:table-cell office:value-type="float" office:value="129407" calcext:value-type="float">
            <text:p>1294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🦀</text:p>
          </table:table-cell>
          <table:table-cell office:value-type="float" office:value="129408" calcext:value-type="float">
            <text:p>1294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🦁</text:p>
          </table:table-cell>
          <table:table-cell office:value-type="float" office:value="129409" calcext:value-type="float">
            <text:p>1294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🦂</text:p>
          </table:table-cell>
          <table:table-cell office:value-type="float" office:value="129410" calcext:value-type="float">
            <text:p>1294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🦃</text:p>
          </table:table-cell>
          <table:table-cell office:value-type="float" office:value="129411" calcext:value-type="float">
            <text:p>1294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🦄</text:p>
          </table:table-cell>
          <table:table-cell office:value-type="float" office:value="129412" calcext:value-type="float">
            <text:p>1294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🦅</text:p>
          </table:table-cell>
          <table:table-cell office:value-type="float" office:value="129413" calcext:value-type="float">
            <text:p>1294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🦆</text:p>
          </table:table-cell>
          <table:table-cell office:value-type="float" office:value="129414" calcext:value-type="float">
            <text:p>1294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🦇</text:p>
          </table:table-cell>
          <table:table-cell office:value-type="float" office:value="129415" calcext:value-type="float">
            <text:p>1294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🦈</text:p>
          </table:table-cell>
          <table:table-cell office:value-type="float" office:value="129416" calcext:value-type="float">
            <text:p>1294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🦉</text:p>
          </table:table-cell>
          <table:table-cell office:value-type="float" office:value="129417" calcext:value-type="float">
            <text:p>1294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🦊</text:p>
          </table:table-cell>
          <table:table-cell office:value-type="float" office:value="129418" calcext:value-type="float">
            <text:p>1294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🦋</text:p>
          </table:table-cell>
          <table:table-cell office:value-type="float" office:value="129419" calcext:value-type="float">
            <text:p>1294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🦌</text:p>
          </table:table-cell>
          <table:table-cell office:value-type="float" office:value="129420" calcext:value-type="float">
            <text:p>1294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🦍</text:p>
          </table:table-cell>
          <table:table-cell office:value-type="float" office:value="129421" calcext:value-type="float">
            <text:p>1294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🦎</text:p>
          </table:table-cell>
          <table:table-cell office:value-type="float" office:value="129422" calcext:value-type="float">
            <text:p>1294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🦏</text:p>
          </table:table-cell>
          <table:table-cell office:value-type="float" office:value="129423" calcext:value-type="float">
            <text:p>1294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🦐</text:p>
          </table:table-cell>
          <table:table-cell office:value-type="float" office:value="129424" calcext:value-type="float">
            <text:p>1294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🦑</text:p>
          </table:table-cell>
          <table:table-cell office:value-type="float" office:value="129425" calcext:value-type="float">
            <text:p>1294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🦒</text:p>
          </table:table-cell>
          <table:table-cell office:value-type="float" office:value="129426" calcext:value-type="float">
            <text:p>1294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🦓</text:p>
          </table:table-cell>
          <table:table-cell office:value-type="float" office:value="129427" calcext:value-type="float">
            <text:p>1294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🦔</text:p>
          </table:table-cell>
          <table:table-cell office:value-type="float" office:value="129428" calcext:value-type="float">
            <text:p>1294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🦕</text:p>
          </table:table-cell>
          <table:table-cell office:value-type="float" office:value="129429" calcext:value-type="float">
            <text:p>1294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🦖</text:p>
          </table:table-cell>
          <table:table-cell office:value-type="float" office:value="129430" calcext:value-type="float">
            <text:p>1294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🦗</text:p>
          </table:table-cell>
          <table:table-cell office:value-type="float" office:value="129431" calcext:value-type="float">
            <text:p>1294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🦘</text:p>
          </table:table-cell>
          <table:table-cell office:value-type="float" office:value="129432" calcext:value-type="float">
            <text:p>1294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🦙</text:p>
          </table:table-cell>
          <table:table-cell office:value-type="float" office:value="129433" calcext:value-type="float">
            <text:p>1294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🦚</text:p>
          </table:table-cell>
          <table:table-cell office:value-type="float" office:value="129434" calcext:value-type="float">
            <text:p>1294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🦛</text:p>
          </table:table-cell>
          <table:table-cell office:value-type="float" office:value="129435" calcext:value-type="float">
            <text:p>1294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🦜</text:p>
          </table:table-cell>
          <table:table-cell office:value-type="float" office:value="129436" calcext:value-type="float">
            <text:p>1294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🦝</text:p>
          </table:table-cell>
          <table:table-cell office:value-type="float" office:value="129437" calcext:value-type="float">
            <text:p>1294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🦞</text:p>
          </table:table-cell>
          <table:table-cell office:value-type="float" office:value="129438" calcext:value-type="float">
            <text:p>1294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🦟</text:p>
          </table:table-cell>
          <table:table-cell office:value-type="float" office:value="129439" calcext:value-type="float">
            <text:p>1294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🦠</text:p>
          </table:table-cell>
          <table:table-cell office:value-type="float" office:value="129440" calcext:value-type="float">
            <text:p>1294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🦡</text:p>
          </table:table-cell>
          <table:table-cell office:value-type="float" office:value="129441" calcext:value-type="float">
            <text:p>1294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🦢</text:p>
          </table:table-cell>
          <table:table-cell office:value-type="float" office:value="129442" calcext:value-type="float">
            <text:p>1294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🦣</text:p>
          </table:table-cell>
          <table:table-cell office:value-type="float" office:value="129443" calcext:value-type="float">
            <text:p>1294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🦤</text:p>
          </table:table-cell>
          <table:table-cell office:value-type="float" office:value="129444" calcext:value-type="float">
            <text:p>1294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🦥</text:p>
          </table:table-cell>
          <table:table-cell office:value-type="float" office:value="129445" calcext:value-type="float">
            <text:p>1294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🦦</text:p>
          </table:table-cell>
          <table:table-cell office:value-type="float" office:value="129446" calcext:value-type="float">
            <text:p>1294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🦧</text:p>
          </table:table-cell>
          <table:table-cell office:value-type="float" office:value="129447" calcext:value-type="float">
            <text:p>1294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🦨</text:p>
          </table:table-cell>
          <table:table-cell office:value-type="float" office:value="129448" calcext:value-type="float">
            <text:p>1294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🦩</text:p>
          </table:table-cell>
          <table:table-cell office:value-type="float" office:value="129449" calcext:value-type="float">
            <text:p>1294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🦪</text:p>
          </table:table-cell>
          <table:table-cell office:value-type="float" office:value="129450" calcext:value-type="float">
            <text:p>1294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🦫</text:p>
          </table:table-cell>
          <table:table-cell office:value-type="float" office:value="129451" calcext:value-type="float">
            <text:p>1294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🦬</text:p>
          </table:table-cell>
          <table:table-cell office:value-type="float" office:value="129452" calcext:value-type="float">
            <text:p>1294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🦭</text:p>
          </table:table-cell>
          <table:table-cell office:value-type="float" office:value="129453" calcext:value-type="float">
            <text:p>1294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🦮</text:p>
          </table:table-cell>
          <table:table-cell office:value-type="float" office:value="129454" calcext:value-type="float">
            <text:p>1294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🦯</text:p>
          </table:table-cell>
          <table:table-cell office:value-type="float" office:value="129455" calcext:value-type="float">
            <text:p>1294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🦰</text:p>
          </table:table-cell>
          <table:table-cell office:value-type="float" office:value="129456" calcext:value-type="float">
            <text:p>1294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🦱</text:p>
          </table:table-cell>
          <table:table-cell office:value-type="float" office:value="129457" calcext:value-type="float">
            <text:p>1294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🦲</text:p>
          </table:table-cell>
          <table:table-cell office:value-type="float" office:value="129458" calcext:value-type="float">
            <text:p>1294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🦳</text:p>
          </table:table-cell>
          <table:table-cell office:value-type="float" office:value="129459" calcext:value-type="float">
            <text:p>1294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🦴</text:p>
          </table:table-cell>
          <table:table-cell office:value-type="float" office:value="129460" calcext:value-type="float">
            <text:p>1294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🦵</text:p>
          </table:table-cell>
          <table:table-cell office:value-type="float" office:value="129461" calcext:value-type="float">
            <text:p>1294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🦶</text:p>
          </table:table-cell>
          <table:table-cell office:value-type="float" office:value="129462" calcext:value-type="float">
            <text:p>1294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🦷</text:p>
          </table:table-cell>
          <table:table-cell office:value-type="float" office:value="129463" calcext:value-type="float">
            <text:p>1294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🦸</text:p>
          </table:table-cell>
          <table:table-cell office:value-type="float" office:value="129464" calcext:value-type="float">
            <text:p>1294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🦹</text:p>
          </table:table-cell>
          <table:table-cell office:value-type="float" office:value="129465" calcext:value-type="float">
            <text:p>1294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🦺</text:p>
          </table:table-cell>
          <table:table-cell office:value-type="float" office:value="129466" calcext:value-type="float">
            <text:p>1294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🦻</text:p>
          </table:table-cell>
          <table:table-cell office:value-type="float" office:value="129467" calcext:value-type="float">
            <text:p>1294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🦼</text:p>
          </table:table-cell>
          <table:table-cell office:value-type="float" office:value="129468" calcext:value-type="float">
            <text:p>1294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🦽</text:p>
          </table:table-cell>
          <table:table-cell office:value-type="float" office:value="129469" calcext:value-type="float">
            <text:p>1294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🦾</text:p>
          </table:table-cell>
          <table:table-cell office:value-type="float" office:value="129470" calcext:value-type="float">
            <text:p>1294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🦿</text:p>
          </table:table-cell>
          <table:table-cell office:value-type="float" office:value="129471" calcext:value-type="float">
            <text:p>1294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🧀</text:p>
          </table:table-cell>
          <table:table-cell office:value-type="float" office:value="129472" calcext:value-type="float">
            <text:p>1294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🧁</text:p>
          </table:table-cell>
          <table:table-cell office:value-type="float" office:value="129473" calcext:value-type="float">
            <text:p>1294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🧂</text:p>
          </table:table-cell>
          <table:table-cell office:value-type="float" office:value="129474" calcext:value-type="float">
            <text:p>1294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🧃</text:p>
          </table:table-cell>
          <table:table-cell office:value-type="float" office:value="129475" calcext:value-type="float">
            <text:p>1294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🧄</text:p>
          </table:table-cell>
          <table:table-cell office:value-type="float" office:value="129476" calcext:value-type="float">
            <text:p>1294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🧅</text:p>
          </table:table-cell>
          <table:table-cell office:value-type="float" office:value="129477" calcext:value-type="float">
            <text:p>1294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🧆</text:p>
          </table:table-cell>
          <table:table-cell office:value-type="float" office:value="129478" calcext:value-type="float">
            <text:p>1294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🧇</text:p>
          </table:table-cell>
          <table:table-cell office:value-type="float" office:value="129479" calcext:value-type="float">
            <text:p>1294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🧈</text:p>
          </table:table-cell>
          <table:table-cell office:value-type="float" office:value="129480" calcext:value-type="float">
            <text:p>1294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🧉</text:p>
          </table:table-cell>
          <table:table-cell office:value-type="float" office:value="129481" calcext:value-type="float">
            <text:p>1294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🧊</text:p>
          </table:table-cell>
          <table:table-cell office:value-type="float" office:value="129482" calcext:value-type="float">
            <text:p>1294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🧋</text:p>
          </table:table-cell>
          <table:table-cell office:value-type="float" office:value="129483" calcext:value-type="float">
            <text:p>1294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🧍</text:p>
          </table:table-cell>
          <table:table-cell office:value-type="float" office:value="129485" calcext:value-type="float">
            <text:p>1294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🧎</text:p>
          </table:table-cell>
          <table:table-cell office:value-type="float" office:value="129486" calcext:value-type="float">
            <text:p>1294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🧏</text:p>
          </table:table-cell>
          <table:table-cell office:value-type="float" office:value="129487" calcext:value-type="float">
            <text:p>1294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🧐</text:p>
          </table:table-cell>
          <table:table-cell office:value-type="float" office:value="129488" calcext:value-type="float">
            <text:p>1294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🧑</text:p>
          </table:table-cell>
          <table:table-cell office:value-type="float" office:value="129489" calcext:value-type="float">
            <text:p>1294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🧒</text:p>
          </table:table-cell>
          <table:table-cell office:value-type="float" office:value="129490" calcext:value-type="float">
            <text:p>1294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🧓</text:p>
          </table:table-cell>
          <table:table-cell office:value-type="float" office:value="129491" calcext:value-type="float">
            <text:p>1294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🧔</text:p>
          </table:table-cell>
          <table:table-cell office:value-type="float" office:value="129492" calcext:value-type="float">
            <text:p>1294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🧕</text:p>
          </table:table-cell>
          <table:table-cell office:value-type="float" office:value="129493" calcext:value-type="float">
            <text:p>1294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🧖</text:p>
          </table:table-cell>
          <table:table-cell office:value-type="float" office:value="129494" calcext:value-type="float">
            <text:p>1294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🧗</text:p>
          </table:table-cell>
          <table:table-cell office:value-type="float" office:value="129495" calcext:value-type="float">
            <text:p>1294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🧘</text:p>
          </table:table-cell>
          <table:table-cell office:value-type="float" office:value="129496" calcext:value-type="float">
            <text:p>1294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🧙</text:p>
          </table:table-cell>
          <table:table-cell office:value-type="float" office:value="129497" calcext:value-type="float">
            <text:p>1294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🧚</text:p>
          </table:table-cell>
          <table:table-cell office:value-type="float" office:value="129498" calcext:value-type="float">
            <text:p>1294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🧛</text:p>
          </table:table-cell>
          <table:table-cell office:value-type="float" office:value="129499" calcext:value-type="float">
            <text:p>1294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🧜</text:p>
          </table:table-cell>
          <table:table-cell office:value-type="float" office:value="129500" calcext:value-type="float">
            <text:p>1295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🧝</text:p>
          </table:table-cell>
          <table:table-cell office:value-type="float" office:value="129501" calcext:value-type="float">
            <text:p>1295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🧞</text:p>
          </table:table-cell>
          <table:table-cell office:value-type="float" office:value="129502" calcext:value-type="float">
            <text:p>1295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🧟</text:p>
          </table:table-cell>
          <table:table-cell office:value-type="float" office:value="129503" calcext:value-type="float">
            <text:p>1295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🧠</text:p>
          </table:table-cell>
          <table:table-cell office:value-type="float" office:value="129504" calcext:value-type="float">
            <text:p>1295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🧡</text:p>
          </table:table-cell>
          <table:table-cell office:value-type="float" office:value="129505" calcext:value-type="float">
            <text:p>1295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🧢</text:p>
          </table:table-cell>
          <table:table-cell office:value-type="float" office:value="129506" calcext:value-type="float">
            <text:p>1295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🧣</text:p>
          </table:table-cell>
          <table:table-cell office:value-type="float" office:value="129507" calcext:value-type="float">
            <text:p>1295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🧤</text:p>
          </table:table-cell>
          <table:table-cell office:value-type="float" office:value="129508" calcext:value-type="float">
            <text:p>1295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🧥</text:p>
          </table:table-cell>
          <table:table-cell office:value-type="float" office:value="129509" calcext:value-type="float">
            <text:p>1295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🧦</text:p>
          </table:table-cell>
          <table:table-cell office:value-type="float" office:value="129510" calcext:value-type="float">
            <text:p>1295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🧧</text:p>
          </table:table-cell>
          <table:table-cell office:value-type="float" office:value="129511" calcext:value-type="float">
            <text:p>1295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🧨</text:p>
          </table:table-cell>
          <table:table-cell office:value-type="float" office:value="129512" calcext:value-type="float">
            <text:p>1295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🧩</text:p>
          </table:table-cell>
          <table:table-cell office:value-type="float" office:value="129513" calcext:value-type="float">
            <text:p>1295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🧪</text:p>
          </table:table-cell>
          <table:table-cell office:value-type="float" office:value="129514" calcext:value-type="float">
            <text:p>1295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🧫</text:p>
          </table:table-cell>
          <table:table-cell office:value-type="float" office:value="129515" calcext:value-type="float">
            <text:p>1295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🧬</text:p>
          </table:table-cell>
          <table:table-cell office:value-type="float" office:value="129516" calcext:value-type="float">
            <text:p>1295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🧭</text:p>
          </table:table-cell>
          <table:table-cell office:value-type="float" office:value="129517" calcext:value-type="float">
            <text:p>1295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🧮</text:p>
          </table:table-cell>
          <table:table-cell office:value-type="float" office:value="129518" calcext:value-type="float">
            <text:p>1295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🧯</text:p>
          </table:table-cell>
          <table:table-cell office:value-type="float" office:value="129519" calcext:value-type="float">
            <text:p>1295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🧰</text:p>
          </table:table-cell>
          <table:table-cell office:value-type="float" office:value="129520" calcext:value-type="float">
            <text:p>12952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🧱</text:p>
          </table:table-cell>
          <table:table-cell office:value-type="float" office:value="129521" calcext:value-type="float">
            <text:p>12952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🧲</text:p>
          </table:table-cell>
          <table:table-cell office:value-type="float" office:value="129522" calcext:value-type="float">
            <text:p>12952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🧳</text:p>
          </table:table-cell>
          <table:table-cell office:value-type="float" office:value="129523" calcext:value-type="float">
            <text:p>12952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🧴</text:p>
          </table:table-cell>
          <table:table-cell office:value-type="float" office:value="129524" calcext:value-type="float">
            <text:p>12952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🧵</text:p>
          </table:table-cell>
          <table:table-cell office:value-type="float" office:value="129525" calcext:value-type="float">
            <text:p>12952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🧶</text:p>
          </table:table-cell>
          <table:table-cell office:value-type="float" office:value="129526" calcext:value-type="float">
            <text:p>12952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🧷</text:p>
          </table:table-cell>
          <table:table-cell office:value-type="float" office:value="129527" calcext:value-type="float">
            <text:p>12952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🧸</text:p>
          </table:table-cell>
          <table:table-cell office:value-type="float" office:value="129528" calcext:value-type="float">
            <text:p>1295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🧹</text:p>
          </table:table-cell>
          <table:table-cell office:value-type="float" office:value="129529" calcext:value-type="float">
            <text:p>1295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🧺</text:p>
          </table:table-cell>
          <table:table-cell office:value-type="float" office:value="129530" calcext:value-type="float">
            <text:p>1295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🧻</text:p>
          </table:table-cell>
          <table:table-cell office:value-type="float" office:value="129531" calcext:value-type="float">
            <text:p>1295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🧼</text:p>
          </table:table-cell>
          <table:table-cell office:value-type="float" office:value="129532" calcext:value-type="float">
            <text:p>1295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🧽</text:p>
          </table:table-cell>
          <table:table-cell office:value-type="float" office:value="129533" calcext:value-type="float">
            <text:p>1295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🧾</text:p>
          </table:table-cell>
          <table:table-cell office:value-type="float" office:value="129534" calcext:value-type="float">
            <text:p>1295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🧿</text:p>
          </table:table-cell>
          <table:table-cell office:value-type="float" office:value="129535" calcext:value-type="float">
            <text:p>1295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🨀</text:p>
          </table:table-cell>
          <table:table-cell office:value-type="float" office:value="129536" calcext:value-type="float">
            <text:p>1295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🨁</text:p>
          </table:table-cell>
          <table:table-cell office:value-type="float" office:value="129537" calcext:value-type="float">
            <text:p>1295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🨂</text:p>
          </table:table-cell>
          <table:table-cell office:value-type="float" office:value="129538" calcext:value-type="float">
            <text:p>1295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🨃</text:p>
          </table:table-cell>
          <table:table-cell office:value-type="float" office:value="129539" calcext:value-type="float">
            <text:p>1295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🨄</text:p>
          </table:table-cell>
          <table:table-cell office:value-type="float" office:value="129540" calcext:value-type="float">
            <text:p>1295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🨅</text:p>
          </table:table-cell>
          <table:table-cell office:value-type="float" office:value="129541" calcext:value-type="float">
            <text:p>1295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🨆</text:p>
          </table:table-cell>
          <table:table-cell office:value-type="float" office:value="129542" calcext:value-type="float">
            <text:p>1295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🨇</text:p>
          </table:table-cell>
          <table:table-cell office:value-type="float" office:value="129543" calcext:value-type="float">
            <text:p>1295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🨈</text:p>
          </table:table-cell>
          <table:table-cell office:value-type="float" office:value="129544" calcext:value-type="float">
            <text:p>1295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🨉</text:p>
          </table:table-cell>
          <table:table-cell office:value-type="float" office:value="129545" calcext:value-type="float">
            <text:p>1295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🨊</text:p>
          </table:table-cell>
          <table:table-cell office:value-type="float" office:value="129546" calcext:value-type="float">
            <text:p>1295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🨋</text:p>
          </table:table-cell>
          <table:table-cell office:value-type="float" office:value="129547" calcext:value-type="float">
            <text:p>1295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🨌</text:p>
          </table:table-cell>
          <table:table-cell office:value-type="float" office:value="129548" calcext:value-type="float">
            <text:p>1295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🨍</text:p>
          </table:table-cell>
          <table:table-cell office:value-type="float" office:value="129549" calcext:value-type="float">
            <text:p>1295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🨎</text:p>
          </table:table-cell>
          <table:table-cell office:value-type="float" office:value="129550" calcext:value-type="float">
            <text:p>1295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🨏</text:p>
          </table:table-cell>
          <table:table-cell office:value-type="float" office:value="129551" calcext:value-type="float">
            <text:p>1295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🨐</text:p>
          </table:table-cell>
          <table:table-cell office:value-type="float" office:value="129552" calcext:value-type="float">
            <text:p>1295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🨑</text:p>
          </table:table-cell>
          <table:table-cell office:value-type="float" office:value="129553" calcext:value-type="float">
            <text:p>12955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🨒</text:p>
          </table:table-cell>
          <table:table-cell office:value-type="float" office:value="129554" calcext:value-type="float">
            <text:p>12955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🨓</text:p>
          </table:table-cell>
          <table:table-cell office:value-type="float" office:value="129555" calcext:value-type="float">
            <text:p>12955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🨔</text:p>
          </table:table-cell>
          <table:table-cell office:value-type="float" office:value="129556" calcext:value-type="float">
            <text:p>1295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🨕</text:p>
          </table:table-cell>
          <table:table-cell office:value-type="float" office:value="129557" calcext:value-type="float">
            <text:p>1295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🨖</text:p>
          </table:table-cell>
          <table:table-cell office:value-type="float" office:value="129558" calcext:value-type="float">
            <text:p>1295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🨗</text:p>
          </table:table-cell>
          <table:table-cell office:value-type="float" office:value="129559" calcext:value-type="float">
            <text:p>12955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🨘</text:p>
          </table:table-cell>
          <table:table-cell office:value-type="float" office:value="129560" calcext:value-type="float">
            <text:p>12956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🨙</text:p>
          </table:table-cell>
          <table:table-cell office:value-type="float" office:value="129561" calcext:value-type="float">
            <text:p>12956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🨚</text:p>
          </table:table-cell>
          <table:table-cell office:value-type="float" office:value="129562" calcext:value-type="float">
            <text:p>12956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🨛</text:p>
          </table:table-cell>
          <table:table-cell office:value-type="float" office:value="129563" calcext:value-type="float">
            <text:p>12956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🨜</text:p>
          </table:table-cell>
          <table:table-cell office:value-type="float" office:value="129564" calcext:value-type="float">
            <text:p>1295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🨝</text:p>
          </table:table-cell>
          <table:table-cell office:value-type="float" office:value="129565" calcext:value-type="float">
            <text:p>1295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🨞</text:p>
          </table:table-cell>
          <table:table-cell office:value-type="float" office:value="129566" calcext:value-type="float">
            <text:p>1295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🨟</text:p>
          </table:table-cell>
          <table:table-cell office:value-type="float" office:value="129567" calcext:value-type="float">
            <text:p>1295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🨠</text:p>
          </table:table-cell>
          <table:table-cell office:value-type="float" office:value="129568" calcext:value-type="float">
            <text:p>1295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🨡</text:p>
          </table:table-cell>
          <table:table-cell office:value-type="float" office:value="129569" calcext:value-type="float">
            <text:p>1295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🨢</text:p>
          </table:table-cell>
          <table:table-cell office:value-type="float" office:value="129570" calcext:value-type="float">
            <text:p>1295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🨣</text:p>
          </table:table-cell>
          <table:table-cell office:value-type="float" office:value="129571" calcext:value-type="float">
            <text:p>12957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🨤</text:p>
          </table:table-cell>
          <table:table-cell office:value-type="float" office:value="129572" calcext:value-type="float">
            <text:p>12957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🨥</text:p>
          </table:table-cell>
          <table:table-cell office:value-type="float" office:value="129573" calcext:value-type="float">
            <text:p>12957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🨦</text:p>
          </table:table-cell>
          <table:table-cell office:value-type="float" office:value="129574" calcext:value-type="float">
            <text:p>12957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🨧</text:p>
          </table:table-cell>
          <table:table-cell office:value-type="float" office:value="129575" calcext:value-type="float">
            <text:p>12957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🨨</text:p>
          </table:table-cell>
          <table:table-cell office:value-type="float" office:value="129576" calcext:value-type="float">
            <text:p>12957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🨩</text:p>
          </table:table-cell>
          <table:table-cell office:value-type="float" office:value="129577" calcext:value-type="float">
            <text:p>12957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🨪</text:p>
          </table:table-cell>
          <table:table-cell office:value-type="float" office:value="129578" calcext:value-type="float">
            <text:p>12957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🨫</text:p>
          </table:table-cell>
          <table:table-cell office:value-type="float" office:value="129579" calcext:value-type="float">
            <text:p>12957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🨬</text:p>
          </table:table-cell>
          <table:table-cell office:value-type="float" office:value="129580" calcext:value-type="float">
            <text:p>1295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🨭</text:p>
          </table:table-cell>
          <table:table-cell office:value-type="float" office:value="129581" calcext:value-type="float">
            <text:p>1295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🨮</text:p>
          </table:table-cell>
          <table:table-cell office:value-type="float" office:value="129582" calcext:value-type="float">
            <text:p>1295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🨯</text:p>
          </table:table-cell>
          <table:table-cell office:value-type="float" office:value="129583" calcext:value-type="float">
            <text:p>1295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🨰</text:p>
          </table:table-cell>
          <table:table-cell office:value-type="float" office:value="129584" calcext:value-type="float">
            <text:p>1295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🨱</text:p>
          </table:table-cell>
          <table:table-cell office:value-type="float" office:value="129585" calcext:value-type="float">
            <text:p>1295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🨲</text:p>
          </table:table-cell>
          <table:table-cell office:value-type="float" office:value="129586" calcext:value-type="float">
            <text:p>1295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🨳</text:p>
          </table:table-cell>
          <table:table-cell office:value-type="float" office:value="129587" calcext:value-type="float">
            <text:p>1295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🨴</text:p>
          </table:table-cell>
          <table:table-cell office:value-type="float" office:value="129588" calcext:value-type="float">
            <text:p>1295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🨵</text:p>
          </table:table-cell>
          <table:table-cell office:value-type="float" office:value="129589" calcext:value-type="float">
            <text:p>1295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🨶</text:p>
          </table:table-cell>
          <table:table-cell office:value-type="float" office:value="129590" calcext:value-type="float">
            <text:p>1295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🨷</text:p>
          </table:table-cell>
          <table:table-cell office:value-type="float" office:value="129591" calcext:value-type="float">
            <text:p>1295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🨸</text:p>
          </table:table-cell>
          <table:table-cell office:value-type="float" office:value="129592" calcext:value-type="float">
            <text:p>1295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🨹</text:p>
          </table:table-cell>
          <table:table-cell office:value-type="float" office:value="129593" calcext:value-type="float">
            <text:p>1295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🨺</text:p>
          </table:table-cell>
          <table:table-cell office:value-type="float" office:value="129594" calcext:value-type="float">
            <text:p>1295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🨻</text:p>
          </table:table-cell>
          <table:table-cell office:value-type="float" office:value="129595" calcext:value-type="float">
            <text:p>1295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🨼</text:p>
          </table:table-cell>
          <table:table-cell office:value-type="float" office:value="129596" calcext:value-type="float">
            <text:p>1295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🨽</text:p>
          </table:table-cell>
          <table:table-cell office:value-type="float" office:value="129597" calcext:value-type="float">
            <text:p>1295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🨾</text:p>
          </table:table-cell>
          <table:table-cell office:value-type="float" office:value="129598" calcext:value-type="float">
            <text:p>1295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🨿</text:p>
          </table:table-cell>
          <table:table-cell office:value-type="float" office:value="129599" calcext:value-type="float">
            <text:p>1295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🩀</text:p>
          </table:table-cell>
          <table:table-cell office:value-type="float" office:value="129600" calcext:value-type="float">
            <text:p>1296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🩁</text:p>
          </table:table-cell>
          <table:table-cell office:value-type="float" office:value="129601" calcext:value-type="float">
            <text:p>1296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🩂</text:p>
          </table:table-cell>
          <table:table-cell office:value-type="float" office:value="129602" calcext:value-type="float">
            <text:p>1296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🩃</text:p>
          </table:table-cell>
          <table:table-cell office:value-type="float" office:value="129603" calcext:value-type="float">
            <text:p>1296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🩄</text:p>
          </table:table-cell>
          <table:table-cell office:value-type="float" office:value="129604" calcext:value-type="float">
            <text:p>1296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🩅</text:p>
          </table:table-cell>
          <table:table-cell office:value-type="float" office:value="129605" calcext:value-type="float">
            <text:p>12960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🩆</text:p>
          </table:table-cell>
          <table:table-cell office:value-type="float" office:value="129606" calcext:value-type="float">
            <text:p>12960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🩇</text:p>
          </table:table-cell>
          <table:table-cell office:value-type="float" office:value="129607" calcext:value-type="float">
            <text:p>12960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🩈</text:p>
          </table:table-cell>
          <table:table-cell office:value-type="float" office:value="129608" calcext:value-type="float">
            <text:p>12960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🩉</text:p>
          </table:table-cell>
          <table:table-cell office:value-type="float" office:value="129609" calcext:value-type="float">
            <text:p>12960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🩊</text:p>
          </table:table-cell>
          <table:table-cell office:value-type="float" office:value="129610" calcext:value-type="float">
            <text:p>12961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🩋</text:p>
          </table:table-cell>
          <table:table-cell office:value-type="float" office:value="129611" calcext:value-type="float">
            <text:p>1296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🩌</text:p>
          </table:table-cell>
          <table:table-cell office:value-type="float" office:value="129612" calcext:value-type="float">
            <text:p>1296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🩍</text:p>
          </table:table-cell>
          <table:table-cell office:value-type="float" office:value="129613" calcext:value-type="float">
            <text:p>1296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🩎</text:p>
          </table:table-cell>
          <table:table-cell office:value-type="float" office:value="129614" calcext:value-type="float">
            <text:p>1296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🩏</text:p>
          </table:table-cell>
          <table:table-cell office:value-type="float" office:value="129615" calcext:value-type="float">
            <text:p>1296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🩐</text:p>
          </table:table-cell>
          <table:table-cell office:value-type="float" office:value="129616" calcext:value-type="float">
            <text:p>1296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🩑</text:p>
          </table:table-cell>
          <table:table-cell office:value-type="float" office:value="129617" calcext:value-type="float">
            <text:p>1296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🩒</text:p>
          </table:table-cell>
          <table:table-cell office:value-type="float" office:value="129618" calcext:value-type="float">
            <text:p>1296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🩓</text:p>
          </table:table-cell>
          <table:table-cell office:value-type="float" office:value="129619" calcext:value-type="float">
            <text:p>1296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🩠</text:p>
          </table:table-cell>
          <table:table-cell office:value-type="float" office:value="129632" calcext:value-type="float">
            <text:p>12963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🩡</text:p>
          </table:table-cell>
          <table:table-cell office:value-type="float" office:value="129633" calcext:value-type="float">
            <text:p>12963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🩢</text:p>
          </table:table-cell>
          <table:table-cell office:value-type="float" office:value="129634" calcext:value-type="float">
            <text:p>1296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🩣</text:p>
          </table:table-cell>
          <table:table-cell office:value-type="float" office:value="129635" calcext:value-type="float">
            <text:p>12963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🩤</text:p>
          </table:table-cell>
          <table:table-cell office:value-type="float" office:value="129636" calcext:value-type="float">
            <text:p>12963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🩥</text:p>
          </table:table-cell>
          <table:table-cell office:value-type="float" office:value="129637" calcext:value-type="float">
            <text:p>12963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🩦</text:p>
          </table:table-cell>
          <table:table-cell office:value-type="float" office:value="129638" calcext:value-type="float">
            <text:p>12963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🩧</text:p>
          </table:table-cell>
          <table:table-cell office:value-type="float" office:value="129639" calcext:value-type="float">
            <text:p>12963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🩨</text:p>
          </table:table-cell>
          <table:table-cell office:value-type="float" office:value="129640" calcext:value-type="float">
            <text:p>12964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🩩</text:p>
          </table:table-cell>
          <table:table-cell office:value-type="float" office:value="129641" calcext:value-type="float">
            <text:p>12964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🩪</text:p>
          </table:table-cell>
          <table:table-cell office:value-type="float" office:value="129642" calcext:value-type="float">
            <text:p>12964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🩫</text:p>
          </table:table-cell>
          <table:table-cell office:value-type="float" office:value="129643" calcext:value-type="float">
            <text:p>12964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🩬</text:p>
          </table:table-cell>
          <table:table-cell office:value-type="float" office:value="129644" calcext:value-type="float">
            <text:p>1296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🩭</text:p>
          </table:table-cell>
          <table:table-cell office:value-type="float" office:value="129645" calcext:value-type="float">
            <text:p>1296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🩰</text:p>
          </table:table-cell>
          <table:table-cell office:value-type="float" office:value="129648" calcext:value-type="float">
            <text:p>1296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🩱</text:p>
          </table:table-cell>
          <table:table-cell office:value-type="float" office:value="129649" calcext:value-type="float">
            <text:p>1296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🩲</text:p>
          </table:table-cell>
          <table:table-cell office:value-type="float" office:value="129650" calcext:value-type="float">
            <text:p>12965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🩳</text:p>
          </table:table-cell>
          <table:table-cell office:value-type="float" office:value="129651" calcext:value-type="float">
            <text:p>12965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🩴</text:p>
          </table:table-cell>
          <table:table-cell office:value-type="float" office:value="129652" calcext:value-type="float">
            <text:p>12965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🩸</text:p>
          </table:table-cell>
          <table:table-cell office:value-type="float" office:value="129656" calcext:value-type="float">
            <text:p>12965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🩹</text:p>
          </table:table-cell>
          <table:table-cell office:value-type="float" office:value="129657" calcext:value-type="float">
            <text:p>12965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🩺</text:p>
          </table:table-cell>
          <table:table-cell office:value-type="float" office:value="129658" calcext:value-type="float">
            <text:p>12965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🪀</text:p>
          </table:table-cell>
          <table:table-cell office:value-type="float" office:value="129664" calcext:value-type="float">
            <text:p>1296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🪁</text:p>
          </table:table-cell>
          <table:table-cell office:value-type="float" office:value="129665" calcext:value-type="float">
            <text:p>1296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🪂</text:p>
          </table:table-cell>
          <table:table-cell office:value-type="float" office:value="129666" calcext:value-type="float">
            <text:p>1296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🪃</text:p>
          </table:table-cell>
          <table:table-cell office:value-type="float" office:value="129667" calcext:value-type="float">
            <text:p>12966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🪄</text:p>
          </table:table-cell>
          <table:table-cell office:value-type="float" office:value="129668" calcext:value-type="float">
            <text:p>12966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🪅</text:p>
          </table:table-cell>
          <table:table-cell office:value-type="float" office:value="129669" calcext:value-type="float">
            <text:p>12966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🪆</text:p>
          </table:table-cell>
          <table:table-cell office:value-type="float" office:value="129670" calcext:value-type="float">
            <text:p>12967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🪐</text:p>
          </table:table-cell>
          <table:table-cell office:value-type="float" office:value="129680" calcext:value-type="float">
            <text:p>12968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🪑</text:p>
          </table:table-cell>
          <table:table-cell office:value-type="float" office:value="129681" calcext:value-type="float">
            <text:p>12968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🪒</text:p>
          </table:table-cell>
          <table:table-cell office:value-type="float" office:value="129682" calcext:value-type="float">
            <text:p>12968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🪓</text:p>
          </table:table-cell>
          <table:table-cell office:value-type="float" office:value="129683" calcext:value-type="float">
            <text:p>12968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🪔</text:p>
          </table:table-cell>
          <table:table-cell office:value-type="float" office:value="129684" calcext:value-type="float">
            <text:p>12968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🪕</text:p>
          </table:table-cell>
          <table:table-cell office:value-type="float" office:value="129685" calcext:value-type="float">
            <text:p>12968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🪖</text:p>
          </table:table-cell>
          <table:table-cell office:value-type="float" office:value="129686" calcext:value-type="float">
            <text:p>12968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🪗</text:p>
          </table:table-cell>
          <table:table-cell office:value-type="float" office:value="129687" calcext:value-type="float">
            <text:p>12968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🪘</text:p>
          </table:table-cell>
          <table:table-cell office:value-type="float" office:value="129688" calcext:value-type="float">
            <text:p>12968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🪙</text:p>
          </table:table-cell>
          <table:table-cell office:value-type="float" office:value="129689" calcext:value-type="float">
            <text:p>1296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🪚</text:p>
          </table:table-cell>
          <table:table-cell office:value-type="float" office:value="129690" calcext:value-type="float">
            <text:p>12969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🪛</text:p>
          </table:table-cell>
          <table:table-cell office:value-type="float" office:value="129691" calcext:value-type="float">
            <text:p>12969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🪜</text:p>
          </table:table-cell>
          <table:table-cell office:value-type="float" office:value="129692" calcext:value-type="float">
            <text:p>12969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🪝</text:p>
          </table:table-cell>
          <table:table-cell office:value-type="float" office:value="129693" calcext:value-type="float">
            <text:p>12969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🪞</text:p>
          </table:table-cell>
          <table:table-cell office:value-type="float" office:value="129694" calcext:value-type="float">
            <text:p>12969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🪟</text:p>
          </table:table-cell>
          <table:table-cell office:value-type="float" office:value="129695" calcext:value-type="float">
            <text:p>12969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🪠</text:p>
          </table:table-cell>
          <table:table-cell office:value-type="float" office:value="129696" calcext:value-type="float">
            <text:p>12969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🪡</text:p>
          </table:table-cell>
          <table:table-cell office:value-type="float" office:value="129697" calcext:value-type="float">
            <text:p>12969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🪢</text:p>
          </table:table-cell>
          <table:table-cell office:value-type="float" office:value="129698" calcext:value-type="float">
            <text:p>12969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🪣</text:p>
          </table:table-cell>
          <table:table-cell office:value-type="float" office:value="129699" calcext:value-type="float">
            <text:p>12969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🪤</text:p>
          </table:table-cell>
          <table:table-cell office:value-type="float" office:value="129700" calcext:value-type="float">
            <text:p>1297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🪥</text:p>
          </table:table-cell>
          <table:table-cell office:value-type="float" office:value="129701" calcext:value-type="float">
            <text:p>1297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🪦</text:p>
          </table:table-cell>
          <table:table-cell office:value-type="float" office:value="129702" calcext:value-type="float">
            <text:p>12970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🪧</text:p>
          </table:table-cell>
          <table:table-cell office:value-type="float" office:value="129703" calcext:value-type="float">
            <text:p>12970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🪨</text:p>
          </table:table-cell>
          <table:table-cell office:value-type="float" office:value="129704" calcext:value-type="float">
            <text:p>12970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🪰</text:p>
          </table:table-cell>
          <table:table-cell office:value-type="float" office:value="129712" calcext:value-type="float">
            <text:p>12971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🪱</text:p>
          </table:table-cell>
          <table:table-cell office:value-type="float" office:value="129713" calcext:value-type="float">
            <text:p>129713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🪲</text:p>
          </table:table-cell>
          <table:table-cell office:value-type="float" office:value="129714" calcext:value-type="float">
            <text:p>12971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🪳</text:p>
          </table:table-cell>
          <table:table-cell office:value-type="float" office:value="129715" calcext:value-type="float">
            <text:p>12971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🪴</text:p>
          </table:table-cell>
          <table:table-cell office:value-type="float" office:value="129716" calcext:value-type="float">
            <text:p>1297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🪵</text:p>
          </table:table-cell>
          <table:table-cell office:value-type="float" office:value="129717" calcext:value-type="float">
            <text:p>12971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🪶</text:p>
          </table:table-cell>
          <table:table-cell office:value-type="float" office:value="129718" calcext:value-type="float">
            <text:p>12971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🫀</text:p>
          </table:table-cell>
          <table:table-cell office:value-type="float" office:value="129728" calcext:value-type="float">
            <text:p>12972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🫁</text:p>
          </table:table-cell>
          <table:table-cell office:value-type="float" office:value="129729" calcext:value-type="float">
            <text:p>1297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🫂</text:p>
          </table:table-cell>
          <table:table-cell office:value-type="float" office:value="129730" calcext:value-type="float">
            <text:p>1297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🫐</text:p>
          </table:table-cell>
          <table:table-cell office:value-type="float" office:value="129744" calcext:value-type="float">
            <text:p>1297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🫑</text:p>
          </table:table-cell>
          <table:table-cell office:value-type="float" office:value="129745" calcext:value-type="float">
            <text:p>1297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🫒</text:p>
          </table:table-cell>
          <table:table-cell office:value-type="float" office:value="129746" calcext:value-type="float">
            <text:p>12974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🫓</text:p>
          </table:table-cell>
          <table:table-cell office:value-type="float" office:value="129747" calcext:value-type="float">
            <text:p>129747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🫔</text:p>
          </table:table-cell>
          <table:table-cell office:value-type="float" office:value="129748" calcext:value-type="float">
            <text:p>12974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🫕</text:p>
          </table:table-cell>
          <table:table-cell office:value-type="float" office:value="129749" calcext:value-type="float">
            <text:p>12974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🫖</text:p>
          </table:table-cell>
          <table:table-cell office:value-type="float" office:value="129750" calcext:value-type="float">
            <text:p>129750</text:p>
          </table:table-cell>
          <table:table-cell table:number-columns-repeated="1022"/>
        </table:table-row>
        <table:table-row table:style-name="ro1" table:number-rows-repeated="104680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2T17:53:43.892838615</dc:date>
    <meta:editing-duration>PT5M23S</meta:editing-duration>
    <meta:editing-cycles>2</meta:editing-cycles>
    <meta:generator>LibreOffice/7.3.7.2$Linux_X86_64 LibreOffice_project/30$Build-2</meta:generator>
    <meta:document-statistic meta:table-count="1" meta:cell-count="3550" meta:object-count="0"/>
  </office:meta>
</office:document-meta>
</file>